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efff" officeooo:paragraph-rsid="0003efff"/>
    </style:style>
    <style:style style:name="P2" style:family="paragraph" style:parent-style-name="Standard">
      <style:text-properties fo:font-weight="bold" officeooo:rsid="0003efff" officeooo:paragraph-rsid="0003efff" style:font-weight-asian="bold" style:font-weight-complex="bold"/>
    </style:style>
    <style:style style:name="P3" style:family="paragraph" style:parent-style-name="Standard">
      <style:text-properties fo:font-weight="bold" officeooo:rsid="0003efff" officeooo:paragraph-rsid="00050f3f" style:font-weight-asian="bold" style:font-weight-complex="bold"/>
    </style:style>
    <style:style style:name="P4" style:family="paragraph" style:parent-style-name="Standard">
      <style:text-properties fo:font-weight="bold" officeooo:rsid="00050f3f" officeooo:paragraph-rsid="00050f3f" style:font-weight-asian="bold" style:font-weight-complex="bold"/>
    </style:style>
    <style:style style:name="P5" style:family="paragraph" style:parent-style-name="Standard">
      <style:text-properties fo:font-weight="normal" officeooo:rsid="0003efff" officeooo:paragraph-rsid="0003efff" style:font-weight-asian="normal" style:font-weight-complex="normal"/>
    </style:style>
    <style:style style:name="P6" style:family="paragraph" style:parent-style-name="Standard">
      <style:text-properties fo:font-weight="normal" officeooo:rsid="00050f3f" officeooo:paragraph-rsid="00050f3f" style:font-weight-asian="normal" style:font-weight-complex="normal"/>
    </style:style>
    <style:style style:name="T1" style:family="text">
      <style:text-properties officeooo:rsid="00050f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Decorator Package</text:p>
      <text:p text:style-name="P1"/>
      <text:p text:style-name="P2">Errorlog.java</text:p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>package EV_BUSINESS.EV_CONTROL.EV_DECORATOR;</text:p>
      <text:p text:style-name="P1"/>
      <text:p text:style-name="P1">import java.io.BufferedWriter;</text:p>
      <text:p text:style-name="P1">import java.io.File;</text:p>
      <text:p text:style-name="P1">import java.io.FileWriter;</text:p>
      <text:p text:style-name="P1">import java.io.IOException;</text:p>
      <text:p text:style-name="P1">import java.io.PrintWriter;</text:p>
      <text:p text:style-name="P1">import java.util.Scanner;</text:p>
      <text:p text:style-name="P1">import java.util.logging.Level;</text:p>
      <text:p text:style-name="P1">import java.util.logging.Logger;</text:p>
      <text:p text:style-name="P1"/>
      <text:p text:style-name="P1">/**</text:p>
      <text:p text:style-name="P1"><text:s/>*</text:p>
      <text:p text:style-name="P1"><text:s/>* @author Anon</text:p>
      <text:p text:style-name="P1"><text:s/>*/</text:p>
      <text:p text:style-name="P1">public class ErrorLog extends Report {</text:p>
      <text:p text:style-name="P1"><text:s text:c="4"/>protected File errorFile;</text:p>
      <text:p text:style-name="P1"><text:s text:c="4"/>protected PrintWriter writer;</text:p>
      <text:p text:style-name="P1"><text:s text:c="4"/>protected FileWriter out;</text:p>
      <text:p text:style-name="P1"><text:s text:c="4"/>protected BufferedWriter bw;</text:p>
      <text:p text:style-name="P1"><text:s text:c="4"/>protected Scanner in;</text:p>
      <text:p text:style-name="P1"><text:s text:c="4"/></text:p>
      <text:p text:style-name="P1"><text:s text:c="4"/>public ErrorLog(){</text:p>
      <text:p text:style-name="P1"><text:s text:c="8"/>errorFile = new File("sys.log");</text:p>
      <text:p text:style-name="P1"><text:s text:c="7"/>if(!errorFile.exists()) {</text:p>
      <text:p text:style-name="P1"><text:s text:c="12"/>try {</text:p>
      <text:p text:style-name="P1"><text:s text:c="16"/>errorFile.createNewFile();</text:p>
      <text:p text:style-name="P1"><text:s text:c="12"/>} catch (IOException ex) {</text:p>
      <text:p text:style-name="P1"><text:s text:c="16"/>Logger.getLogger(ErrorLog.class.getName()).log(Level.SEVERE, null, ex);</text:p>
      <text:p text:style-name="P1"><text:s text:c="12"/>}</text:p>
      <text:p text:style-name="P1"><text:s text:c="7"/>}</text:p>
      <text:p text:style-name="P1"><text:s text:c="4"/>}</text:p>
      <text:p text:style-name="P1"><text:s text:c="4"/>@Override</text:p>
      <text:p text:style-name="P1"><text:s text:c="4"/>public void createReport(String [] report) {</text:p>
      <text:p text:style-name="P1"><text:s text:c="8"/>System.out.println(report[0]+" "+report[1]);</text:p>
      <text:p text:style-name="P1"><text:s text:c="9"/>try</text:p>
      <text:p text:style-name="P1"><text:s text:c="9"/>{</text:p>
      <text:p text:style-name="P1"><text:s text:c="12"/>out= new FileWriter(errorFile, true);</text:p>
      <text:p text:style-name="P1"><text:s text:c="12"/>bw = new BufferedWriter(out);</text:p>
      <text:p text:style-name="P1"><text:s text:c="12"/>writer = new PrintWriter(bw);</text:p>
      <text:p text:style-name="P1"><text:s text:c="12"/>writer.println("[*] "+report[0]+report[1]);</text:p>
      <text:p text:style-name="P1"><text:s text:c="11"/></text:p>
      <text:p text:style-name="P1"><text:soft-page-break/><text:s text:c="9"/>} </text:p>
      <text:p text:style-name="P1"><text:s text:c="9"/>catch (IOException e) {</text:p>
      <text:p text:style-name="P1"><text:s text:c="12"/>System.out.println("Error in sys.log "+e);</text:p>
      <text:p text:style-name="P1"><text:s text:c="12"/></text:p>
      <text:p text:style-name="P1"><text:s text:c="8"/>}</text:p>
      <text:p text:style-name="P1"><text:s text:c="9"/>finally{</text:p>
      <text:p text:style-name="P1"><text:s text:c="12"/>try{</text:p>
      <text:p text:style-name="P1"><text:s text:c="14"/>writer.close();</text:p>
      <text:p text:style-name="P1"><text:s text:c="14"/>bw.close();</text:p>
      <text:p text:style-name="P1"><text:s text:c="14"/>out.close();</text:p>
      <text:p text:style-name="P1"><text:s text:c="12"/>}</text:p>
      <text:p text:style-name="P1"><text:s text:c="12"/>catch( Exception e){</text:p>
      <text:p text:style-name="P1"><text:s text:c="17"/>System.out.println( e.getClass().getName() + ": " + e.getMessage() );</text:p>
      <text:p text:style-name="P1"><text:s text:c="17"/>System.out.println("Error in errorLog");</text:p>
      <text:p text:style-name="P1"><text:s text:c="12"/>}</text:p>
      <text:p text:style-name="P1"><text:s text:c="8"/></text:p>
      <text:p text:style-name="P1"><text:s text:c="9"/>}</text:p>
      <text:p text:style-name="P1"><text:s text:c="4"/>}</text:p>
      <text:p text:style-name="P1"/>
      <text:p text:style-name="P1"><text:s text:c="4"/>@Override</text:p>
      <text:p text:style-name="P1"><text:s text:c="4"/>public String[] getReport() {</text:p>
      <text:p text:style-name="P1"><text:s text:c="8"/>throw new UnsupportedOperationException("Not supported yet."); //To change body of generated methods, choose Tools | Templates.</text:p>
      <text:p text:style-name="P1"><text:s text:c="4"/>}</text:p>
      <text:p text:style-name="P1"><text:s text:c="4"/></text:p>
      <text:p text:style-name="P1">}</text:p>
      <text:p text:style-name="P1"/>
      <text:p text:style-name="P1"/>
      <text:p text:style-name="P1"/>
      <text:p text:style-name="P2">ErrorReporter. Java</text:p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>package EV_BUSINESS.EV_CONTROL.EV_DECORATOR;</text:p>
      <text:p text:style-name="P1"/>
      <text:p text:style-name="P1">/**</text:p>
      <text:p text:style-name="P1"><text:s/>*</text:p>
      <text:p text:style-name="P1"><text:s/>* @author Anon</text:p>
      <text:p text:style-name="P1"><text:s/>*/</text:p>
      <text:p text:style-name="P1">public class ErrorReporter extends Report{</text:p>
      <text:p text:style-name="P1"/>
      <text:p text:style-name="P1"><text:s text:c="4"/>public ErrorReporter(String [] report){</text:p>
      <text:p text:style-name="P1"><text:s text:c="5"/>this.report = report;</text:p>
      <text:p text:style-name="P1"><text:s text:c="4"/>}</text:p>
      <text:p text:style-name="P1"><text:s text:c="4"/></text:p>
      <text:p text:style-name="P1"><text:s text:c="4"/>public ErrorReporter(){</text:p>
      <text:p text:style-name="P1"><text:s text:c="4"/>}</text:p>
      <text:p text:style-name="P1"><text:s text:c="4"/></text:p>
      <text:p text:style-name="P1"><text:s text:c="4"/></text:p>
      <text:p text:style-name="P1"><text:s text:c="4"/>public void setReport(String[] report) {</text:p>
      <text:p text:style-name="P1"><text:soft-page-break/><text:s text:c="8"/>this.report = report;</text:p>
      <text:p text:style-name="P1"><text:s text:c="4"/>}</text:p>
      <text:p text:style-name="P1"/>
      <text:p text:style-name="P1"><text:s text:c="4"/>private String [] report;</text:p>
      <text:p text:style-name="P1"><text:s text:c="4"/>@Override</text:p>
      <text:p text:style-name="P1"><text:s text:c="4"/>public void createReport(String [] report) {</text:p>
      <text:p text:style-name="P1"><text:s text:c="8"/>this.setReport(report);</text:p>
      <text:p text:style-name="P1"><text:s text:c="4"/>}</text:p>
      <text:p text:style-name="P1"/>
      <text:p text:style-name="P1"><text:s text:c="4"/>@Override</text:p>
      <text:p text:style-name="P1"><text:s text:c="4"/>public String[] getReport() {</text:p>
      <text:p text:style-name="P1"><text:s text:c="8"/>return this.report;</text:p>
      <text:p text:style-name="P1"><text:s text:c="4"/>}</text:p>
      <text:p text:style-name="P1"><text:s text:c="4"/></text:p>
      <text:p text:style-name="P1">}</text:p>
      <text:p text:style-name="P1"/>
      <text:p text:style-name="P1"/>
      <text:p text:style-name="P2">IsErrorLog.java</text:p>
      <text:p text:style-name="P5">/*</text:p>
      <text:p text:style-name="P5"><text:s/>* To change this license header, choose License Headers in Project Properties.</text:p>
      <text:p text:style-name="P5"><text:s/>* To change this template file, choose Tools | Templates</text:p>
      <text:p text:style-name="P5"><text:s/>* and open the template in the editor.</text:p>
      <text:p text:style-name="P5"><text:s/>*/</text:p>
      <text:p text:style-name="P5">package EV_BUSINESS.EV_CONTROL.EV_DECORATOR;</text:p>
      <text:p text:style-name="P5"/>
      <text:p text:style-name="P5">/**</text:p>
      <text:p text:style-name="P5"><text:s/>*</text:p>
      <text:p text:style-name="P5"><text:s/>* @author Anon</text:p>
      <text:p text:style-name="P5"><text:s/>*/</text:p>
      <text:p text:style-name="P5">public class IsErrorLog extends ReportDecorator {</text:p>
      <text:p text:style-name="P5"><text:s text:c="4"/></text:p>
      <text:p text:style-name="P5"><text:s text:c="4"/>private String [] report;</text:p>
      <text:p text:style-name="P5"><text:s text:c="4"/>public IsErrorLog(Report rep,String [] report) {</text:p>
      <text:p text:style-name="P5"><text:s text:c="8"/>super(rep);</text:p>
      <text:p text:style-name="P5"><text:s text:c="8"/>this.setReport(report);</text:p>
      <text:p text:style-name="P5"><text:s text:c="4"/>}</text:p>
      <text:p text:style-name="P5"><text:s text:c="4"/></text:p>
      <text:p text:style-name="P5"><text:s text:c="4"/>public String[] getReport() {</text:p>
      <text:p text:style-name="P5"><text:s text:c="8"/>return report;</text:p>
      <text:p text:style-name="P5"><text:s text:c="4"/>}</text:p>
      <text:p text:style-name="P5"/>
      <text:p text:style-name="P5"><text:s text:c="4"/>public void setReport(String[] report) {</text:p>
      <text:p text:style-name="P5"><text:s text:c="8"/>this.report = report;</text:p>
      <text:p text:style-name="P5"><text:s text:c="4"/>}</text:p>
      <text:p text:style-name="P5"><text:s text:c="4"/>public void createReport(){</text:p>
      <text:p text:style-name="P5"><text:s text:c="7"/></text:p>
      <text:p text:style-name="P5"><text:s text:c="4"/>}</text:p>
      <text:p text:style-name="P5"><text:s text:c="4"/></text:p>
      <text:p text:style-name="P5"><text:s text:c="4"/></text:p>
      <text:p text:style-name="P5">}</text:p>
      <text:p text:style-name="P5"/>
      <text:p text:style-name="P5"/>
      <text:p text:style-name="P2"><text:soft-page-break/>IsImpactReport. Java</text:p>
      <text:p text:style-name="P5">/*</text:p>
      <text:p text:style-name="P5"><text:s/>* To change this license header, choose License Headers in Project Properties.</text:p>
      <text:p text:style-name="P5"><text:s/>* To change this template file, choose Tools | Templates</text:p>
      <text:p text:style-name="P5"><text:s/>* and open the template in the editor.</text:p>
      <text:p text:style-name="P5"><text:s/>*/</text:p>
      <text:p text:style-name="P5">package EV_BUSINESS.EV_CONTROL.EV_DECORATOR;</text:p>
      <text:p text:style-name="P5"/>
      <text:p text:style-name="P5">/**</text:p>
      <text:p text:style-name="P5"><text:s/>*</text:p>
      <text:p text:style-name="P5"><text:s/>* @author Anon</text:p>
      <text:p text:style-name="P5"><text:s/>*/</text:p>
      <text:p text:style-name="P5">public class IsImpactReport extends ReportDecorator {</text:p>
      <text:p text:style-name="P5"/>
      <text:p text:style-name="P5"><text:s text:c="3"/></text:p>
      <text:p text:style-name="P5"><text:s text:c="3"/></text:p>
      <text:p text:style-name="P5"><text:s text:c="4"/>private String [] report;</text:p>
      <text:p text:style-name="P5"><text:s text:c="4"/>public IsImpactReport(Report rep,String [] report) {</text:p>
      <text:p text:style-name="P5"><text:s text:c="8"/>super(rep);</text:p>
      <text:p text:style-name="P5"><text:s text:c="8"/>this.setReport(report);</text:p>
      <text:p text:style-name="P5"><text:s text:c="4"/>}</text:p>
      <text:p text:style-name="P5"><text:s text:c="4"/></text:p>
      <text:p text:style-name="P5"><text:s text:c="4"/>public String[] getReport() {</text:p>
      <text:p text:style-name="P5"><text:s text:c="8"/>return report;</text:p>
      <text:p text:style-name="P5"><text:s text:c="4"/>}</text:p>
      <text:p text:style-name="P5"/>
      <text:p text:style-name="P5"><text:s text:c="4"/>public void setReport(String[] report) {</text:p>
      <text:p text:style-name="P5"><text:s text:c="8"/>this.report = report;</text:p>
      <text:p text:style-name="P5"><text:s text:c="4"/>}</text:p>
      <text:p text:style-name="P5"><text:s text:c="4"/>public void createReport(){</text:p>
      <text:p text:style-name="P5"><text:s text:c="8"/>super.createReport(report);</text:p>
      <text:p text:style-name="P5"><text:s text:c="4"/>}</text:p>
      <text:p text:style-name="P5"><text:s text:c="4"/></text:p>
      <text:p text:style-name="P5">}</text:p>
      <text:p text:style-name="P5"/>
      <text:p text:style-name="P2">IsTemperatureImballanceReport.java</text:p>
      <text:p text:style-name="P5"/>
      <text:p text:style-name="P5">/*</text:p>
      <text:p text:style-name="P5"><text:s/>* To change this license header, choose License Headers in Project Properties.</text:p>
      <text:p text:style-name="P5"><text:s/>* To change this template file, choose Tools | Templates</text:p>
      <text:p text:style-name="P5"><text:s/>* and open the template in the editor.</text:p>
      <text:p text:style-name="P5"><text:s/>*/</text:p>
      <text:p text:style-name="P5">package EV_BUSINESS.EV_CONTROL.EV_DECORATOR;</text:p>
      <text:p text:style-name="P5"/>
      <text:p text:style-name="P5">import EV_GUI_ADVOCATE.EV_GUI_CLASSES.ErrorReport;</text:p>
      <text:p text:style-name="P5"/>
      <text:p text:style-name="P5">/**</text:p>
      <text:p text:style-name="P5"><text:s/>*</text:p>
      <text:p text:style-name="P5"><text:s/>* @author Anon</text:p>
      <text:p text:style-name="P5"><text:s/>*/</text:p>
      <text:p text:style-name="P5">public class IsTemperatureImballanceReport extends ReportDecorator {</text:p>
      <text:p text:style-name="P5"><text:s text:c="5"/></text:p>
      <text:p text:style-name="P5"><text:soft-page-break/><text:s text:c="3"/></text:p>
      <text:p text:style-name="P5"><text:s text:c="4"/>private String [] report;</text:p>
      <text:p text:style-name="P5"><text:s text:c="4"/>public IsTemperatureImballanceReport(Report rep,String [] report) { <text:s/></text:p>
      <text:p text:style-name="P5"><text:s text:c="8"/>super(rep);</text:p>
      <text:p text:style-name="P5"><text:s text:c="9"/>this.setReport(report);</text:p>
      <text:p text:style-name="P5"><text:s text:c="4"/>}</text:p>
      <text:p text:style-name="P5"/>
      <text:p text:style-name="P5"><text:s text:c="3"/></text:p>
      <text:p text:style-name="P5"><text:s text:c="4"/>public String[] getReport() {</text:p>
      <text:p text:style-name="P5"><text:s text:c="8"/>return report;</text:p>
      <text:p text:style-name="P5"><text:s text:c="4"/>}</text:p>
      <text:p text:style-name="P5"/>
      <text:p text:style-name="P5"><text:s text:c="4"/>public void setReport(String[] report) {</text:p>
      <text:p text:style-name="P5"><text:s text:c="8"/>this.report = report;</text:p>
      <text:p text:style-name="P5"><text:s text:c="4"/>}</text:p>
      <text:p text:style-name="P5"><text:s text:c="4"/>public void createReport(){</text:p>
      <text:p text:style-name="P5"><text:s text:c="7"/>super.createReport(report);</text:p>
      <text:p text:style-name="P5"><text:s text:c="4"/>}</text:p>
      <text:p text:style-name="P5"><text:s text:c="4"/></text:p>
      <text:p text:style-name="P5">}</text:p>
      <text:p text:style-name="P5"/>
      <text:p text:style-name="P2">IsWeightImballanceReport.java</text:p>
      <text:p text:style-name="P5"/>
      <text:p text:style-name="P5">/*</text:p>
      <text:p text:style-name="P5"><text:s/>* To change this license header, choose License Headers in Project Properties.</text:p>
      <text:p text:style-name="P5"><text:s/>* To change this template file, choose Tools | Templates</text:p>
      <text:p text:style-name="P5"><text:s/>* and open the template in the editor.</text:p>
      <text:p text:style-name="P5"><text:s/>*/</text:p>
      <text:p text:style-name="P5">package EV_BUSINESS.EV_CONTROL.EV_DECORATOR;</text:p>
      <text:p text:style-name="P5"/>
      <text:p text:style-name="P5">/**</text:p>
      <text:p text:style-name="P5"><text:s/>*</text:p>
      <text:p text:style-name="P5"><text:s/>* @author Anon</text:p>
      <text:p text:style-name="P5"><text:s/>*/</text:p>
      <text:p text:style-name="P5">public class ReportDecorator extends Report {</text:p>
      <text:p text:style-name="P5"><text:s text:c="4"/></text:p>
      <text:p text:style-name="P5"><text:s text:c="4"/>private Report rep;</text:p>
      <text:p text:style-name="P5"><text:s text:c="4"/></text:p>
      <text:p text:style-name="P5"><text:s text:c="4"/>ReportDecorator(Report rep){</text:p>
      <text:p text:style-name="P5"><text:s text:c="8"/>this.rep = rep;</text:p>
      <text:p text:style-name="P5"><text:s text:c="4"/>}</text:p>
      <text:p text:style-name="P5"><text:s text:c="4"/>@Override</text:p>
      <text:p text:style-name="P5"><text:s text:c="4"/>public void createReport(String [] report) {</text:p>
      <text:p text:style-name="P5"><text:s text:c="7"/>this.rep.createReport(report);</text:p>
      <text:p text:style-name="P5"><text:s text:c="4"/>}</text:p>
      <text:p text:style-name="P5"/>
      <text:p text:style-name="P5"><text:s text:c="4"/>@Override</text:p>
      <text:p text:style-name="P5"><text:s text:c="4"/>public String[] getReport() {</text:p>
      <text:p text:style-name="P5"><text:s text:c="8"/>return this.rep.getReport();</text:p>
      <text:p text:style-name="P5"><text:s text:c="4"/>}</text:p>
      <text:p text:style-name="P5">}</text:p>
      <text:p text:style-name="P5"/>
      <text:p text:style-name="P2"><text:soft-page-break/>Decorator.java</text:p>
      <text:p text:style-name="P5">/*</text:p>
      <text:p text:style-name="P5"><text:s/>* To change this license header, choose License Headers in Project Properties.</text:p>
      <text:p text:style-name="P5"><text:s/>* To change this template file, choose Tools | Templates</text:p>
      <text:p text:style-name="P5"><text:s/>* and open the template in the editor.</text:p>
      <text:p text:style-name="P5"><text:s/>*/</text:p>
      <text:p text:style-name="P5">package EV_BUSINESS.EV_CONTROL.EV_DECORATOR;</text:p>
      <text:p text:style-name="P5"/>
      <text:p text:style-name="P5">/**</text:p>
      <text:p text:style-name="P5"><text:s/>*</text:p>
      <text:p text:style-name="P5"><text:s/>* @author Anon</text:p>
      <text:p text:style-name="P5"><text:s/>*/</text:p>
      <text:p text:style-name="P5">public class ReportDecorator extends Report {</text:p>
      <text:p text:style-name="P5"><text:s text:c="4"/></text:p>
      <text:p text:style-name="P5"><text:s text:c="4"/>private Report rep;</text:p>
      <text:p text:style-name="P5"><text:s text:c="4"/></text:p>
      <text:p text:style-name="P5"><text:s text:c="4"/>ReportDecorator(Report rep){</text:p>
      <text:p text:style-name="P5"><text:s text:c="8"/>this.rep = rep;</text:p>
      <text:p text:style-name="P5"><text:s text:c="4"/>}</text:p>
      <text:p text:style-name="P5"><text:s text:c="4"/>@Override</text:p>
      <text:p text:style-name="P5"><text:s text:c="4"/>public void createReport(String [] report) {</text:p>
      <text:p text:style-name="P5"><text:s text:c="7"/>this.rep.createReport(report);</text:p>
      <text:p text:style-name="P5"><text:s text:c="4"/>}</text:p>
      <text:p text:style-name="P5"/>
      <text:p text:style-name="P5"><text:s text:c="4"/>@Override</text:p>
      <text:p text:style-name="P5"><text:s text:c="4"/>public String[] getReport() {</text:p>
      <text:p text:style-name="P5"><text:s text:c="8"/>return this.rep.getReport();</text:p>
      <text:p text:style-name="P5"><text:s text:c="4"/>}</text:p>
      <text:p text:style-name="P5">}</text:p>
      <text:p text:style-name="P5"/>
      <text:p text:style-name="P2">Report.java</text:p>
      <text:p text:style-name="P5">/*</text:p>
      <text:p text:style-name="P5"><text:s/>* To change this license header, choose License Headers in Project Properties.</text:p>
      <text:p text:style-name="P5"><text:s/>* To change this template file, choose Tools | Templates</text:p>
      <text:p text:style-name="P5"><text:s/>* and open the template in the editor.</text:p>
      <text:p text:style-name="P5"><text:s/>*/</text:p>
      <text:p text:style-name="P5">package EV_BUSINESS.EV_CONTROL.EV_DECORATOR;</text:p>
      <text:p text:style-name="P5"/>
      <text:p text:style-name="P5">/**</text:p>
      <text:p text:style-name="P5"><text:s/>*</text:p>
      <text:p text:style-name="P5"><text:s/>* @author Anon</text:p>
      <text:p text:style-name="P5"><text:s/>*/</text:p>
      <text:p text:style-name="P5">public abstract class Report {</text:p>
      <text:p text:style-name="P5"><text:s text:c="4"/></text:p>
      <text:p text:style-name="P5"><text:s text:c="4"/>public abstract void createReport(String [] report);</text:p>
      <text:p text:style-name="P5"><text:s text:c="4"/>public abstract String [] getReport();</text:p>
      <text:p text:style-name="P5"><text:s text:c="4"/></text:p>
      <text:p text:style-name="P5">}</text:p>
      <text:p text:style-name="P5"/>
      <text:p text:style-name="P5"/>
      <text:p text:style-name="P5"/>
      <text:p text:style-name="P5"/>
      <text:p text:style-name="P5"><text:soft-page-break/></text:p>
      <text:p text:style-name="P2">EV_Control Package</text:p>
      <text:p text:style-name="P5"/>
      <text:p text:style-name="P2">EVSystem.java</text:p>
      <text:p text:style-name="P5">/*</text:p>
      <text:p text:style-name="P5"><text:s/>* To change this license header, choose License Headers in Project Properties.</text:p>
      <text:p text:style-name="P5"><text:s/>* To change this template file, choose Tools | Templates</text:p>
      <text:p text:style-name="P5"><text:s/>* and open the template in the editor.</text:p>
      <text:p text:style-name="P5"><text:s/>*/</text:p>
      <text:p text:style-name="P5">package EV_BUSINESS.EV_CONTROL;</text:p>
      <text:p text:style-name="P5"/>
      <text:p text:style-name="P5">import EV_DATA_MANAGEMENT.DatabaseHelper;</text:p>
      <text:p text:style-name="P5">import EV_BUSINESS.EV_VENDINGMACHINE.Slot;</text:p>
      <text:p text:style-name="P5"/>
      <text:p text:style-name="P5">/**</text:p>
      <text:p text:style-name="P5"><text:s/>*</text:p>
      <text:p text:style-name="P5"><text:s/>* @author Anon</text:p>
      <text:p text:style-name="P5"><text:s/>*/</text:p>
      <text:p text:style-name="P5">public abstract class EVSystem extends Thread{</text:p>
      <text:p text:style-name="P5"><text:s text:c="4"/></text:p>
      <text:p text:style-name="P5"><text:s text:c="4"/></text:p>
      <text:p text:style-name="P5"><text:s text:c="5"/>/**</text:p>
      <text:p text:style-name="P5"><text:s text:c="5"/>* </text:p>
      <text:p text:style-name="P5"><text:s text:c="5"/>*/</text:p>
      <text:p text:style-name="P5"><text:s text:c="4"/>protected final DatabaseHelper database;</text:p>
      <text:p text:style-name="P5"><text:s text:c="4"/>protected double overAllProductValue;</text:p>
      <text:p text:style-name="P5"/>
      <text:p text:style-name="P5"><text:s text:c="4"/></text:p>
      <text:p text:style-name="P5"><text:s text:c="4"/>/**</text:p>
      <text:p text:style-name="P5"><text:s text:c="5"/>* </text:p>
      <text:p text:style-name="P5"><text:s text:c="5"/>*/</text:p>
      <text:p text:style-name="P5"><text:s text:c="4"/>protected Server server;</text:p>
      <text:p text:style-name="P5"><text:s text:c="4"/>protected Thread t;</text:p>
      <text:p text:style-name="P5"><text:s text:c="4"/></text:p>
      <text:p text:style-name="P5"><text:s text:c="4"/>protected Slot[] slots;</text:p>
      <text:p text:style-name="P5"/>
      <text:p text:style-name="P5"><text:s text:c="4"/>public abstract Slot[] getSlots();</text:p>
      <text:p text:style-name="P5"><text:s text:c="3"/></text:p>
      <text:p text:style-name="P5"><text:s text:c="4"/>public abstract void setSlots(Slot[] slots);</text:p>
      <text:p text:style-name="P5"><text:s text:c="4"/></text:p>
      <text:p text:style-name="P5"><text:s text:c="4"/>public EVSystem(){</text:p>
      <text:p text:style-name="P5"><text:s text:c="7"/>this.database = new DatabaseHelper();</text:p>
      <text:p text:style-name="P5"><text:s text:c="7"/>this.server =null;</text:p>
      <text:p text:style-name="P5"><text:s text:c="4"/>}</text:p>
      <text:p text:style-name="P5"/>
      <text:p text:style-name="P5"><text:s text:c="5"/>/**</text:p>
      <text:p text:style-name="P5"><text:s text:c="5"/>* @return</text:p>
      <text:p text:style-name="P5"><text:s text:c="5"/>*/</text:p>
      <text:p text:style-name="P5"><text:s text:c="4"/>public double getOverAllProductValue() {</text:p>
      <text:p text:style-name="P5"><text:s text:c="8"/>return overAllProductValue;</text:p>
      <text:p text:style-name="P5"><text:s text:c="4"/>}</text:p>
      <text:p text:style-name="P5"/>
      <text:p text:style-name="P5"><text:soft-page-break/><text:s text:c="4"/>public void setOverAllProductValue(double overAllProductValue) {</text:p>
      <text:p text:style-name="P5"><text:s text:c="8"/>this.overAllProductValue = overAllProductValue;</text:p>
      <text:p text:style-name="P5"><text:s text:c="4"/>}</text:p>
      <text:p text:style-name="P5"><text:s text:c="4"/>public void setUpDatabase() </text:p>
      <text:p text:style-name="P5"><text:s text:c="4"/>{</text:p>
      <text:p text:style-name="P5"><text:s text:c="8"/>// TODO implement here</text:p>
      <text:p text:style-name="P5"><text:s text:c="8"/>database.dBopen();</text:p>
      <text:p text:style-name="P5"><text:s text:c="4"/><text:tab/>database.createDataBase();</text:p>
      <text:p text:style-name="P5"><text:s text:c="8"/>database.dBclose(); <text:s text:c="2"/><text:tab/></text:p>
      <text:p text:style-name="P5"><text:s text:c="4"/>}</text:p>
      <text:p text:style-name="P5"/>
      <text:p text:style-name="P5"><text:s text:c="4"/>/**</text:p>
      <text:p text:style-name="P5"><text:s text:c="5"/>*/</text:p>
      <text:p text:style-name="P5"><text:s text:c="4"/>public void runServer() {</text:p>
      <text:p text:style-name="P5"><text:s text:c="8"/>/**</text:p>
      <text:p text:style-name="P5"><text:s text:c="9"/>* <text:s/>We will have another observer here</text:p>
      <text:p text:style-name="P5"><text:s text:c="9"/>* Need to thread this here because server</text:p>
      <text:p text:style-name="P5"><text:s text:c="9"/>* Hijacks the main thread</text:p>
      <text:p text:style-name="P5"><text:s text:c="9"/>* </text:p>
      <text:p text:style-name="P5"><text:s text:c="9"/>*/</text:p>
      <text:p text:style-name="P5"><text:s text:c="8"/></text:p>
      <text:p text:style-name="P5"><text:s text:c="8"/>this.server = new Server();</text:p>
      <text:p text:style-name="P5"><text:s text:c="4"/>}</text:p>
      <text:p text:style-name="P5"><text:s text:c="4"/></text:p>
      <text:p text:style-name="P5"/>
      <text:p text:style-name="P5"><text:s text:c="4"/>/**</text:p>
      <text:p text:style-name="P5"><text:s text:c="5"/>*/</text:p>
      <text:p text:style-name="P5"><text:s text:c="4"/>public void reset() {</text:p>
      <text:p text:style-name="P5"><text:s text:c="9"/>int n;</text:p>
      <text:p text:style-name="P5"><text:s text:c="9"/>// TODO implement here</text:p>
      <text:p text:style-name="P5"><text:s text:c="4"/><text:tab/>//DatabaseHelper database = new DatabaseHelper();</text:p>
      <text:p text:style-name="P5"><text:s text:c="4"/><text:tab/> <text:s/>database.dBopen();</text:p>
      <text:p text:style-name="P5"><text:s text:c="10"/>database.deleteAll();</text:p>
      <text:p text:style-name="P5"><text:s text:c="4"/><text:tab/> <text:s/>database.dBclose();</text:p>
      <text:p text:style-name="P5"><text:s text:c="4"/><text:tab/></text:p>
      <text:p text:style-name="P5"><text:s text:c="4"/>}</text:p>
      <text:p text:style-name="P5"><text:s text:c="4"/>public abstract void sendData(String [] data);</text:p>
      <text:p text:style-name="P5"><text:s text:c="4"/></text:p>
      <text:p text:style-name="P5"><text:s text:c="4"/>public abstract void reorder();</text:p>
      <text:p text:style-name="P5"><text:s/></text:p>
      <text:p text:style-name="P5"><text:s text:c="4"/>public abstract void errorMessage();</text:p>
      <text:p text:style-name="P5"/>
      <text:p text:style-name="P5"><text:s text:c="4"/></text:p>
      <text:p text:style-name="P5"><text:s text:c="4"/>public abstract boolean validateLogin(String username, String password);</text:p>
      <text:p text:style-name="P5"><text:s text:c="7"/></text:p>
      <text:p text:style-name="P5"/>
      <text:p text:style-name="P5"><text:s text:c="3"/></text:p>
      <text:p text:style-name="P5"><text:s text:c="4"/>public abstract void setLoginDetails(int tableID,String[]n);</text:p>
      <text:p text:style-name="P5"/>
      <text:p text:style-name="P5"><text:s text:c="4"/></text:p>
      <text:p text:style-name="P5"><text:s text:c="4"/>public abstract void listenConnect();</text:p>
      <text:p text:style-name="P5"/>
      <text:p text:style-name="P5"><text:soft-page-break/><text:s text:c="3"/></text:p>
      <text:p text:style-name="P5"><text:s text:c="4"/>public abstract double getConfig();</text:p>
      <text:p text:style-name="P5"/>
      <text:p text:style-name="P5"><text:s text:c="4"/>public abstract void updateConfig(String [] dbUpdate);</text:p>
      <text:p text:style-name="P5"><text:s text:c="4"/></text:p>
      <text:p text:style-name="P5"><text:s text:c="4"/>public abstract void setConfig(int tableID,String[] dbUpdate);</text:p>
      <text:p text:style-name="P5"><text:s text:c="4"/></text:p>
      <text:p text:style-name="P5"><text:s text:c="4"/>public void run() {</text:p>
      <text:p text:style-name="P5"><text:s text:c="8"/></text:p>
      <text:p text:style-name="P5"><text:s text:c="4"/>System.out.println("Running server thread" );</text:p>
      <text:p text:style-name="P5"><text:s text:c="4"/>runServer();</text:p>
      <text:p text:style-name="P5"><text:s text:c="4"/>}</text:p>
      <text:p text:style-name="P5"><text:s text:c="4"/>public void start(){</text:p>
      <text:p text:style-name="P5"><text:s text:c="8"/></text:p>
      <text:p text:style-name="P5"><text:s text:c="6"/>System.out.println("Starting server thread");</text:p>
      <text:p text:style-name="P5"><text:s text:c="6"/>if (t == null)</text:p>
      <text:p text:style-name="P5"><text:s text:c="6"/>{</text:p>
      <text:p text:style-name="P5"><text:s text:c="9"/>t = new Thread (this);</text:p>
      <text:p text:style-name="P5"><text:s text:c="9"/>t.start ();</text:p>
      <text:p text:style-name="P5"><text:s text:c="6"/>}</text:p>
      <text:p text:style-name="P5"><text:s text:c="3"/>} <text:s text:c="5"/></text:p>
      <text:p text:style-name="P5">}</text:p>
      <text:p text:style-name="P5"><text:s text:c="2"/></text:p>
      <text:p text:style-name="P5"/>
      <text:p text:style-name="P2">Payment.java</text:p>
      <text:p text:style-name="P2"/>
      <text:p text:style-name="P5">/*</text:p>
      <text:p text:style-name="P5"><text:s/>* To change this license header, choose License Headers in Project Properties.</text:p>
      <text:p text:style-name="P5"><text:s/>* To change this template file, choose Tools | Templates</text:p>
      <text:p text:style-name="P5"><text:s/>* and open the template in the editor.</text:p>
      <text:p text:style-name="P5"><text:s/>*/</text:p>
      <text:p text:style-name="P5">package EV_BUSINESS.EV_CONTROL;</text:p>
      <text:p text:style-name="P5"/>
      <text:p text:style-name="P5">/**</text:p>
      <text:p text:style-name="P5"><text:s/>*</text:p>
      <text:p text:style-name="P5"><text:s/>* @author Anon</text:p>
      <text:p text:style-name="P5"><text:s/>*/</text:p>
      <text:p text:style-name="P5">public interface Payment {</text:p>
      <text:p text:style-name="P5"><text:s text:c="3"/>public void Dispense(double p);</text:p>
      <text:p text:style-name="P5"><text:s text:c="3"/>public void refund();</text:p>
      <text:p text:style-name="P5"><text:s text:c="3"/>public void accept();</text:p>
      <text:p text:style-name="P5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Sensor.java</text:p>
      <text:p text:style-name="P5">/*</text:p>
      <text:p text:style-name="P5"><text:s/>* To change this license header, choose License Headers in Project Properties.</text:p>
      <text:p text:style-name="P5"><text:s/>* To change this template file, choose Tools | Templates</text:p>
      <text:p text:style-name="P5"><text:s/>* and open the template in the editor.</text:p>
      <text:p text:style-name="P5"><text:s/>*/</text:p>
      <text:p text:style-name="P5">package EV_BUSINESS.EV_CONTROL;</text:p>
      <text:p text:style-name="P5"/>
      <text:p text:style-name="P5">import EV_BUSINESS.EV_CONTROL.EV_DECORATOR.ErrorLog;</text:p>
      <text:p text:style-name="P5">import EV_BUSINESS.EV_CONTROL.EV_DECORATOR.IsErrorLog;</text:p>
      <text:p text:style-name="P5">import EV_BUSINESS.EV_CONTROL.EV_DECORATOR.Report;</text:p>
      <text:p text:style-name="P5">import java.text.DateFormat;</text:p>
      <text:p text:style-name="P5">import java.text.SimpleDateFormat;</text:p>
      <text:p text:style-name="P5">import java.util.ArrayList;</text:p>
      <text:p text:style-name="P5">import java.util.Date;</text:p>
      <text:p text:style-name="P5"/>
      <text:p text:style-name="P5">/**</text:p>
      <text:p text:style-name="P5"><text:s/>*</text:p>
      <text:p text:style-name="P5"><text:s/>* @author Anon</text:p>
      <text:p text:style-name="P5"><text:s/>*/</text:p>
      <text:p text:style-name="P5">public class SensorHardware {</text:p>
      <text:p text:style-name="P5"><text:s text:c="4"/></text:p>
      <text:p text:style-name="P5"><text:s text:c="4"/>private ArrayList&lt;double[]&gt; activeWeightSensors; </text:p>
      <text:p text:style-name="P5"><text:s text:c="4"/>private ArrayList&lt;double[]&gt; activeTemperatureSensrs;</text:p>
      <text:p text:style-name="P5"><text:s text:c="4"/>private int acceleratorAddress;</text:p>
      <text:p text:style-name="P5"><text:s text:c="4"/>private int paymentHardwareAddress;</text:p>
      <text:p text:style-name="P5"><text:s text:c="3"/></text:p>
      <text:p text:style-name="P5"><text:s text:c="8"/></text:p>
      <text:p text:style-name="P5"/>
      <text:p text:style-name="P5"><text:s text:c="4"/>public SensorHardware(ArrayList&lt;double[]&gt; activeWeightSensors, ArrayList&lt;double []&gt; activeTemperatureSensrs, int acceleratorAddress, int paymentHardwareAddress) {</text:p>
      <text:p text:style-name="P5"><text:s text:c="8"/>this.activeWeightSensors = activeWeightSensors;</text:p>
      <text:p text:style-name="P5"><text:s text:c="8"/>this.activeTemperatureSensrs = activeTemperatureSensrs;</text:p>
      <text:p text:style-name="P5"><text:s text:c="8"/>this.acceleratorAddress = 333;</text:p>
      <text:p text:style-name="P5"><text:s text:c="8"/>this.paymentHardwareAddress=666; /*Not sure here yet*/</text:p>
      <text:p text:style-name="P5"><text:s text:c="4"/>}</text:p>
      <text:p text:style-name="P5"><text:s text:c="4"/>public void reset(ArrayList&lt;double[]&gt; activeWeightSensors, ArrayList&lt;double []&gt; activeTemperatureSensrs, int acceleratorAddress, int paymentHardwareAddress){</text:p>
      <text:p text:style-name="P5"><text:s text:c="8"/>this.activeWeightSensors = activeWeightSensors;</text:p>
      <text:p text:style-name="P5"><text:s text:c="8"/>this.activeTemperatureSensrs = activeTemperatureSensrs;</text:p>
      <text:p text:style-name="P5"><text:s text:c="8"/>this.acceleratorAddress = 333; /*Same here not sure */</text:p>
      <text:p text:style-name="P5"><text:s text:c="8"/>this.paymentHardwareAddress=666; /*Not sure here yet*/</text:p>
      <text:p text:style-name="P5"><text:s text:c="8"/></text:p>
      <text:p text:style-name="P5"><text:s text:c="4"/></text:p>
      <text:p text:style-name="P5"><text:s text:c="4"/>}</text:p>
      <text:p text:style-name="P5"><text:s text:c="4"/>public String getCurrentWeigt(){</text:p>
      <text:p text:style-name="P5"><text:s text:c="4"/>String tmp ="";</text:p>
      <text:p text:style-name="P5"><text:s text:c="4"/>double [] sensorWeigthData = new double[2];</text:p>
      <text:p text:style-name="P5"><text:s text:c="6"/>int len = this.activeWeightSensors.size();</text:p>
      <text:p text:style-name="P5"><text:s text:c="6"/>for(int i=0;i&lt;len;i++){</text:p>
      <text:p text:style-name="P5"><text:s text:c="9"/>sensorWeigthData = this.activeWeightSensors.get(i);</text:p>
      <text:p text:style-name="P5"><text:s text:c="9"/>tmp+=""+sensorWeigthData[0]+" "+sensorWeigthData[1]+",";</text:p>
      <text:p text:style-name="P5"><text:soft-page-break/><text:s text:c="6"/>}</text:p>
      <text:p text:style-name="P5"><text:s text:c="6"/>return tmp;</text:p>
      <text:p text:style-name="P5"><text:s text:c="4"/>}</text:p>
      <text:p text:style-name="P5"><text:s text:c="4"/>public String getcurrentTemperature(){</text:p>
      <text:p text:style-name="P5"><text:s text:c="7"/>String tmp="";</text:p>
      <text:p text:style-name="P5"><text:s text:c="7"/>double [] sensorTempData = new double[2];</text:p>
      <text:p text:style-name="P5"><text:s text:c="7"/>int len = this.activeTemperatureSensrs.size();</text:p>
      <text:p text:style-name="P5"><text:s text:c="7"/>for(int i=0;i&lt;len;i++){</text:p>
      <text:p text:style-name="P5"><text:s text:c="9"/>sensorTempData = this.activeTemperatureSensrs.get(i);</text:p>
      <text:p text:style-name="P5"><text:s text:c="9"/>tmp+=""+sensorTempData[0]+" "+sensorTempData[1]+",";</text:p>
      <text:p text:style-name="P5"><text:s text:c="6"/>}</text:p>
      <text:p text:style-name="P5"><text:s text:c="6"/>return tmp;</text:p>
      <text:p text:style-name="P5"><text:s text:c="4"/>}</text:p>
      <text:p text:style-name="P5"><text:s text:c="4"/>public String pushData1(){</text:p>
      <text:p text:style-name="P5"><text:s text:c="8"/>String content1 <text:s text:c="5"/>= this.getCurrentWeigt();</text:p>
      <text:p text:style-name="P5"><text:s text:c="8"/>String topic1 <text:s text:c="7"/>= "activeWeightSensors";</text:p>
      <text:p text:style-name="P5"><text:s text:c="8"/>simulateErrorInSystem();</text:p>
      <text:p text:style-name="P5"><text:s text:c="8"/>if(content1.equals("")){</text:p>
      <text:p text:style-name="P5"><text:s text:c="9"/>return "";</text:p>
      <text:p text:style-name="P5"><text:s text:c="8"/>}</text:p>
      <text:p text:style-name="P5"><text:s text:c="8"/>else{</text:p>
      <text:p text:style-name="P5"><text:s text:c="11"/>return topic1+" "+content1;</text:p>
      <text:p text:style-name="P5"><text:s text:c="8"/>}</text:p>
      <text:p text:style-name="P5"><text:s text:c="4"/>}</text:p>
      <text:p text:style-name="P5"><text:s text:c="6"/>public String pushData2(){</text:p>
      <text:p text:style-name="P5"><text:s text:c="9"/>String content2 <text:s text:c="4"/>= this.getcurrentTemperature();</text:p>
      <text:p text:style-name="P5"><text:s text:c="9"/>String topic2 <text:s text:c="5"/>= "activeTempSensors";</text:p>
      <text:p text:style-name="P5"><text:s text:c="9"/>simulateErrorInSystem();</text:p>
      <text:p text:style-name="P5"><text:s text:c="7"/>if(content2.equals("")){</text:p>
      <text:p text:style-name="P5"><text:s text:c="9"/>return "";</text:p>
      <text:p text:style-name="P5"><text:s text:c="8"/>}</text:p>
      <text:p text:style-name="P5"><text:s text:c="8"/>else{</text:p>
      <text:p text:style-name="P5"><text:s text:c="11"/>return topic2+" "+content2;</text:p>
      <text:p text:style-name="P5"><text:s text:c="8"/>}</text:p>
      <text:p text:style-name="P5"><text:s text:c="4"/>}</text:p>
      <text:p text:style-name="P5"><text:s text:c="6"/>public String pushData3(){</text:p>
      <text:p text:style-name="P5"><text:s text:c="8"/>String content3 <text:s text:c="5"/>= ""+this.acceleratorAddress;</text:p>
      <text:p text:style-name="P5"><text:s text:c="8"/>String topic3 <text:s text:c="5"/>= "AccelData";</text:p>
      <text:p text:style-name="P5"><text:s text:c="8"/>simulateErrorInSystem();</text:p>
      <text:p text:style-name="P5"><text:s text:c="6"/>if(content3.equals("")){</text:p>
      <text:p text:style-name="P5"><text:s text:c="9"/>return "";</text:p>
      <text:p text:style-name="P5"><text:s text:c="8"/>}</text:p>
      <text:p text:style-name="P5"><text:s text:c="8"/>else{</text:p>
      <text:p text:style-name="P5"><text:s text:c="11"/>return topic3+" "+content3;</text:p>
      <text:p text:style-name="P5"><text:s text:c="8"/>}</text:p>
      <text:p text:style-name="P5"><text:s text:c="4"/>}</text:p>
      <text:p text:style-name="P5"><text:s text:c="6"/>public String pushData4(){</text:p>
      <text:p text:style-name="P5"><text:s text:c="7"/>String content4 <text:s text:c="5"/>=""+this.paymentHardwareAddress;</text:p>
      <text:p text:style-name="P5"><text:s text:c="7"/>String topic4 <text:s text:c="5"/>= "PaymetHardware";</text:p>
      <text:p text:style-name="P5"><text:s text:c="7"/>simulateErrorInSystem(); </text:p>
      <text:p text:style-name="P5"><text:s text:c="8"/>if(content4.equals("")){</text:p>
      <text:p text:style-name="P5"><text:s text:c="9"/>return "";</text:p>
      <text:p text:style-name="P5"><text:soft-page-break/><text:s text:c="8"/>}</text:p>
      <text:p text:style-name="P5"><text:s text:c="8"/>else{</text:p>
      <text:p text:style-name="P5"><text:s text:c="11"/>return topic4+" "+content4;</text:p>
      <text:p text:style-name="P5"><text:s text:c="8"/>}</text:p>
      <text:p text:style-name="P5"><text:s text:c="4"/>}</text:p>
      <text:p text:style-name="P5"><text:s text:c="4"/>public void simulateErrorInSystem(){</text:p>
      <text:p text:style-name="P5"><text:s text:c="6"/>// System.out.println("Reporting the error");</text:p>
      <text:p text:style-name="P5"><text:s text:c="7"/>DateFormat df = new SimpleDateFormat("dd/MM/yy HH:mm:ss");</text:p>
      <text:p text:style-name="P5"><text:s text:c="7"/>Date dateobj = new Date();</text:p>
      <text:p text:style-name="P5"><text:s text:c="7"/>String date = df.format(dateobj);</text:p>
      <text:p text:style-name="P5"><text:s text:c="7"/>String [] report = new String [2];</text:p>
      <text:p text:style-name="P5"><text:s text:c="7"/>report[0]=date;</text:p>
      <text:p text:style-name="P5"><text:s text:c="7"/>report[1]="Simulated Error [ ** <text:s/>KERNEL PANIC and what have you not ** ]\nException in thread \"CS4125\" SystemAnalysisAndDesign.Mc.Cabes Cyclomatic behaviour.Branch-OverflowError";</text:p>
      <text:p text:style-name="P5"><text:s text:c="7"/>Report errorLog = new IsErrorLog(new IsErrorLog(new ErrorLog(),report),report);</text:p>
      <text:p text:style-name="P5"><text:s text:c="5"/>// errorLog.createReport(report);</text:p>
      <text:p text:style-name="P5"><text:s text:c="4"/>}</text:p>
      <text:p text:style-name="P5">}</text:p>
      <text:p text:style-name="P5"/>
      <text:p text:style-name="P5"/>
      <text:p text:style-name="P5"/>
      <text:p text:style-name="P2">SensorHardware.java</text:p>
      <text:p text:style-name="P5"><text:s/></text:p>
      <text:p text:style-name="P5">/*</text:p>
      <text:p text:style-name="P5"><text:s/>* To change this license header, choose License Headers in Project Properties.</text:p>
      <text:p text:style-name="P5"><text:s/>* To change this template file, choose Tools | Templates</text:p>
      <text:p text:style-name="P5"><text:s/>* and open the template in the editor.</text:p>
      <text:p text:style-name="P5"><text:s/>*/</text:p>
      <text:p text:style-name="P5">package EV_BUSINESS.EV_CONTROL;</text:p>
      <text:p text:style-name="P5"/>
      <text:p text:style-name="P5">import EV_BUSINESS.EV_CONTROL.EV_DECORATOR.ErrorLog;</text:p>
      <text:p text:style-name="P5">import EV_BUSINESS.EV_CONTROL.EV_DECORATOR.IsErrorLog;</text:p>
      <text:p text:style-name="P5">import EV_BUSINESS.EV_CONTROL.EV_DECORATOR.Report;</text:p>
      <text:p text:style-name="P5">import java.text.DateFormat;</text:p>
      <text:p text:style-name="P5">import java.text.SimpleDateFormat;</text:p>
      <text:p text:style-name="P5">import java.util.ArrayList;</text:p>
      <text:p text:style-name="P5">import java.util.Date;</text:p>
      <text:p text:style-name="P5"/>
      <text:p text:style-name="P5">/**</text:p>
      <text:p text:style-name="P5"><text:s/>*</text:p>
      <text:p text:style-name="P5"><text:s/>* @author Anon</text:p>
      <text:p text:style-name="P5"><text:s/>*/</text:p>
      <text:p text:style-name="P5">public class SensorHardware {</text:p>
      <text:p text:style-name="P5"><text:s text:c="4"/></text:p>
      <text:p text:style-name="P5"><text:s text:c="4"/>private ArrayList&lt;double[]&gt; activeWeightSensors; </text:p>
      <text:p text:style-name="P5"><text:s text:c="4"/>private ArrayList&lt;double[]&gt; activeTemperatureSensrs;</text:p>
      <text:p text:style-name="P5"><text:s text:c="4"/>private int acceleratorAddress;</text:p>
      <text:p text:style-name="P5"><text:s text:c="4"/>private int paymentHardwareAddress;</text:p>
      <text:p text:style-name="P5"><text:s text:c="3"/></text:p>
      <text:p text:style-name="P5"><text:s text:c="8"/></text:p>
      <text:p text:style-name="P5"/>
      <text:p text:style-name="P5"><text:soft-page-break/><text:s text:c="4"/>public SensorHardware(ArrayList&lt;double[]&gt; activeWeightSensors, ArrayList&lt;double []&gt; activeTemperatureSensrs, int acceleratorAddress, int paymentHardwareAddress) {</text:p>
      <text:p text:style-name="P5"><text:s text:c="8"/>this.activeWeightSensors = activeWeightSensors;</text:p>
      <text:p text:style-name="P5"><text:s text:c="8"/>this.activeTemperatureSensrs = activeTemperatureSensrs;</text:p>
      <text:p text:style-name="P5"><text:s text:c="8"/>this.acceleratorAddress = 333;</text:p>
      <text:p text:style-name="P5"><text:s text:c="8"/>this.paymentHardwareAddress=666; /*Not sure here yet*/</text:p>
      <text:p text:style-name="P5"><text:s text:c="4"/>}</text:p>
      <text:p text:style-name="P5"><text:s text:c="4"/>public void reset(ArrayList&lt;double[]&gt; activeWeightSensors, ArrayList&lt;double []&gt; activeTemperatureSensrs, int acceleratorAddress, int paymentHardwareAddress){</text:p>
      <text:p text:style-name="P5"><text:s text:c="8"/>this.activeWeightSensors = activeWeightSensors;</text:p>
      <text:p text:style-name="P5"><text:s text:c="8"/>this.activeTemperatureSensrs = activeTemperatureSensrs;</text:p>
      <text:p text:style-name="P5"><text:s text:c="8"/>this.acceleratorAddress = 333; /*Same here not sure */</text:p>
      <text:p text:style-name="P5"><text:s text:c="8"/>this.paymentHardwareAddress=666; /*Not sure here yet*/</text:p>
      <text:p text:style-name="P5"><text:s text:c="8"/></text:p>
      <text:p text:style-name="P5"><text:s text:c="4"/></text:p>
      <text:p text:style-name="P5"><text:s text:c="4"/>}</text:p>
      <text:p text:style-name="P5"><text:s text:c="4"/>public String getCurrentWeigt(){</text:p>
      <text:p text:style-name="P5"><text:s text:c="4"/>String tmp ="";</text:p>
      <text:p text:style-name="P5"><text:s text:c="4"/>double [] sensorWeigthData = new double[2];</text:p>
      <text:p text:style-name="P5"><text:s text:c="6"/>int len = this.activeWeightSensors.size();</text:p>
      <text:p text:style-name="P5"><text:s text:c="6"/>for(int i=0;i&lt;len;i++){</text:p>
      <text:p text:style-name="P5"><text:s text:c="9"/>sensorWeigthData = this.activeWeightSensors.get(i);</text:p>
      <text:p text:style-name="P5"><text:s text:c="9"/>tmp+=""+sensorWeigthData[0]+" "+sensorWeigthData[1]+",";</text:p>
      <text:p text:style-name="P5"><text:s text:c="6"/>}</text:p>
      <text:p text:style-name="P5"><text:s text:c="6"/>return tmp;</text:p>
      <text:p text:style-name="P5"><text:s text:c="4"/>}</text:p>
      <text:p text:style-name="P5"><text:s text:c="4"/>public String getcurrentTemperature(){</text:p>
      <text:p text:style-name="P5"><text:s text:c="7"/>String tmp="";</text:p>
      <text:p text:style-name="P5"><text:s text:c="7"/>double [] sensorTempData = new double[2];</text:p>
      <text:p text:style-name="P5"><text:s text:c="7"/>int len = this.activeTemperatureSensrs.size();</text:p>
      <text:p text:style-name="P5"><text:s text:c="7"/>for(int i=0;i&lt;len;i++){</text:p>
      <text:p text:style-name="P5"><text:s text:c="9"/>sensorTempData = this.activeTemperatureSensrs.get(i);</text:p>
      <text:p text:style-name="P5"><text:s text:c="9"/>tmp+=""+sensorTempData[0]+" "+sensorTempData[1]+",";</text:p>
      <text:p text:style-name="P5"><text:s text:c="6"/>}</text:p>
      <text:p text:style-name="P5"><text:s text:c="6"/>return tmp;</text:p>
      <text:p text:style-name="P5"><text:s text:c="4"/>}</text:p>
      <text:p text:style-name="P5"><text:s text:c="4"/>public String pushData1(){</text:p>
      <text:p text:style-name="P5"><text:s text:c="8"/>String content1 <text:s text:c="5"/>= this.getCurrentWeigt();</text:p>
      <text:p text:style-name="P5"><text:s text:c="8"/>String topic1 <text:s text:c="7"/>= "activeWeightSensors";</text:p>
      <text:p text:style-name="P5"><text:s text:c="8"/>simulateErrorInSystem();</text:p>
      <text:p text:style-name="P5"><text:s text:c="8"/>if(content1.equals("")){</text:p>
      <text:p text:style-name="P5"><text:s text:c="9"/>return "";</text:p>
      <text:p text:style-name="P5"><text:s text:c="8"/>}</text:p>
      <text:p text:style-name="P5"><text:s text:c="8"/>else{</text:p>
      <text:p text:style-name="P5"><text:s text:c="11"/>return topic1+" "+content1;</text:p>
      <text:p text:style-name="P5"><text:s text:c="8"/>}</text:p>
      <text:p text:style-name="P5"><text:s text:c="4"/>}</text:p>
      <text:p text:style-name="P5"><text:s text:c="6"/>public String pushData2(){</text:p>
      <text:p text:style-name="P5"><text:s text:c="9"/>String content2 <text:s text:c="4"/>= this.getcurrentTemperature();</text:p>
      <text:p text:style-name="P5"><text:s text:c="9"/>String topic2 <text:s text:c="5"/>= "activeTempSensors";</text:p>
      <text:p text:style-name="P5"><text:s text:c="9"/>simulateErrorInSystem();</text:p>
      <text:p text:style-name="P5"><text:s text:c="7"/>if(content2.equals("")){</text:p>
      <text:p text:style-name="P5"><text:soft-page-break/><text:s text:c="9"/>return "";</text:p>
      <text:p text:style-name="P5"><text:s text:c="8"/>}</text:p>
      <text:p text:style-name="P5"><text:s text:c="8"/>else{</text:p>
      <text:p text:style-name="P5"><text:s text:c="11"/>return topic2+" "+content2;</text:p>
      <text:p text:style-name="P5"><text:s text:c="8"/>}</text:p>
      <text:p text:style-name="P5"><text:s text:c="4"/>}</text:p>
      <text:p text:style-name="P5"><text:s text:c="6"/>public String pushData3(){</text:p>
      <text:p text:style-name="P5"><text:s text:c="8"/>String content3 <text:s text:c="5"/>= ""+this.acceleratorAddress;</text:p>
      <text:p text:style-name="P5"><text:s text:c="8"/>String topic3 <text:s text:c="5"/>= "AccelData";</text:p>
      <text:p text:style-name="P5"><text:s text:c="8"/>simulateErrorInSystem();</text:p>
      <text:p text:style-name="P5"><text:s text:c="6"/>if(content3.equals("")){</text:p>
      <text:p text:style-name="P5"><text:s text:c="9"/>return "";</text:p>
      <text:p text:style-name="P5"><text:s text:c="8"/>}</text:p>
      <text:p text:style-name="P5"><text:s text:c="8"/>else{</text:p>
      <text:p text:style-name="P5"><text:s text:c="11"/>return topic3+" "+content3;</text:p>
      <text:p text:style-name="P5"><text:s text:c="8"/>}</text:p>
      <text:p text:style-name="P5"><text:s text:c="4"/>}</text:p>
      <text:p text:style-name="P5"><text:s text:c="6"/>public String pushData4(){</text:p>
      <text:p text:style-name="P5"><text:s text:c="7"/>String content4 <text:s text:c="5"/>=""+this.paymentHardwareAddress;</text:p>
      <text:p text:style-name="P5"><text:s text:c="7"/>String topic4 <text:s text:c="5"/>= "PaymetHardware";</text:p>
      <text:p text:style-name="P5"><text:s text:c="7"/>simulateErrorInSystem(); </text:p>
      <text:p text:style-name="P5"><text:s text:c="8"/>if(content4.equals("")){</text:p>
      <text:p text:style-name="P5"><text:s text:c="9"/>return "";</text:p>
      <text:p text:style-name="P5"><text:s text:c="8"/>}</text:p>
      <text:p text:style-name="P5"><text:s text:c="8"/>else{</text:p>
      <text:p text:style-name="P5"><text:s text:c="11"/>return topic4+" "+content4;</text:p>
      <text:p text:style-name="P5"><text:s text:c="8"/>}</text:p>
      <text:p text:style-name="P5"><text:s text:c="4"/>}</text:p>
      <text:p text:style-name="P5"><text:s text:c="4"/>public void simulateErrorInSystem(){</text:p>
      <text:p text:style-name="P5"><text:s text:c="6"/>// System.out.println("Reporting the error");</text:p>
      <text:p text:style-name="P5"><text:s text:c="7"/>DateFormat df = new SimpleDateFormat("dd/MM/yy HH:mm:ss");</text:p>
      <text:p text:style-name="P5"><text:s text:c="7"/>Date dateobj = new Date();</text:p>
      <text:p text:style-name="P5"><text:s text:c="7"/>String date = df.format(dateobj);</text:p>
      <text:p text:style-name="P5"><text:s text:c="7"/>String [] report = new String [2];</text:p>
      <text:p text:style-name="P5"><text:s text:c="7"/>report[0]=date;</text:p>
      <text:p text:style-name="P5"><text:s text:c="7"/>report[1]="Simulated Error [ ** <text:s/>KERNEL PANIC and what have you not ** ]\nException in thread \"CS4125\" SystemAnalysisAndDesign.Mc.Cabes Cyclomatic behaviour.Branch-OverflowError";</text:p>
      <text:p text:style-name="P5"><text:s text:c="7"/>Report errorLog = new IsErrorLog(new IsErrorLog(new ErrorLog(),report),report);</text:p>
      <text:p text:style-name="P5"><text:s text:c="5"/>// errorLog.createReport(report);</text:p>
      <text:p text:style-name="P5"><text:s text:c="4"/>}</text:p>
      <text:p text:style-name="P5">}</text:p>
      <text:p text:style-name="P5"/>
      <text:p text:style-name="P2">Server.java</text:p>
      <text:p text:style-name="P2"/>
      <text:p text:style-name="P5">package EV_BUSINESS.EV_CONTROL;</text:p>
      <text:p text:style-name="P5"/>
      <text:p text:style-name="P5"/>
      <text:p text:style-name="P5">import java.net.*;</text:p>
      <text:p text:style-name="P5">import java.io.*;</text:p>
      <text:p text:style-name="P5">import java.util.*;</text:p>
      <text:p text:style-name="P5"/>
      <text:p text:style-name="P5"><text:soft-page-break/>public class Server implements Runnable {</text:p>
      <text:p text:style-name="P5"/>
      <text:p text:style-name="P5"><text:s text:c="2"/>private Socket connection;</text:p>
      <text:p text:style-name="P5"><text:s text:c="2"/>private String TimeStamp;</text:p>
      <text:p text:style-name="P5"><text:s text:c="2"/>private int ID;</text:p>
      <text:p text:style-name="P5"><text:s text:c="2"/></text:p>
      <text:p text:style-name="P5"><text:s text:c="2"/>int port = 19999;</text:p>
      <text:p text:style-name="P5"><text:s text:c="2"/>int count = 0;</text:p>
      <text:p text:style-name="P5"><text:s text:c="3"/></text:p>
      <text:p text:style-name="P5"><text:s text:c="2"/></text:p>
      <text:p text:style-name="P5"><text:s text:c="2"/>public Server(){</text:p>
      <text:p text:style-name="P5"><text:s text:c="5"/>try{</text:p>
      <text:p text:style-name="P5"><text:s text:c="6"/>ServerSocket socket1 = new ServerSocket(port);</text:p>
      <text:p text:style-name="P5"><text:s text:c="6"/>System.out.println("Server Initialized");</text:p>
      <text:p text:style-name="P5"><text:s text:c="6"/></text:p>
      <text:p text:style-name="P5"><text:s text:c="6"/>while (true) {</text:p>
      <text:p text:style-name="P5"><text:s text:c="8"/>Socket connection = socket1.accept();</text:p>
      <text:p text:style-name="P5"><text:s text:c="8"/>Runnable runnable = new Server(connection, ++count);</text:p>
      <text:p text:style-name="P5"><text:s text:c="8"/>Thread thread = new Thread(runnable);</text:p>
      <text:p text:style-name="P5"><text:s text:c="8"/>thread.start();</text:p>
      <text:p text:style-name="P5"><text:s text:c="6"/>}</text:p>
      <text:p text:style-name="P5"><text:s text:c="4"/>}</text:p>
      <text:p text:style-name="P5"><text:s text:c="4"/>catch (Exception e) {</text:p>
      <text:p text:style-name="P5"><text:s text:c="8"/>System.out.println(e);</text:p>
      <text:p text:style-name="P5"><text:s text:c="4"/>} <text:s text:c="3"/></text:p>
      <text:p text:style-name="P5"><text:s text:c="6"/></text:p>
      <text:p text:style-name="P5"><text:s text:c="2"/>}</text:p>
      <text:p text:style-name="P5"><text:s text:c="2"/>Server(Socket s, int i) {</text:p>
      <text:p text:style-name="P5"><text:s text:c="3"/>this.connection = s;</text:p>
      <text:p text:style-name="P5"><text:s text:c="3"/>this.ID = i;</text:p>
      <text:p text:style-name="P5"><text:s text:c="2"/>}</text:p>
      <text:p text:style-name="P5"/>
      <text:p text:style-name="P5"><text:s text:c="2"/>public void accept() {</text:p>
      <text:p text:style-name="P5"><text:s text:c="5"/>// TODO implement here</text:p>
      <text:p text:style-name="P5"><text:s text:c="7"/>// return null;</text:p>
      <text:p text:style-name="P5"><text:s text:c="2"/>}</text:p>
      <text:p text:style-name="P5"><text:s text:c="2"/>public void sendData() {</text:p>
      <text:p text:style-name="P5"><text:s text:c="4"/>// TODO implement here</text:p>
      <text:p text:style-name="P5"><text:s text:c="4"/>//return null;</text:p>
      <text:p text:style-name="P5"><text:s text:c="2"/>}</text:p>
      <text:p text:style-name="P5"><text:s text:c="2"/>public void run() {</text:p>
      <text:p text:style-name="P5"><text:s text:c="4"/>try {</text:p>
      <text:p text:style-name="P5"><text:s text:c="6"/>BufferedInputStream is = new BufferedInputStream(connection.getInputStream());</text:p>
      <text:p text:style-name="P5"><text:s text:c="6"/>InputStreamReader isr = new InputStreamReader(is);</text:p>
      <text:p text:style-name="P5"><text:s text:c="6"/>int character;</text:p>
      <text:p text:style-name="P5"><text:s text:c="6"/>StringBuffer process = new StringBuffer();</text:p>
      <text:p text:style-name="P5"><text:s text:c="6"/>while((character = isr.read()) != 13) {</text:p>
      <text:p text:style-name="P5"><text:s text:c="8"/>process.append((char)character);</text:p>
      <text:p text:style-name="P5"><text:s text:c="6"/>}</text:p>
      <text:p text:style-name="P5"><text:s text:c="6"/>System.out.println(process);</text:p>
      <text:p text:style-name="P5"><text:s text:c="6"/>//need to wait 10 seconds to pretend that we're processing something</text:p>
      <text:p text:style-name="P5"><text:s text:c="6"/>try {</text:p>
      <text:p text:style-name="P5"><text:soft-page-break/><text:s text:c="8"/>Thread.sleep(10000);</text:p>
      <text:p text:style-name="P5"><text:s text:c="6"/>}</text:p>
      <text:p text:style-name="P5"><text:s text:c="6"/>catch (Exception e){}</text:p>
      <text:p text:style-name="P5"><text:s text:c="6"/>TimeStamp = new java.util.Date().toString();</text:p>
      <text:p text:style-name="P5"><text:s text:c="6"/>String returnCode = "MultipleSocketServer repsonded at "+ TimeStamp + (char) 13;</text:p>
      <text:p text:style-name="P5"><text:s text:c="6"/>BufferedOutputStream os = new BufferedOutputStream(connection.getOutputStream());</text:p>
      <text:p text:style-name="P5"><text:s text:c="6"/>OutputStreamWriter osw = new OutputStreamWriter(os, "US-ASCII");</text:p>
      <text:p text:style-name="P5"><text:s text:c="6"/>osw.write(returnCode);</text:p>
      <text:p text:style-name="P5"><text:s text:c="6"/>osw.flush();</text:p>
      <text:p text:style-name="P5"><text:s text:c="4"/>}</text:p>
      <text:p text:style-name="P5"><text:s text:c="4"/>catch (Exception e) {</text:p>
      <text:p text:style-name="P5"><text:s text:c="6"/>System.out.println(e);</text:p>
      <text:p text:style-name="P5"><text:s text:c="4"/>}</text:p>
      <text:p text:style-name="P5"><text:s text:c="4"/>finally {</text:p>
      <text:p text:style-name="P5"><text:s text:c="6"/>try {</text:p>
      <text:p text:style-name="P5"><text:s text:c="8"/>connection.close();</text:p>
      <text:p text:style-name="P5"><text:s text:c="5"/>}</text:p>
      <text:p text:style-name="P5"><text:s text:c="6"/>catch (IOException e){</text:p>
      <text:p text:style-name="P5"/>
      <text:p text:style-name="P5"><text:s text:c="8"/>System.out.println(e);</text:p>
      <text:p text:style-name="P5"><text:s text:c="6"/>}</text:p>
      <text:p text:style-name="P5"><text:s text:c="4"/>}</text:p>
      <text:p text:style-name="P5"><text:s text:c="2"/>}</text:p>
      <text:p text:style-name="P5">}</text:p>
      <text:p text:style-name="P5"/>
      <text:p text:style-name="P3">SystemControl.java</text:p>
      <text:p text:style-name="P5">/*</text:p>
      <text:p text:style-name="P5"><text:s/>* To change this license header, choose License Headers in Project Properties.</text:p>
      <text:p text:style-name="P5"><text:s/>* To change this template file, choose Tools | Templates</text:p>
      <text:p text:style-name="P5"><text:s/>* and open the template in the editor.</text:p>
      <text:p text:style-name="P5"><text:s/>*/</text:p>
      <text:p text:style-name="P5">package EV_BUSINESS.EV_CONTROL;</text:p>
      <text:p text:style-name="P5"/>
      <text:p text:style-name="P5">import EV_BUSINESS.EV_CONTROL.Sensor;</text:p>
      <text:p text:style-name="P5">import EV_BUSINESS.EV_CONTROL.SystemAdvocate;</text:p>
      <text:p text:style-name="P5"/>
      <text:p text:style-name="P5">/**</text:p>
      <text:p text:style-name="P5"><text:s/>*</text:p>
      <text:p text:style-name="P5"><text:s/>* @author Anon</text:p>
      <text:p text:style-name="P5"><text:s/>*/</text:p>
      <text:p text:style-name="P5">public class SystemControl extends Thread {</text:p>
      <text:p text:style-name="P5"><text:s text:c="4"/></text:p>
      <text:p text:style-name="P5"><text:s text:c="4"/>private boolean runControl =true;</text:p>
      <text:p text:style-name="P5"><text:s text:c="4"/>private SystemAdvocate systemAdvocate;</text:p>
      <text:p text:style-name="P5"><text:s text:c="4"/>private Thread t;</text:p>
      <text:p text:style-name="P5"><text:s text:c="4"/>protected int action;</text:p>
      <text:p text:style-name="P5"><text:s text:c="4"/>protected int[]multiplexer =new int [4];</text:p>
      <text:p text:style-name="P5"><text:s text:c="4"/>protected double [] TemperatureMask;</text:p>
      <text:p text:style-name="P5"><text:s text:c="4"/>protected double [] WeightMask;</text:p>
      <text:p text:style-name="P5"><text:s text:c="4"/>protected int AccelMask;</text:p>
      <text:p text:style-name="P5"/>
      <text:p text:style-name="P5"><text:s text:c="4"/>public synchronized String getSimplifier1() {</text:p>
      <text:p text:style-name="P5"><text:soft-page-break/><text:s text:c="8"/>return simplifier1;</text:p>
      <text:p text:style-name="P5"><text:s text:c="4"/>}</text:p>
      <text:p text:style-name="P5"/>
      <text:p text:style-name="P5"><text:s text:c="4"/>public synchronized void setSimplifier1(String simplifier1) {</text:p>
      <text:p text:style-name="P5"><text:s text:c="8"/>this.simplifier1 = simplifier1;</text:p>
      <text:p text:style-name="P5"><text:s text:c="4"/>}</text:p>
      <text:p text:style-name="P5"/>
      <text:p text:style-name="P5"><text:s text:c="4"/>public synchronized String getSimplifier2() {</text:p>
      <text:p text:style-name="P5"><text:s text:c="8"/>return simplifier2;</text:p>
      <text:p text:style-name="P5"><text:s text:c="4"/>}</text:p>
      <text:p text:style-name="P5"/>
      <text:p text:style-name="P5"><text:s text:c="4"/>public synchronized void setSimplifier2(String simplifier2) {</text:p>
      <text:p text:style-name="P5"><text:s text:c="8"/>this.simplifier2 = simplifier2;</text:p>
      <text:p text:style-name="P5"><text:s text:c="4"/>}</text:p>
      <text:p text:style-name="P5"><text:s text:c="4"/>protected int paymentHardwareMask;</text:p>
      <text:p text:style-name="P5"><text:s text:c="4"/>protected volatile static String simplifier1;</text:p>
      <text:p text:style-name="P5"><text:s text:c="4"/>protected volatile static String simplifier2;</text:p>
      <text:p text:style-name="P5"><text:s text:c="4"/>protected volatile static String simplifier3;</text:p>
      <text:p text:style-name="P5"><text:s text:c="4"/>protected volatile static String simplifier4;</text:p>
      <text:p text:style-name="P5"/>
      <text:p text:style-name="P5"><text:s text:c="4"/>public int getAccelMask() {</text:p>
      <text:p text:style-name="P5"><text:s text:c="8"/>return AccelMask;</text:p>
      <text:p text:style-name="P5"><text:s text:c="4"/>}</text:p>
      <text:p text:style-name="P5"/>
      <text:p text:style-name="P5"><text:s text:c="4"/>public void setAccelMask() {</text:p>
      <text:p text:style-name="P5"><text:s text:c="8"/>String data = this.sensor.getData(3);</text:p>
      <text:p text:style-name="P5"><text:s text:c="9"/>if(data.equals("")){</text:p>
      <text:p text:style-name="P5"><text:s text:c="14"/>this.setSimplifier3("");</text:p>
      <text:p text:style-name="P5"><text:s text:c="8"/>}</text:p>
      <text:p text:style-name="P5"><text:s text:c="8"/>else{</text:p>
      <text:p text:style-name="P5"><text:s text:c="10"/>this.setSimplifier3(data);</text:p>
      <text:p text:style-name="P5"><text:s text:c="10"/>String []tmp = data.split(" ");</text:p>
      <text:p text:style-name="P5"><text:s text:c="10"/>this.AccelMask = Integer.parseInt(tmp[1]) ;</text:p>
      <text:p text:style-name="P5"><text:s text:c="10"/>}</text:p>
      <text:p text:style-name="P5"><text:s text:c="4"/>}</text:p>
      <text:p text:style-name="P5"/>
      <text:p text:style-name="P5"><text:s text:c="4"/>public synchronized String getSimplifier3() {</text:p>
      <text:p text:style-name="P5"><text:s text:c="8"/>return simplifier3;</text:p>
      <text:p text:style-name="P5"><text:s text:c="4"/>}</text:p>
      <text:p text:style-name="P5"/>
      <text:p text:style-name="P5"><text:s text:c="4"/>public synchronized void setSimplifier3(String simplifier3) {</text:p>
      <text:p text:style-name="P5"><text:s text:c="8"/>this.simplifier3 = simplifier3;</text:p>
      <text:p text:style-name="P5"><text:s text:c="4"/>}</text:p>
      <text:p text:style-name="P5"/>
      <text:p text:style-name="P5"><text:s text:c="4"/>public synchronized String getSimplifier4() {</text:p>
      <text:p text:style-name="P5"><text:s text:c="8"/>return simplifier4;</text:p>
      <text:p text:style-name="P5"><text:s text:c="4"/>}</text:p>
      <text:p text:style-name="P5"/>
      <text:p text:style-name="P5"><text:s text:c="4"/>public synchronized void setSimplifier4(String simplifier4) {</text:p>
      <text:p text:style-name="P5"><text:s text:c="8"/>this.simplifier4 = simplifier4;</text:p>
      <text:p text:style-name="P5"><text:s text:c="4"/>}</text:p>
      <text:p text:style-name="P5"/>
      <text:p text:style-name="P5"><text:soft-page-break/><text:s text:c="4"/>public int getPaymentHardwareMask() {</text:p>
      <text:p text:style-name="P5"><text:s text:c="8"/>return paymentHardwareMask;</text:p>
      <text:p text:style-name="P5"><text:s text:c="4"/>}</text:p>
      <text:p text:style-name="P5"/>
      <text:p text:style-name="P5"><text:s text:c="4"/>public void setPaymentHardwareMask() {</text:p>
      <text:p text:style-name="P5"><text:s text:c="8"/>String data = this.sensor.getData(4);</text:p>
      <text:p text:style-name="P5"><text:s text:c="9"/>if(data.equals("")){</text:p>
      <text:p text:style-name="P5"><text:s text:c="13"/>this.setSimplifier4("");</text:p>
      <text:p text:style-name="P5"><text:s text:c="8"/>}</text:p>
      <text:p text:style-name="P5"><text:s text:c="8"/>else{</text:p>
      <text:p text:style-name="P5"><text:s text:c="10"/>this.setSimplifier4(data);</text:p>
      <text:p text:style-name="P5"><text:s text:c="10"/>String []tmp = data.split(" ");</text:p>
      <text:p text:style-name="P5"><text:s text:c="10"/>this.paymentHardwareMask = Integer.parseInt(tmp[1]);</text:p>
      <text:p text:style-name="P5"><text:s text:c="8"/>}</text:p>
      <text:p text:style-name="P5"><text:s text:c="4"/>}</text:p>
      <text:p text:style-name="P5"/>
      <text:p text:style-name="P5"><text:s text:c="4"/>public int getAction() {</text:p>
      <text:p text:style-name="P5"><text:s text:c="8"/>return action;</text:p>
      <text:p text:style-name="P5"><text:s text:c="4"/>}</text:p>
      <text:p text:style-name="P5"/>
      <text:p text:style-name="P5"><text:s text:c="4"/>public double[] getTemperatureMask() {</text:p>
      <text:p text:style-name="P5"><text:s text:c="8"/>return TemperatureMask;</text:p>
      <text:p text:style-name="P5"><text:s text:c="4"/>}</text:p>
      <text:p text:style-name="P5"/>
      <text:p text:style-name="P5"><text:s text:c="4"/>public void setTemperatureMask() {</text:p>
      <text:p text:style-name="P5"><text:s text:c="8"/>String data = this.sensor.getData(2);</text:p>
      <text:p text:style-name="P5"><text:s text:c="8"/>if(data.equals("")){</text:p>
      <text:p text:style-name="P5"><text:s text:c="10"/>this.setSimplifier2("");</text:p>
      <text:p text:style-name="P5"><text:s text:c="8"/>}</text:p>
      <text:p text:style-name="P5"><text:s text:c="8"/>else{</text:p>
      <text:p text:style-name="P5"><text:s text:c="12"/>System.out.println("Test "+data);</text:p>
      <text:p text:style-name="P5"><text:s text:c="12"/>this.setSimplifier2(data);</text:p>
      <text:p text:style-name="P5"><text:s text:c="12"/>data = data.replace("activeTempSensors ","");</text:p>
      <text:p text:style-name="P5"><text:s text:c="12"/>data = data.replace(","," ");</text:p>
      <text:p text:style-name="P5"><text:s text:c="12"/>String [] doubleVals = data.split(" "); <text:s/></text:p>
      <text:p text:style-name="P5"><text:s text:c="12"/>int len = doubleVals.length;</text:p>
      <text:p text:style-name="P5"><text:s text:c="12"/>this.TemperatureMask= new double[len]; </text:p>
      <text:p text:style-name="P5"><text:s text:c="12"/>for(int i=0;i&lt;len ;i++){</text:p>
      <text:p text:style-name="P5"><text:s text:c="16"/>this.TemperatureMask[i] =Double.parseDouble(doubleVals[i]);</text:p>
      <text:p text:style-name="P5"><text:s text:c="12"/>}</text:p>
      <text:p text:style-name="P5"><text:s text:c="8"/>} </text:p>
      <text:p text:style-name="P5"><text:s text:c="4"/>}</text:p>
      <text:p text:style-name="P5"/>
      <text:p text:style-name="P5"><text:s text:c="4"/>public double[] getWeightMask() {</text:p>
      <text:p text:style-name="P5"><text:s text:c="8"/></text:p>
      <text:p text:style-name="P5"><text:s text:c="8"/>return WeightMask;</text:p>
      <text:p text:style-name="P5"><text:s text:c="4"/>}</text:p>
      <text:p text:style-name="P5"/>
      <text:p text:style-name="P5"><text:s text:c="4"/>public void setWeightMask() {</text:p>
      <text:p text:style-name="P5"><text:s text:c="8"/>String data = this.sensor.getData(1);</text:p>
      <text:p text:style-name="P5"><text:s text:c="8"/>if(data.equals("")){</text:p>
      <text:p text:style-name="P5"><text:s text:c="12"/>this.setSimplifier1("");</text:p>
      <text:p text:style-name="P5"><text:soft-page-break/><text:s text:c="8"/>}</text:p>
      <text:p text:style-name="P5"><text:s text:c="8"/>else{</text:p>
      <text:p text:style-name="P5"><text:s text:c="12"/>this.setSimplifier1(data);</text:p>
      <text:p text:style-name="P5"><text:s text:c="12"/>data = data.replace("activeWeightSensors ","");</text:p>
      <text:p text:style-name="P5"><text:s text:c="12"/>data = data.replace(","," ");</text:p>
      <text:p text:style-name="P5"><text:s text:c="12"/>String [] doubleVals = data.split(" "); </text:p>
      <text:p text:style-name="P5"><text:s text:c="12"/>int len = doubleVals.length;</text:p>
      <text:p text:style-name="P5"><text:s text:c="12"/>this.WeightMask = new double[len];</text:p>
      <text:p text:style-name="P5"><text:s text:c="12"/>for(int i=0;i&lt;len ;i++){</text:p>
      <text:p text:style-name="P5"><text:s text:c="16"/>this.WeightMask[i]=Double.parseDouble(doubleVals[i]);</text:p>
      <text:p text:style-name="P5"><text:s text:c="12"/>}</text:p>
      <text:p text:style-name="P5"><text:s text:c="8"/>}</text:p>
      <text:p text:style-name="P5"><text:s text:c="4"/>}</text:p>
      <text:p text:style-name="P5"/>
      <text:p text:style-name="P5"><text:s text:c="4"/>public void setAction(int action) {</text:p>
      <text:p text:style-name="P5"><text:s text:c="8"/>this.action = action;</text:p>
      <text:p text:style-name="P5"><text:s text:c="4"/>}</text:p>
      <text:p text:style-name="P5"><text:s text:c="4"/>public void setMultiplexer(int a,int b,int c,int d){</text:p>
      <text:p text:style-name="P5"><text:s text:c="7"/>this.multiplexer[0]=a;</text:p>
      <text:p text:style-name="P5"><text:s text:c="7"/>this.multiplexer[1]=b;</text:p>
      <text:p text:style-name="P5"><text:s text:c="7"/>this.multiplexer[2]=c;</text:p>
      <text:p text:style-name="P5"><text:s text:c="7"/>this.multiplexer[3]=d;</text:p>
      <text:p text:style-name="P5"><text:s text:c="4"/>}</text:p>
      <text:p text:style-name="P5"><text:s text:c="4"/>private Sensor sensor =null;</text:p>
      <text:p text:style-name="P5"><text:s text:c="4"/></text:p>
      <text:p text:style-name="P5"><text:s text:c="4"/>public SystemControl(SystemAdvocate systemAdvocate){</text:p>
      <text:p text:style-name="P5"><text:s text:c="6"/>this.systemAdvocate = systemAdvocate;</text:p>
      <text:p text:style-name="P5"><text:s text:c="6"/></text:p>
      <text:p text:style-name="P5"><text:s text:c="4"/>}</text:p>
      <text:p text:style-name="P5"><text:s text:c="4"/>public boolean isRunControl() {</text:p>
      <text:p text:style-name="P5"><text:s text:c="8"/>return runControl;</text:p>
      <text:p text:style-name="P5"><text:s text:c="4"/>}</text:p>
      <text:p text:style-name="P5"/>
      <text:p text:style-name="P5"><text:s text:c="4"/>public void setRunControl(boolean runControl) {</text:p>
      <text:p text:style-name="P5"><text:s text:c="8"/>this.runControl = runControl;</text:p>
      <text:p text:style-name="P5"><text:s text:c="4"/>}</text:p>
      <text:p text:style-name="P5"><text:s text:c="4"/></text:p>
      <text:p text:style-name="P5"><text:s text:c="4"/>/////////////////Sensor Thread Start ////////////////////////</text:p>
      <text:p text:style-name="P5"><text:s text:c="4"/>protected void sens_Start(Sensor sensor){</text:p>
      <text:p text:style-name="P5"><text:s text:c="8"/>this.sensor = sensor;</text:p>
      <text:p text:style-name="P5"><text:s text:c="8"/>this.setPaymentHardwareMask();</text:p>
      <text:p text:style-name="P5"><text:s text:c="8"/>this.setTemperatureMask();</text:p>
      <text:p text:style-name="P5"><text:s text:c="8"/>this.setWeightMask();</text:p>
      <text:p text:style-name="P5"><text:s text:c="8"/>this.setAccelMask();</text:p>
      <text:p text:style-name="P5"><text:s text:c="8"/>start();</text:p>
      <text:p text:style-name="P5"><text:s text:c="4"/>}</text:p>
      <text:p text:style-name="P5"><text:s text:c="4"/></text:p>
      <text:p text:style-name="P5"><text:s text:c="4"/>public void verify(String data,int ctr){ </text:p>
      <text:p text:style-name="P5"><text:s text:c="7"/>switch(ctr){</text:p>
      <text:p text:style-name="P5"><text:s text:c="11"/>case 1: if(!data.equals(this.getSimplifier1())){</text:p>
      <text:p text:style-name="P5"><text:s text:c="16"/>System.out.println("test Data and strings {"+this.getSimplifier1()+"} {"+data+"}");</text:p>
      <text:p text:style-name="P5"><text:s text:c="23"/>this.setAction(1);</text:p>
      <text:p text:style-name="P5"><text:soft-page-break/><text:s text:c="23"/>this.runControl = false;</text:p>
      <text:p text:style-name="P5"><text:s text:c="20"/>}</text:p>
      <text:p text:style-name="P5"><text:s text:c="11"/>break;</text:p>
      <text:p text:style-name="P5"><text:s text:c="11"/>case 2: if(!data.equals(this.getSimplifier2())){</text:p>
      <text:p text:style-name="P5"><text:s text:c="23"/>System.out.println("test Data and strings {"+this.getSimplifier2()+"} {"+data+"}");</text:p>
      <text:p text:style-name="P5"><text:s text:c="22"/>this.setAction(2);</text:p>
      <text:p text:style-name="P5"><text:s text:c="22"/>this.runControl = false;</text:p>
      <text:p text:style-name="P5"><text:s text:c="20"/>}</text:p>
      <text:p text:style-name="P5"><text:s text:c="11"/>break;</text:p>
      <text:p text:style-name="P5"><text:s text:c="11"/>case 3: if(!data.equals(this.getSimplifier3())){</text:p>
      <text:p text:style-name="P5"><text:s text:c="23"/>System.out.println("test Data and strings {"+this.getSimplifier3()+"} {"+data+"}");</text:p>
      <text:p text:style-name="P5"><text:s text:c="22"/>this.setAction(3);</text:p>
      <text:p text:style-name="P5"><text:s text:c="22"/>this.runControl = false;</text:p>
      <text:p text:style-name="P5"><text:s text:c="20"/>}</text:p>
      <text:p text:style-name="P5"><text:s text:c="11"/>break;</text:p>
      <text:p text:style-name="P5"><text:s text:c="11"/>case 4: if(!data.equals(this.getSimplifier4())){</text:p>
      <text:p text:style-name="P5"><text:s text:c="23"/>System.out.println("test Data and strings {"+this.getSimplifier4()+"} {"+data+"}");</text:p>
      <text:p text:style-name="P5"><text:s text:c="22"/>this.setAction(4);</text:p>
      <text:p text:style-name="P5"><text:s text:c="22"/>this.runControl = false;</text:p>
      <text:p text:style-name="P5"><text:s text:c="20"/>}</text:p>
      <text:p text:style-name="P5"><text:s text:c="11"/>break;</text:p>
      <text:p text:style-name="P5"><text:s text:c="7"/>}</text:p>
      <text:p text:style-name="P5"><text:s text:c="4"/>}</text:p>
      <text:p text:style-name="P5"><text:s text:c="4"/>///////////////// Sensor Thread End ///////////////////////</text:p>
      <text:p text:style-name="P5"><text:s text:c="4"/>public int provideAction(){</text:p>
      <text:p text:style-name="P5"><text:s text:c="7"/>return action;</text:p>
      <text:p text:style-name="P5"><text:s text:c="4"/>}</text:p>
      <text:p text:style-name="P5"><text:s text:c="4"/>public void run() {</text:p>
      <text:p text:style-name="P5"><text:s text:c="8"/></text:p>
      <text:p text:style-name="P5"><text:s text:c="8"/>int ctr=0;</text:p>
      <text:p text:style-name="P5"><text:s text:c="8"/>String data="";</text:p>
      <text:p text:style-name="P5"><text:s text:c="8"/></text:p>
      <text:p text:style-name="P5"><text:s text:c="8"/>while(true){</text:p>
      <text:p text:style-name="P5"><text:s text:c="12"/>if(this.runControl == false){</text:p>
      <text:p text:style-name="P5"><text:s text:c="14"/>try{</text:p>
      <text:p text:style-name="P5"><text:s text:c="20"/>this.systemAdvocate.initAction(this.getSimplifier2());</text:p>
      <text:p text:style-name="P5"><text:s text:c="20"/>Thread.sleep(3000);</text:p>
      <text:p text:style-name="P5"><text:s text:c="20"/>this.runControl =true;</text:p>
      <text:p text:style-name="P5"><text:s text:c="14"/>}</text:p>
      <text:p text:style-name="P5"><text:s text:c="11"/>catch( InterruptedException e ){</text:p>
      <text:p text:style-name="P5"><text:s text:c="15"/>System.out.println("Exception sleepy is faulty:");</text:p>
      <text:p text:style-name="P5"><text:s text:c="11"/>}</text:p>
      <text:p text:style-name="P5"><text:s text:c="12"/></text:p>
      <text:p text:style-name="P5"><text:s text:c="12"/></text:p>
      <text:p text:style-name="P5"><text:s text:c="12"/>}</text:p>
      <text:p text:style-name="P5"><text:s text:c="11"/>if(ctr &lt; 4){</text:p>
      <text:p text:style-name="P5"><text:s text:c="13"/>if(multiplexer[ctr]&gt;0){ <text:s text:c="2"/></text:p>
      <text:p text:style-name="P5"><text:s text:c="15"/>data = this.sensor.getData(ctr+1);</text:p>
      <text:p text:style-name="P5"><text:s text:c="13"/>}</text:p>
      <text:p text:style-name="P5"><text:s text:c="11"/>}</text:p>
      <text:p text:style-name="P5"><text:s text:c="11"/>else{</text:p>
      <text:p text:style-name="P5"><text:s text:c="14"/>ctr= 0;</text:p>
      <text:p text:style-name="P5"><text:soft-page-break/><text:s text:c="14"/>if(multiplexer[ctr]&gt;0){ <text:s text:c="2"/></text:p>
      <text:p text:style-name="P5"><text:s text:c="17"/>data = this.sensor.getData(ctr +1);</text:p>
      <text:p text:style-name="P5"><text:s text:c="14"/>}</text:p>
      <text:p text:style-name="P5"><text:s text:c="11"/>}</text:p>
      <text:p text:style-name="P5"><text:s text:c="11"/>verify(data,ctr+1);</text:p>
      <text:p text:style-name="P5"><text:s text:c="11"/>ctr++;</text:p>
      <text:p text:style-name="P5"><text:s text:c="11"/>try{</text:p>
      <text:p text:style-name="P5"><text:s text:c="12"/>Thread.sleep(2000);</text:p>
      <text:p text:style-name="P5"><text:s text:c="11"/>}</text:p>
      <text:p text:style-name="P5"><text:s text:c="11"/>catch( InterruptedException e ){</text:p>
      <text:p text:style-name="P5"><text:s text:c="15"/>System.out.println("Exception sleepy is faulty:");</text:p>
      <text:p text:style-name="P5"><text:s text:c="11"/>}</text:p>
      <text:p text:style-name="P5"><text:s text:c="10"/>}</text:p>
      <text:p text:style-name="P5"><text:s text:c="4"/>}</text:p>
      <text:p text:style-name="P5"><text:s text:c="4"/>public void start(){</text:p>
      <text:p text:style-name="P5"><text:s text:c="5"/>System.out.println("Starting Sampling");</text:p>
      <text:p text:style-name="P5"><text:s text:c="6"/>if (t == null)</text:p>
      <text:p text:style-name="P5"><text:s text:c="6"/>{</text:p>
      <text:p text:style-name="P5"><text:s text:c="9"/>t = new Thread (this,"initAction");</text:p>
      <text:p text:style-name="P5"><text:s text:c="9"/>t.start ();</text:p>
      <text:p text:style-name="P5"><text:s text:c="6"/>}</text:p>
      <text:p text:style-name="P5"><text:s text:c="4"/></text:p>
      <text:p text:style-name="P5"><text:s text:c="3"/>}</text:p>
      <text:p text:style-name="P5"><text:s text:c="4"/></text:p>
      <text:p text:style-name="P5">}</text:p>
      <text:p text:style-name="P5"/>
      <text:p text:style-name="P3">SystemAdvocate.java</text:p>
      <text:p text:style-name="P5"/>
      <text:p text:style-name="P6">/*</text:p>
      <text:p text:style-name="P6"><text:s/>* To change this license header, choose License Headers in Project Properties.</text:p>
      <text:p text:style-name="P6"><text:s/>* To change this template file, choose Tools | Templates</text:p>
      <text:p text:style-name="P6"><text:s/>* and open the template in the editor.</text:p>
      <text:p text:style-name="P6"><text:s/>*/</text:p>
      <text:p text:style-name="P6">package EV_BUSINESS.EV_CONTROL;</text:p>
      <text:p text:style-name="P6">import EV_BUSINESS.EV_CONTROL.EVSystem;</text:p>
      <text:p text:style-name="P6">import EV_BUSINESS.EV_CONTROL.EV_DECORATOR.ErrorReporter;</text:p>
      <text:p text:style-name="P6">import EV_BUSINESS.EV_CONTROL.EV_DECORATOR.IsTemperatureImballanceReport;</text:p>
      <text:p text:style-name="P6">import EV_BUSINESS.EV_CONTROL.EV_DECORATOR.Report;</text:p>
      <text:p text:style-name="P6">import java.util.ArrayList;</text:p>
      <text:p text:style-name="P6">import EV_BUSINESS.EV_VENDINGMACHINE.Slot;</text:p>
      <text:p text:style-name="P6">import EV_GUI_ADVOCATE.EV_GUI_CLASSES.ErrorReport;</text:p>
      <text:p text:style-name="P6">import java.text.DateFormat;</text:p>
      <text:p text:style-name="P6">import java.text.SimpleDateFormat;</text:p>
      <text:p text:style-name="P6">import java.util.Date;</text:p>
      <text:p text:style-name="P6"/>
      <text:p text:style-name="P6">/**</text:p>
      <text:p text:style-name="P6"><text:s/>*</text:p>
      <text:p text:style-name="P6"><text:s/>* @author Anon</text:p>
      <text:p text:style-name="P6"><text:s/>*/</text:p>
      <text:p text:style-name="P6">public class SystemAdvocate extends EVSystem implements Payment{</text:p>
      <text:p text:style-name="P6"><text:s text:c="4"/></text:p>
      <text:p text:style-name="P6"><text:s text:c="4"/></text:p>
      <text:p text:style-name="P6"><text:soft-page-break/><text:s text:c="4"/>public SystemControl systemControl;</text:p>
      <text:p text:style-name="P6"><text:s text:c="4"/>private Sensor sensor;</text:p>
      <text:p text:style-name="P6"/>
      <text:p text:style-name="P6"><text:s text:c="4"/>public String getPreviousVal() {</text:p>
      <text:p text:style-name="P6"><text:s text:c="8"/>return previousVal;</text:p>
      <text:p text:style-name="P6"><text:s text:c="4"/>}</text:p>
      <text:p text:style-name="P6"/>
      <text:p text:style-name="P6"><text:s text:c="4"/>public void setPreviousVal(String previousVal) {</text:p>
      <text:p text:style-name="P6"><text:s text:c="8"/>this.previousVal = previousVal;</text:p>
      <text:p text:style-name="P6"><text:s text:c="4"/>}</text:p>
      <text:p text:style-name="P6"><text:s text:c="4"/>private double currentPriceValue;</text:p>
      <text:p text:style-name="P6"><text:s text:c="4"/>private String previousVal;</text:p>
      <text:p text:style-name="P6"><text:s text:c="4"/>private SensorHardware sensorHardware;</text:p>
      <text:p text:style-name="P6"><text:s text:c="4"/>private ArrayList&lt;double []&gt; activeWeightSensors =new ArrayList&lt;double[]&gt;(); </text:p>
      <text:p text:style-name="P6"><text:s text:c="4"/>private ArrayList&lt;double []&gt; activeTemperatureSensrs =new ArrayList&lt;double[]&gt;();;</text:p>
      <text:p text:style-name="P6"><text:s text:c="4"/>private int acceleratorAddress;</text:p>
      <text:p text:style-name="P6"><text:s text:c="4"/></text:p>
      <text:p text:style-name="P6"><text:s text:c="4"/>public void simulateTempImballance(){</text:p>
      <text:p text:style-name="P6"><text:s text:c="8"/></text:p>
      <text:p text:style-name="P6"><text:s text:c="7"/>this.setPreviousVal(this.systemControl.getSimplifier2());</text:p>
      <text:p text:style-name="P6"><text:s text:c="7"/>System.out.println("Settin previous value to "+this.getPreviousVal());</text:p>
      <text:p text:style-name="P6"><text:s text:c="7"/>if(!this.previousVal.equals("")){</text:p>
      <text:p text:style-name="P6"><text:s text:c="10"/>String n = createAnError();</text:p>
      <text:p text:style-name="P6"><text:s text:c="10"/>this.systemControl.setSimplifier2(n);</text:p>
      <text:p text:style-name="P6"><text:s text:c="10"/>System.out.println("previous value is now "+this.getPreviousVal());</text:p>
      <text:p text:style-name="P6"><text:s text:c="7"/>}</text:p>
      <text:p text:style-name="P6"><text:s text:c="4"/>}</text:p>
      <text:p text:style-name="P6"/>
      <text:p text:style-name="P6"><text:s text:c="4"/>/**</text:p>
      <text:p text:style-name="P6"><text:s text:c="5"/>*</text:p>
      <text:p text:style-name="P6"><text:s text:c="5"/>* @param i</text:p>
      <text:p text:style-name="P6"><text:s text:c="5"/>*/</text:p>
      <text:p text:style-name="P6"><text:s text:c="4"/>public String createAnError(){</text:p>
      <text:p text:style-name="P6"><text:s text:c="7"/></text:p>
      <text:p text:style-name="P6"><text:s text:c="7"/>String n = this.systemControl.getSimplifier2().replaceAll("activeTempSensors", "");</text:p>
      <text:p text:style-name="P6"><text:s text:c="7"/>n = n.replaceAll(",", " ");</text:p>
      <text:p text:style-name="P6"><text:s text:c="7"/>String tmp[]=n.split(" ");</text:p>
      <text:p text:style-name="P6"><text:s text:c="8"/>int len = tmp.length;</text:p>
      <text:p text:style-name="P6"><text:s text:c="7"/>String returnVal="";</text:p>
      <text:p text:style-name="P6"><text:s text:c="7"/>tmp[0]="activeTempSensors";</text:p>
      <text:p text:style-name="P6"><text:s text:c="7"/>tmp [2]="0.00";</text:p>
      <text:p text:style-name="P6"><text:s text:c="7"/>for(int i=1;i&lt;len;i++){</text:p>
      <text:p text:style-name="P6"><text:s text:c="11"/>if(i%2==0)</text:p>
      <text:p text:style-name="P6"><text:s text:c="15"/>returnVal+=tmp[i]+",";</text:p>
      <text:p text:style-name="P6"><text:s text:c="11"/>else{</text:p>
      <text:p text:style-name="P6"><text:s text:c="15"/>returnVal+=tmp[i]+" ";</text:p>
      <text:p text:style-name="P6"><text:s text:c="11"/>}</text:p>
      <text:p text:style-name="P6"><text:s text:c="9"/></text:p>
      <text:p text:style-name="P6"><text:s text:c="7"/>}</text:p>
      <text:p text:style-name="P6"><text:s text:c="7"/>System.out.println("This is the new Imballance "+returnVal);</text:p>
      <text:p text:style-name="P6"><text:s text:c="7"/>return returnVal;</text:p>
      <text:p text:style-name="P6"><text:s text:c="4"/>}</text:p>
      <text:p text:style-name="P6"><text:soft-page-break/><text:s text:c="4"/>public void imballance(int i){</text:p>
      <text:p text:style-name="P6"><text:s text:c="7"/></text:p>
      <text:p text:style-name="P6"><text:s text:c="7"/>switch(i){</text:p>
      <text:p text:style-name="P6"><text:s text:c="11"/>case 1: <text:s/>this.simulateWeightImballance();break;</text:p>
      <text:p text:style-name="P6"><text:s text:c="11"/>case 2: <text:s/>this.simulateTempImballance();break;</text:p>
      <text:p text:style-name="P6"><text:s text:c="11"/>case 3: <text:s/>this.simulateImpact();break;</text:p>
      <text:p text:style-name="P6"><text:s text:c="11"/>case 4: <text:s/>this.simulateMoneyUpdate();break;</text:p>
      <text:p text:style-name="P6"><text:s text:c="7"/>}</text:p>
      <text:p text:style-name="P6"><text:s text:c="4"/>}</text:p>
      <text:p text:style-name="P6"><text:s text:c="4"/>public void simulateWeightImballance(){</text:p>
      <text:p text:style-name="P6"><text:s text:c="8"/>System.out.println(this.systemControl.getSimplifier1());</text:p>
      <text:p text:style-name="P6"><text:s text:c="10"/>this.setPreviousVal(this.systemControl.getSimplifier1());</text:p>
      <text:p text:style-name="P6"><text:s text:c="10"/>String n = "Error In Data WeightImballance";</text:p>
      <text:p text:style-name="P6"><text:s text:c="10"/>this.systemControl.setSimplifier1(n);</text:p>
      <text:p text:style-name="P6"><text:s text:c="11"/>System.out.println(this.systemControl.getSimplifier1());</text:p>
      <text:p text:style-name="P6"><text:s text:c="4"/>}</text:p>
      <text:p text:style-name="P6"><text:s text:c="4"/>public void simulateImpact(){</text:p>
      <text:p text:style-name="P6"><text:s text:c="5"/>this.setPreviousVal(this.systemControl.getSimplifier3());</text:p>
      <text:p text:style-name="P6"><text:s text:c="7"/>String n = "Error In Data Impact Detected";</text:p>
      <text:p text:style-name="P6"><text:s text:c="7"/>this.systemControl.setSimplifier3(n);</text:p>
      <text:p text:style-name="P6"><text:s text:c="4"/>}</text:p>
      <text:p text:style-name="P6"><text:s text:c="4"/>public void simulateMoneyUpdate(){</text:p>
      <text:p text:style-name="P6"><text:s text:c="9"/>this.setPreviousVal(this.systemControl.getSimplifier4());</text:p>
      <text:p text:style-name="P6"><text:s text:c="9"/>String n = "Error In Data Money Added";</text:p>
      <text:p text:style-name="P6"><text:s text:c="9"/>this.systemControl.setSimplifier4(n);</text:p>
      <text:p text:style-name="P6"><text:s text:c="4"/>}</text:p>
      <text:p text:style-name="P6"><text:s text:c="4"/>public double getCurrentPriceValue() {</text:p>
      <text:p text:style-name="P6"><text:s text:c="8"/>return currentPriceValue;</text:p>
      <text:p text:style-name="P6"><text:s text:c="4"/>}</text:p>
      <text:p text:style-name="P6"/>
      <text:p text:style-name="P6"><text:s text:c="4"/>public void setCurrentPriceValue(double currentPriceValue) {</text:p>
      <text:p text:style-name="P6"><text:s text:c="8"/>this.currentPriceValue = currentPriceValue;</text:p>
      <text:p text:style-name="P6"><text:s text:c="4"/>}</text:p>
      <text:p text:style-name="P6"/>
      <text:p text:style-name="P6"><text:s text:c="4"/>public double getFinancialStatus() {</text:p>
      <text:p text:style-name="P6"><text:s text:c="8"/>return financialStatus;</text:p>
      <text:p text:style-name="P6"><text:s text:c="4"/>}</text:p>
      <text:p text:style-name="P6"/>
      <text:p text:style-name="P6"><text:s text:c="4"/>public void setFinancialStatus(double financialStatus) {</text:p>
      <text:p text:style-name="P6"><text:s text:c="8"/>this.database.dBopen();</text:p>
      <text:p text:style-name="P6"><text:s text:c="7"/>this.financialStatus = database.getFinanceStatus();</text:p>
      <text:p text:style-name="P6"><text:s text:c="7"/>this.database.dBclose();</text:p>
      <text:p text:style-name="P6"><text:s text:c="4"/>}</text:p>
      <text:p text:style-name="P6"><text:s text:c="4"/>private int paymentHardwareAddress;</text:p>
      <text:p text:style-name="P6"><text:s text:c="4"/>protected double financialStatus;</text:p>
      <text:p text:style-name="P6"/>
      <text:p text:style-name="P6"><text:s text:c="4"/>private Slot[] slots = new <text:s/>Slot[20];</text:p>
      <text:p text:style-name="P6"><text:s text:c="4"/></text:p>
      <text:p text:style-name="P6"><text:s text:c="4"/>public SystemAdvocate(){</text:p>
      <text:p text:style-name="P6"><text:s text:c="8"/>super();</text:p>
      <text:p text:style-name="P6"><text:s text:c="8"/>this.acceleratorAddress = 42;</text:p>
      <text:p text:style-name="P6"><text:s text:c="8"/>this.paymentHardwareAddress=666;</text:p>
      <text:p text:style-name="P6"><text:soft-page-break/><text:s text:c="8"/>setUpSystemControl();</text:p>
      <text:p text:style-name="P6"><text:s text:c="4"/>}</text:p>
      <text:p text:style-name="P6"><text:s text:c="4"/></text:p>
      <text:p text:style-name="P6"><text:s text:c="5"/>public void setUpSystemControl(){ <text:s/></text:p>
      <text:p text:style-name="P6"><text:s text:c="8"/>Slot tmp;</text:p>
      <text:p text:style-name="P6"><text:s text:c="8"/>int len = slots.length;</text:p>
      <text:p text:style-name="P6"><text:s text:c="8"/>for(int i=0;i&lt;len;i++){</text:p>
      <text:p text:style-name="P6"><text:s text:c="10"/>tmp = new Slot();</text:p>
      <text:p text:style-name="P6"><text:s text:c="8"/>slots[i]= tmp;</text:p>
      <text:p text:style-name="P6"><text:s text:c="8"/>}</text:p>
      <text:p text:style-name="P6"><text:s text:c="8"/>reorder();</text:p>
      <text:p text:style-name="P6"><text:s text:c="8"/></text:p>
      <text:p text:style-name="P6"><text:s text:c="8"/>this.sensor = new Sensor();</text:p>
      <text:p text:style-name="P6"><text:s text:c="8"/>this.sensorHardware = new SensorHardware(activeWeightSensors,activeTemperatureSensrs,acceleratorAddress,paymentHardwareAddress);</text:p>
      <text:p text:style-name="P6"><text:s text:c="8"/>this.sensor.setSensors(sensorHardware);</text:p>
      <text:p text:style-name="P6"><text:s text:c="8"/>this.systemControl <text:s/>=new SystemControl(this);</text:p>
      <text:p text:style-name="P6"><text:s text:c="8"/>int a=0,b =0;</text:p>
      <text:p text:style-name="P6"><text:s text:c="8"/>if(this.activeWeightSensors.size()&gt;0){</text:p>
      <text:p text:style-name="P6"><text:s text:c="11"/>a=1;</text:p>
      <text:p text:style-name="P6"><text:s text:c="8"/>}</text:p>
      <text:p text:style-name="P6"><text:s text:c="8"/>if(this.activeTemperatureSensrs.size()&gt;0){</text:p>
      <text:p text:style-name="P6"><text:s text:c="12"/>b=1;</text:p>
      <text:p text:style-name="P6"><text:s text:c="8"/>}</text:p>
      <text:p text:style-name="P6"><text:s text:c="8"/>this.systemControl.setMultiplexer(a, b,1,1);</text:p>
      <text:p text:style-name="P6"><text:s text:c="8"/>this.systemControl.sens_Start(sensor);</text:p>
      <text:p text:style-name="P6"><text:s text:c="5"/>}</text:p>
      <text:p text:style-name="P6"><text:s text:c="5"/>public void initAction(String data){</text:p>
      <text:p text:style-name="P6"><text:s text:c="9"/>//if(this.systemControl.isRunControl()==true)</text:p>
      <text:p text:style-name="P6"><text:s text:c="9"/>this.systemControl.setRunControl(false);</text:p>
      <text:p text:style-name="P6"><text:s text:c="12"/>determineAction(data);</text:p>
      <text:p text:style-name="P6"><text:s text:c="5"/>}</text:p>
      <text:p text:style-name="P6"><text:s text:c="5"/>public <text:s/>void determineAction(String sampleData){</text:p>
      <text:p text:style-name="P6"><text:s text:c="8"/>if(this.systemControl.isRunControl()==false &amp;&amp; !sampleData.equals("")) {</text:p>
      <text:p text:style-name="P6"><text:s text:c="12"/>switch(this.systemControl.getAction()){</text:p>
      <text:p text:style-name="P6"><text:s text:c="16"/>case 1:this.testSync("case 1");</text:p>
      <text:p text:style-name="P6"><text:s text:c="23"/>this.systemControl.setRunControl(true); </text:p>
      <text:p text:style-name="P6"><text:s text:c="23"/>/*reorder()*/break;</text:p>
      <text:p text:style-name="P6"><text:s text:c="16"/>case 2: this.disableSlot(sampleData, 2);</text:p>
      <text:p text:style-name="P6"><text:s text:c="24"/>this.systemControl.setRunControl(true);</text:p>
      <text:p text:style-name="P6"><text:s text:c="24"/>break;</text:p>
      <text:p text:style-name="P6"><text:s text:c="16"/>case 3:this.testSync("case 3");</text:p>
      <text:p text:style-name="P6"><text:s text:c="24"/>this.systemControl.setRunControl(true);</text:p>
      <text:p text:style-name="P6"><text:s text:c="23"/>/*Dispense()*/break;</text:p>
      <text:p text:style-name="P6"><text:s text:c="16"/>case 4:this.testSync("case 4");</text:p>
      <text:p text:style-name="P6"><text:s text:c="23"/>this.systemControl.setRunControl(true);</text:p>
      <text:p text:style-name="P6"><text:s text:c="23"/>/*disableSlot()*/break;</text:p>
      <text:p text:style-name="P6"><text:s text:c="16"/>case 5:this.testSync("case 5");</text:p>
      <text:p text:style-name="P6"><text:s text:c="23"/>this.systemControl.setRunControl(true);</text:p>
      <text:p text:style-name="P6"><text:s text:c="23"/>/*errorMessage()*/break;</text:p>
      <text:p text:style-name="P6"><text:s text:c="16"/>case 6:this.testSync("case 6");</text:p>
      <text:p text:style-name="P6"><text:soft-page-break/><text:s text:c="23"/>this.systemControl.setRunControl(true);</text:p>
      <text:p text:style-name="P6"><text:s text:c="23"/>/*Something */break;</text:p>
      <text:p text:style-name="P6"/>
      <text:p text:style-name="P6"><text:s text:c="12"/>} <text:s/></text:p>
      <text:p text:style-name="P6"><text:s text:c="8"/>}</text:p>
      <text:p text:style-name="P6"><text:s text:c="8"/>this.systemControl.setRunControl(true);</text:p>
      <text:p text:style-name="P6"><text:s text:c="5"/>}</text:p>
      <text:p text:style-name="P6"><text:s text:c="5"/>public void forTemp(String data){</text:p>
      <text:p text:style-name="P6"><text:s text:c="8"/>String [] faultConfig = new String[8];</text:p>
      <text:p text:style-name="P6"><text:s text:c="7"/>double [] tempMask = this.systemControl.getTemperatureMask();</text:p>
      <text:p text:style-name="P6"><text:s text:c="7"/>data = data.replace("activeTempSensors ","");</text:p>
      <text:p text:style-name="P6"><text:s text:c="7"/>data = data.replace(","," "); <text:s/></text:p>
      <text:p text:style-name="P6"><text:s text:c="7"/>String [] sampledTempVals = data.split(" ");</text:p>
      <text:p text:style-name="P6"><text:s text:c="7"/></text:p>
      <text:p text:style-name="P6"><text:s text:c="8"/>int len = sampledTempVals.length;</text:p>
      <text:p text:style-name="P6"><text:s text:c="8"/>double [] sampledTemperatureData = new double[len];</text:p>
      <text:p text:style-name="P6"><text:s text:c="7"/>for (int i = 0;i&lt;len;i++){</text:p>
      <text:p text:style-name="P6"><text:s text:c="8"/>sampledTemperatureData[i]= Double.parseDouble(sampledTempVals[i]);</text:p>
      <text:p text:style-name="P6"><text:s text:c="11"/>if(tempMask[i]!= sampledTemperatureData[i]){</text:p>
      <text:p text:style-name="P6"><text:s text:c="15"/>System.out.println("test: "+tempMask[i]+" "+" "+sampledTemperatureData[i]);</text:p>
      <text:p text:style-name="P6"><text:s text:c="16"/>faultConfig[1]=sampledTempVals[i-1];</text:p>
      <text:p text:style-name="P6"><text:s text:c="16"/>faultConfig[0]="SLOT_CONFIG";</text:p>
      <text:p text:style-name="P6"><text:s text:c="16"/>faultConfig[2]="FAULTY";</text:p>
      <text:p text:style-name="P6"><text:s text:c="16"/>faultConfig[3]="0";</text:p>
      <text:p text:style-name="P6"><text:s text:c="16"/>faultConfig[4]="0.0";</text:p>
      <text:p text:style-name="P6"><text:s text:c="16"/>faultConfig[5]="0.0";</text:p>
      <text:p text:style-name="P6"><text:s text:c="16"/>faultConfig[6]="0.0";</text:p>
      <text:p text:style-name="P6"><text:s text:c="16"/>faultConfig[7]="0.0";</text:p>
      <text:p text:style-name="P6"><text:s text:c="16"/>this.updateConfig(faultConfig);</text:p>
      <text:p text:style-name="P6"><text:s text:c="17"/>reorder();</text:p>
      <text:p text:style-name="P6"><text:s text:c="11"/>}</text:p>
      <text:p text:style-name="P6"><text:s text:c="7"/>}</text:p>
      <text:p text:style-name="P6"><text:s text:c="7"/>DateFormat df = new SimpleDateFormat("dd/MM/yy HH:mm:ss");</text:p>
      <text:p text:style-name="P6"><text:s text:c="7"/>Date dateobj = new Date();</text:p>
      <text:p text:style-name="P6"><text:s text:c="7"/>String date = df.format(dateobj);</text:p>
      <text:p text:style-name="P6"><text:s text:c="7"/>String [] report = new String [6];</text:p>
      <text:p text:style-name="P6"><text:s text:c="7"/>this.database.dBopen();</text:p>
      <text:p text:style-name="P6"><text:s text:c="7"/>int maxID = database.getID("INCIDENT")+1;</text:p>
      <text:p text:style-name="P6"><text:s text:c="7"/>this.database.dBclose();</text:p>
      <text:p text:style-name="P6"><text:s text:c="7"/>report[0]=""+maxID;</text:p>
      <text:p text:style-name="P6"><text:s text:c="7"/>report[1]=date;</text:p>
      <text:p text:style-name="P6"><text:s text:c="7"/>report[2]="Temperature Imballance";</text:p>
      <text:p text:style-name="P6"><text:s text:c="7"/>report[3]="Slot "+faultConfig[1]+" Disabled";</text:p>
      <text:p text:style-name="P6"><text:s text:c="7"/>this.database.dBopen();</text:p>
      <text:p text:style-name="P6"><text:s text:c="7"/>double finance = database.getFinanceStatus();</text:p>
      <text:p text:style-name="P6"><text:s text:c="7"/>this.database.dBclose();</text:p>
      <text:p text:style-name="P6"><text:s text:c="7"/>report[4]=""+this.getFinancialStatus();</text:p>
      <text:p text:style-name="P6"><text:s text:c="7"/>report[5]=""+finance;</text:p>
      <text:p text:style-name="P6"><text:s text:c="7"/>Report temperatureReport= new IsTemperatureImballanceReport (new IsTemperatureImballanceReport(new ErrorReporter(),report),report); <text:s/></text:p>
      <text:p text:style-name="P6"><text:s text:c="8"/>this.database.dBopen();</text:p>
      <text:p text:style-name="P6"><text:s text:c="10"/>database.insertTable(temperatureReport.getReport(), 3);</text:p>
      <text:p text:style-name="P6"><text:soft-page-break/><text:s text:c="8"/>this.database.dBclose();</text:p>
      <text:p text:style-name="P6"><text:s text:c="8"/>this.systemControl.setSimplifier2(this.getPreviousVal());</text:p>
      <text:p text:style-name="P6"><text:s text:c="7"/></text:p>
      <text:p text:style-name="P6"><text:s text:c="8"/>this.sensor.hardReset(activeWeightSensors, activeTemperatureSensrs, acceleratorAddress, paymentHardwareAddress);</text:p>
      <text:p text:style-name="P6"><text:s text:c="8"/>this.systemControl.setPaymentHardwareMask();</text:p>
      <text:p text:style-name="P6"><text:s text:c="8"/>this.systemControl.setTemperatureMask();</text:p>
      <text:p text:style-name="P6"><text:s text:c="8"/>this.systemControl.setWeightMask();</text:p>
      <text:p text:style-name="P6"><text:s text:c="8"/>this.systemControl.setAccelMask();</text:p>
      <text:p text:style-name="P6"><text:s text:c="8"/>System.out.println("Setting value after db update "+this.systemControl.getSimplifier2());</text:p>
      <text:p text:style-name="P6"><text:s text:c="5"/>}</text:p>
      <text:p text:style-name="P6"><text:s text:c="5"/>public void testSync(String n){</text:p>
      <text:p text:style-name="P6"><text:s text:c="8"/>System.out.println(n);</text:p>
      <text:p text:style-name="P6"><text:s text:c="5"/>}</text:p>
      <text:p text:style-name="P6"><text:s text:c="5"/>public void disableSlot(String data, int identifier){</text:p>
      <text:p text:style-name="P6"><text:s text:c="9"/>if(data.equals("")){</text:p>
      <text:p text:style-name="P6"><text:s text:c="13"/></text:p>
      <text:p text:style-name="P6"><text:s text:c="9"/>}</text:p>
      <text:p text:style-name="P6"><text:s text:c="9"/>else{</text:p>
      <text:p text:style-name="P6"><text:s text:c="12"/>switch(identifier){</text:p>
      <text:p text:style-name="P6"><text:s text:c="16"/>case 1:forWeightImballance(data);break;</text:p>
      <text:p text:style-name="P6"><text:s text:c="16"/>case 2:forTemp(data);break;</text:p>
      <text:p text:style-name="P6"><text:s text:c="16"/>case 3:forImpact(data);break;</text:p>
      <text:p text:style-name="P6"><text:s text:c="16"/>case 4:forPayment(data);break;</text:p>
      <text:p text:style-name="P6"><text:s text:c="12"/>}</text:p>
      <text:p text:style-name="P6"><text:s text:c="9"/>}</text:p>
      <text:p text:style-name="P6"><text:s text:c="5"/>}</text:p>
      <text:p text:style-name="P6"><text:s text:c="5"/>public void forWeightImballance(String data){</text:p>
      <text:p text:style-name="P6"><text:s text:c="10"/></text:p>
      <text:p text:style-name="P6"><text:s text:c="5"/>}</text:p>
      <text:p text:style-name="P6"><text:s text:c="5"/>public void forImpact(String data){</text:p>
      <text:p text:style-name="P6"><text:s text:c="5"/></text:p>
      <text:p text:style-name="P6"><text:s text:c="5"/>}</text:p>
      <text:p text:style-name="P6"><text:s text:c="5"/>public void forPayment(String data){</text:p>
      <text:p text:style-name="P6"><text:s text:c="7"/></text:p>
      <text:p text:style-name="P6"><text:s text:c="5"/>}</text:p>
      <text:p text:style-name="P6"><text:s text:c="4"/>@Override</text:p>
      <text:p text:style-name="P6"><text:s text:c="4"/>public void Dispense(double p) {</text:p>
      <text:p text:style-name="P6"><text:s text:c="7"/>// throw new UnsupportedOperationException("Not supported yet."); //To change body of generated methods, choose Tools | Templates.</text:p>
      <text:p text:style-name="P6"><text:s text:c="8"/>if(p &lt; this.currentPriceValue){</text:p>
      <text:p text:style-name="P6"><text:s text:c="11"/>System.out.println(" Insufficient Fund ");</text:p>
      <text:p text:style-name="P6"><text:s text:c="7"/>}</text:p>
      <text:p text:style-name="P6"><text:s text:c="7"/>else if(p &gt; this.currentPriceValue){</text:p>
      <text:p text:style-name="P6"><text:s text:c="11"/>System.out.println(" You have this change to take " <text:s/>+ (p - this.currentPriceValue));</text:p>
      <text:p text:style-name="P6"><text:s text:c="6"/>}</text:p>
      <text:p text:style-name="P6"><text:s text:c="7"/>else</text:p>
      <text:p text:style-name="P6"><text:s text:c="11"/>accept();</text:p>
      <text:p text:style-name="P6"><text:s text:c="4"/>}</text:p>
      <text:p text:style-name="P6"/>
      <text:p text:style-name="P6"><text:s text:c="4"/>@Override</text:p>
      <text:p text:style-name="P6"><text:s text:c="4"/>public void refund() {</text:p>
      <text:p text:style-name="P6"><text:soft-page-break/><text:s text:c="8"/>throw new UnsupportedOperationException("Not supported yet."); //To change body of generated methods, choose Tools | Templates.</text:p>
      <text:p text:style-name="P6"><text:s text:c="4"/>}</text:p>
      <text:p text:style-name="P6"/>
      <text:p text:style-name="P6"><text:s text:c="4"/>@Override</text:p>
      <text:p text:style-name="P6"><text:s text:c="4"/>public void accept() {</text:p>
      <text:p text:style-name="P6"><text:s text:c="8"/>//throw new UnsupportedOperationException("Not supported yet."); //To change body of generated methods, choose Tools | Templates.</text:p>
      <text:p text:style-name="P6"><text:s text:c="9"/>System.out.println(" Thanks for shopping, please take your product ");</text:p>
      <text:p text:style-name="P6"><text:s text:c="4"/>}</text:p>
      <text:p text:style-name="P6"/>
      <text:p text:style-name="P6"><text:s text:c="4"/>@Override</text:p>
      <text:p text:style-name="P6"><text:s text:c="4"/>public void sendData(String[] data) {</text:p>
      <text:p text:style-name="P6"><text:s text:c="8"/>throw new UnsupportedOperationException("Not supported yet."); //To change body of generated methods, choose Tools | Templates.</text:p>
      <text:p text:style-name="P6"><text:s text:c="4"/>}</text:p>
      <text:p text:style-name="P6"/>
      <text:p text:style-name="P6"><text:s text:c="4"/>@Override</text:p>
      <text:p text:style-name="P6"><text:s text:c="4"/>public void reorder() {</text:p>
      <text:p text:style-name="P6"><text:s text:c="8"/>ArrayList&lt;String&gt;slotData =new ArrayList&lt;String&gt;();</text:p>
      <text:p text:style-name="P6"><text:s text:c="8"/>database.dBopen();</text:p>
      <text:p text:style-name="P6"><text:s text:c="8"/>slotData= database.getMachineConfig();</text:p>
      <text:p text:style-name="P6"><text:s text:c="8"/>database.dBclose();</text:p>
      <text:p text:style-name="P6"><text:s text:c="8"/>int location = 0;</text:p>
      <text:p text:style-name="P6"><text:s text:c="8"/>int ctr=0;</text:p>
      <text:p text:style-name="P6"><text:s text:c="8"/>int len = slotData.size();</text:p>
      <text:p text:style-name="P6"><text:s text:c="7"/></text:p>
      <text:p text:style-name="P6"><text:s text:c="8"/>for (int i=0;i&lt;len;i++){</text:p>
      <text:p text:style-name="P6"><text:s text:c="12"/>String[] tmp = slotData.get(i).split(",");</text:p>
      <text:p text:style-name="P6"><text:s text:c="12"/>location = Integer.parseInt(tmp[0]); <text:s text:c="7"/></text:p>
      <text:p text:style-name="P6"><text:s text:c="13"/>if(tmp[1].equals("EMPTY") || tmp[1].equals("FAULTY")){</text:p>
      <text:p text:style-name="P6"><text:s text:c="13"/>}</text:p>
      <text:p text:style-name="P6"><text:s text:c="12"/>else{</text:p>
      <text:p text:style-name="P6"><text:s text:c="14"/>if(Double.parseDouble(tmp[4])&gt;0){</text:p>
      <text:p text:style-name="P6"><text:s text:c="16"/>double [] locationAndTemp= new double [2];</text:p>
      <text:p text:style-name="P6"><text:s text:c="16"/>double [] locationAndWeigth= new double [2];</text:p>
      <text:p text:style-name="P6"><text:s text:c="16"/>locationAndTemp[0]=(double)location;</text:p>
      <text:p text:style-name="P6"><text:s text:c="16"/>locationAndTemp[1]= Double.parseDouble(tmp[4]);</text:p>
      <text:p text:style-name="P6"><text:s text:c="16"/>locationAndWeigth[0]= location;</text:p>
      <text:p text:style-name="P6"><text:s text:c="16"/>locationAndWeigth[1]= 2500;</text:p>
      <text:p text:style-name="P6"><text:s text:c="16"/>this.activeTemperatureSensrs.add(ctr,locationAndTemp);</text:p>
      <text:p text:style-name="P6"><text:s text:c="16"/>System.out.println("Test reorder "+locationAndTemp[0]+" "+locationAndTemp[1]);</text:p>
      <text:p text:style-name="P6"><text:s text:c="16"/>this.activeWeightSensors.add(ctr,locationAndWeigth);</text:p>
      <text:p text:style-name="P6"><text:s text:c="16"/>ctr++;</text:p>
      <text:p text:style-name="P6"><text:s text:c="14"/>}</text:p>
      <text:p text:style-name="P6"><text:s text:c="12"/>} <text:s/></text:p>
      <text:p text:style-name="P6"><text:s text:c="8"/>} <text:s text:c="3"/></text:p>
      <text:p text:style-name="P6"><text:s text:c="4"/>}</text:p>
      <text:p text:style-name="P6"><text:s text:c="4"/>public ArrayList&lt;String&gt; getIncidents(){</text:p>
      <text:p text:style-name="P6"><text:s text:c="5"/>ArrayList&lt;String&gt; n =new ArrayList&lt;String&gt;();</text:p>
      <text:p text:style-name="P6"><text:s text:c="5"/>this.database.dBopen();</text:p>
      <text:p text:style-name="P6"><text:s text:c="5"/>n= database.getIncidents();</text:p>
      <text:p text:style-name="P6"><text:soft-page-break/><text:s text:c="5"/>database.dBclose();</text:p>
      <text:p text:style-name="P6"><text:s text:c="4"/>return n;</text:p>
      <text:p text:style-name="P6"><text:s text:c="4"/>}</text:p>
      <text:p text:style-name="P6"><text:s text:c="4"/>@Override</text:p>
      <text:p text:style-name="P6"><text:s text:c="4"/>public void errorMessage() {</text:p>
      <text:p text:style-name="P6"><text:s text:c="8"/>throw new UnsupportedOperationException("Not supported yet."); //To change body of generated methods, choose Tools | Templates.</text:p>
      <text:p text:style-name="P6"><text:s text:c="4"/>}</text:p>
      <text:p text:style-name="P6"/>
      <text:p text:style-name="P6"><text:s text:c="4"/>@Override</text:p>
      <text:p text:style-name="P6"><text:s text:c="4"/>public boolean validateLogin(String username, String password) {</text:p>
      <text:p text:style-name="P6"><text:s text:c="8"/>throw new UnsupportedOperationException("Not supported yet."); //To change body of generated methods, choose Tools | Templates.</text:p>
      <text:p text:style-name="P6"><text:s text:c="4"/>}</text:p>
      <text:p text:style-name="P6"/>
      <text:p text:style-name="P6"><text:s text:c="4"/>@Override</text:p>
      <text:p text:style-name="P6"><text:s text:c="4"/>public void setLoginDetails(int tableID, String[] n) {</text:p>
      <text:p text:style-name="P6"><text:s text:c="8"/>throw new UnsupportedOperationException("Not supported yet."); //To change body of generated methods, choose Tools | Templates.</text:p>
      <text:p text:style-name="P6"><text:s text:c="4"/>}</text:p>
      <text:p text:style-name="P6"/>
      <text:p text:style-name="P6"><text:s text:c="4"/>@Override</text:p>
      <text:p text:style-name="P6"><text:s text:c="4"/>public void listenConnect() {</text:p>
      <text:p text:style-name="P6"><text:s text:c="8"/>throw new UnsupportedOperationException("Not supported yet."); //To change body of generated methods, choose Tools | Templates.</text:p>
      <text:p text:style-name="P6"><text:s text:c="4"/>}</text:p>
      <text:p text:style-name="P6"/>
      <text:p text:style-name="P6"><text:s text:c="4"/>@Override</text:p>
      <text:p text:style-name="P6"><text:s text:c="4"/>public double getConfig() {</text:p>
      <text:p text:style-name="P6"><text:s text:c="8"/>throw new UnsupportedOperationException("Not supported yet."); //To change body of generated methods, choose Tools | Templates.</text:p>
      <text:p text:style-name="P6"><text:s text:c="4"/>}</text:p>
      <text:p text:style-name="P6"/>
      <text:p text:style-name="P6"><text:s text:c="4"/>@Override</text:p>
      <text:p text:style-name="P6"><text:s text:c="4"/>public void setConfig(int tableID, String[] dbUpdate) {</text:p>
      <text:p text:style-name="P6"><text:s text:c="8"/>throw new UnsupportedOperationException("Not supported yet."); //To change body of generated methods, choose Tools | Templates.</text:p>
      <text:p text:style-name="P6"><text:s text:c="4"/>}</text:p>
      <text:p text:style-name="P6"/>
      <text:p text:style-name="P6"><text:s text:c="4"/>@Override</text:p>
      <text:p text:style-name="P6"><text:s text:c="4"/>public Slot[] getSlots() {</text:p>
      <text:p text:style-name="P6"><text:s text:c="8"/>throw new UnsupportedOperationException("Not supported yet."); //To change body of generated methods, choose Tools | Templates.</text:p>
      <text:p text:style-name="P6"><text:s text:c="4"/>}</text:p>
      <text:p text:style-name="P6"/>
      <text:p text:style-name="P6"><text:s text:c="4"/>@Override</text:p>
      <text:p text:style-name="P6"><text:s text:c="4"/>public void setSlots(Slot[] slots) {</text:p>
      <text:p text:style-name="P6"><text:s text:c="5"/></text:p>
      <text:p text:style-name="P6"><text:s text:c="4"/>}</text:p>
      <text:p text:style-name="P6"/>
      <text:p text:style-name="P6"><text:s text:c="4"/>@Override</text:p>
      <text:p text:style-name="P6"><text:s text:c="4"/>public void updateConfig(String[] dbUpdate) {</text:p>
      <text:p text:style-name="P6"><text:soft-page-break/><text:s text:c="8"/></text:p>
      <text:p text:style-name="P6"><text:s text:c="10"/></text:p>
      <text:p text:style-name="P6"><text:s text:c="7"/></text:p>
      <text:p text:style-name="P6"><text:s text:c="7"/>String [] n1 ={"SLOT_CONFIG","PRODUCT_NAME",dbUpdate[2],dbUpdate[1]};</text:p>
      <text:p text:style-name="P6"><text:s text:c="7"/>String [] n2 ={"SLOT_CONFIG","QUANTITY",dbUpdate[3],dbUpdate[1]};</text:p>
      <text:p text:style-name="P6"><text:s text:c="7"/>String [] n3 ={"SLOT_CONFIG","TEMP_RANGE",dbUpdate[5],dbUpdate[1]};</text:p>
      <text:p text:style-name="P6"><text:s text:c="7"/>String [] n5 ={"SLOT_CONFIG","PRICE",dbUpdate[4],dbUpdate[1]};</text:p>
      <text:p text:style-name="P6"><text:s text:c="7"/>String [] n6 ={"SLOT_CONFIG","CURRENCY_ID",dbUpdate[7],dbUpdate[1]};</text:p>
      <text:p text:style-name="P6"><text:s text:c="7"/>String [] n7 ={"SLOT_CONFIG","TEMP",dbUpdate[6],dbUpdate[1]};</text:p>
      <text:p text:style-name="P6"><text:s text:c="7"/></text:p>
      <text:p text:style-name="P6"><text:s text:c="7"/>database.dBopen();</text:p>
      <text:p text:style-name="P6"><text:s text:c="7"/>database.updateTable(n1);</text:p>
      <text:p text:style-name="P6"><text:s text:c="7"/>database.dBclose();</text:p>
      <text:p text:style-name="P6"><text:s text:c="7"/></text:p>
      <text:p text:style-name="P6"><text:s text:c="7"/>database.dBopen();</text:p>
      <text:p text:style-name="P6"><text:s text:c="7"/>database.updateTable(n2);</text:p>
      <text:p text:style-name="P6"><text:s text:c="7"/>database.dBclose();</text:p>
      <text:p text:style-name="P6"><text:s text:c="7"/></text:p>
      <text:p text:style-name="P6"><text:s text:c="7"/>database.dBopen();</text:p>
      <text:p text:style-name="P6"><text:s text:c="7"/>database.updateTable(n3);</text:p>
      <text:p text:style-name="P6"><text:s text:c="7"/>database.dBclose();</text:p>
      <text:p text:style-name="P6"><text:s text:c="7"/></text:p>
      <text:p text:style-name="P6"><text:s text:c="7"/>database.dBopen();</text:p>
      <text:p text:style-name="P6"><text:s text:c="7"/>database.updateTable(n5);</text:p>
      <text:p text:style-name="P6"><text:s text:c="7"/>database.dBclose();</text:p>
      <text:p text:style-name="P6"><text:s text:c="7"/></text:p>
      <text:p text:style-name="P6"><text:s text:c="7"/>database.dBopen();</text:p>
      <text:p text:style-name="P6"><text:s text:c="7"/>database.updateTable(n6);</text:p>
      <text:p text:style-name="P6"><text:s text:c="7"/>database.dBclose();</text:p>
      <text:p text:style-name="P6"><text:s text:c="7"/></text:p>
      <text:p text:style-name="P6"><text:s text:c="8"/>database.dBopen();</text:p>
      <text:p text:style-name="P6"><text:s text:c="7"/>database.updateTable(n7);</text:p>
      <text:p text:style-name="P6"><text:s text:c="7"/>database.dBclose();</text:p>
      <text:p text:style-name="P6"><text:s text:c="7"/>reorder();</text:p>
      <text:p text:style-name="P6"><text:s text:c="4"/>} <text:s text:c="3"/></text:p>
      <text:p text:style-name="P6">}</text:p>
      <text:p text:style-name="P5"/>
      <text:p text:style-name="P5"/>
      <text:p text:style-name="P4">EVObserver Package</text:p>
      <text:p text:style-name="P6"/>
      <text:p text:style-name="P3"><text:s text:c="3"/><text:span text:style-name="T1">ObservableVals.java </text:span></text:p>
      <text:p text:style-name="P6">/*</text:p>
      <text:p text:style-name="P6"><text:s/>* To change this license header, choose License Headers in Project Properties.</text:p>
      <text:p text:style-name="P6"><text:s/>* To change this template file, choose Tools | Templates</text:p>
      <text:p text:style-name="P6"><text:s/>* and open the template in the editor.</text:p>
      <text:p text:style-name="P6"><text:s/>*/</text:p>
      <text:p text:style-name="P6">package EV_BUSINESS.EV_OBSERVER;</text:p>
      <text:p text:style-name="P6"/>
      <text:p text:style-name="P6">import java.util.Observable;</text:p>
      <text:p text:style-name="P6">/**</text:p>
      <text:p text:style-name="P6"><text:s/>*</text:p>
      <text:p text:style-name="P6"><text:s/>* @author Anon</text:p>
      <text:p text:style-name="P6"><text:soft-page-break/><text:s/>*/</text:p>
      <text:p text:style-name="P6">public class ObservableVals extends Observable {</text:p>
      <text:p text:style-name="P6"><text:s text:c="4"/></text:p>
      <text:p text:style-name="P6"><text:s text:c="4"/>private boolean slotConfigListener = false;</text:p>
      <text:p text:style-name="P6"><text:s text:c="4"/>private boolean loginListeneer = false;</text:p>
      <text:p text:style-name="P6"><text:s text:c="4"/>private boolean changeLoginListener =false;</text:p>
      <text:p text:style-name="P6"><text:s text:c="4"/>private boolean firstSetUpListener=false;</text:p>
      <text:p text:style-name="P6"><text:s text:c="4"/>private boolean startBusinessSetupListener=false;</text:p>
      <text:p text:style-name="P6"><text:s text:c="4"/>private boolean startChangeLoginListener=false;</text:p>
      <text:p text:style-name="P6"><text:s text:c="4"/>private boolean startLoginListener=false;</text:p>
      <text:p text:style-name="P6"><text:s text:c="4"/>private boolean startFirstSetupListener=false;</text:p>
      <text:p text:style-name="P6"><text:s text:c="4"/>private boolean startMainMenuListener=false;</text:p>
      <text:p text:style-name="P6"><text:s text:c="4"/>private boolean startReportListener=false;</text:p>
      <text:p text:style-name="P6"><text:s text:c="4"/>private boolean simulationListenerMainMenu =false;</text:p>
      <text:p text:style-name="P6"><text:s text:c="4"/>private boolean getSlotConfig=false;</text:p>
      <text:p text:style-name="P6"><text:s text:c="4"/>private boolean imballance =false;</text:p>
      <text:p text:style-name="P6"><text:s text:c="4"/>private boolean re_set =false;</text:p>
      <text:p text:style-name="P6"><text:s text:c="4"/>private boolean insertMoney = false;</text:p>
      <text:p text:style-name="P6"/>
      <text:p text:style-name="P6"><text:s text:c="4"/>public boolean isInsertMoney() {</text:p>
      <text:p text:style-name="P6"><text:s text:c="8"/>return insertMoney;</text:p>
      <text:p text:style-name="P6"><text:s text:c="4"/>}</text:p>
      <text:p text:style-name="P6"/>
      <text:p text:style-name="P6"><text:s text:c="4"/>public void setInsertMoney(boolean insertMoney) {</text:p>
      <text:p text:style-name="P6"><text:s text:c="8"/>this.insertMoney = insertMoney;</text:p>
      <text:p text:style-name="P6"><text:s text:c="9"/>setChanged();</text:p>
      <text:p text:style-name="P6"><text:s text:c="8"/>notifyObservers();</text:p>
      <text:p text:style-name="P6"><text:s text:c="4"/>}</text:p>
      <text:p text:style-name="P6"/>
      <text:p text:style-name="P6"><text:s text:c="4"/>private int id; </text:p>
      <text:p text:style-name="P6"/>
      <text:p text:style-name="P6"><text:s text:c="2"/></text:p>
      <text:p text:style-name="P6"/>
      <text:p text:style-name="P6"><text:s text:c="4"/>public int getId() {</text:p>
      <text:p text:style-name="P6"><text:s text:c="8"/>return id;</text:p>
      <text:p text:style-name="P6"><text:s text:c="4"/>}</text:p>
      <text:p text:style-name="P6"/>
      <text:p text:style-name="P6"><text:s text:c="4"/>public void setId(int id) {</text:p>
      <text:p text:style-name="P6"><text:s text:c="8"/>this.id = id;</text:p>
      <text:p text:style-name="P6"><text:s text:c="4"/>}</text:p>
      <text:p text:style-name="P6"><text:s text:c="3"/></text:p>
      <text:p text:style-name="P6"><text:s text:c="4"/></text:p>
      <text:p text:style-name="P6"><text:s text:c="4"/>public void reset(){</text:p>
      <text:p text:style-name="P6"><text:s text:c="9"/>this.slotConfigListener = false;</text:p>
      <text:p text:style-name="P6"><text:s text:c="9"/>this.loginListeneer = false;</text:p>
      <text:p text:style-name="P6"><text:s text:c="9"/>this.changeLoginListener =false;</text:p>
      <text:p text:style-name="P6"><text:s text:c="9"/>this.firstSetUpListener=false;</text:p>
      <text:p text:style-name="P6"><text:s text:c="9"/>this.startBusinessSetupListener=false;</text:p>
      <text:p text:style-name="P6"><text:s text:c="9"/>this.startChangeLoginListener=false;</text:p>
      <text:p text:style-name="P6"><text:s text:c="9"/>this.startLoginListener=false;</text:p>
      <text:p text:style-name="P6"><text:s text:c="9"/>this.startFirstSetupListener=false;</text:p>
      <text:p text:style-name="P6"><text:s text:c="9"/>this.startMainMenuListener=false;</text:p>
      <text:p text:style-name="P6"><text:soft-page-break/><text:s text:c="9"/>this.startReportListener=false;</text:p>
      <text:p text:style-name="P6"><text:s text:c="9"/>this.simulationListenerMainMenu =false;</text:p>
      <text:p text:style-name="P6"><text:s text:c="9"/>this.getSlotConfig =false;</text:p>
      <text:p text:style-name="P6"><text:s text:c="9"/>this.imballance =false;</text:p>
      <text:p text:style-name="P6"><text:s text:c="4"/>}</text:p>
      <text:p text:style-name="P6"/>
      <text:p text:style-name="P6"><text:s text:c="4"/>public boolean isGetSlotConfig() {</text:p>
      <text:p text:style-name="P6"><text:s text:c="8"/>return getSlotConfig;</text:p>
      <text:p text:style-name="P6"><text:s text:c="4"/>}</text:p>
      <text:p text:style-name="P6"/>
      <text:p text:style-name="P6"><text:s text:c="4"/>public void setGetSlotConfig(boolean getSlotConfig) {</text:p>
      <text:p text:style-name="P6"><text:s text:c="8"/>this.getSlotConfig = getSlotConfig;</text:p>
      <text:p text:style-name="P6"><text:s text:c="11"/>setChanged();</text:p>
      <text:p text:style-name="P6"><text:s text:c="8"/>notifyObservers();</text:p>
      <text:p text:style-name="P6"><text:s text:c="4"/>}</text:p>
      <text:p text:style-name="P6"><text:s text:c="4"/>public boolean isSimulationListenerMainMenu() {</text:p>
      <text:p text:style-name="P6"><text:s text:c="8"/>return simulationListenerMainMenu;</text:p>
      <text:p text:style-name="P6"><text:s text:c="4"/>}</text:p>
      <text:p text:style-name="P6"/>
      <text:p text:style-name="P6"><text:s text:c="4"/>public void setSimulationListenerMainMenu(boolean simulationListenerMainMenu) {</text:p>
      <text:p text:style-name="P6"><text:s text:c="8"/>this.simulationListenerMainMenu = simulationListenerMainMenu;</text:p>
      <text:p text:style-name="P6"><text:s text:c="10"/>setChanged();</text:p>
      <text:p text:style-name="P6"><text:s text:c="8"/>notifyObservers();</text:p>
      <text:p text:style-name="P6"><text:s text:c="4"/>}</text:p>
      <text:p text:style-name="P6"><text:s text:c="4"/>public boolean isStartReportListener() {</text:p>
      <text:p text:style-name="P6"><text:s text:c="8"/>return startReportListener;</text:p>
      <text:p text:style-name="P6"><text:s text:c="4"/>}</text:p>
      <text:p text:style-name="P6"/>
      <text:p text:style-name="P6"><text:s text:c="4"/>public void setStartReportListener(boolean startReportListener) {</text:p>
      <text:p text:style-name="P6"><text:s text:c="8"/>this.startReportListener = startReportListener;</text:p>
      <text:p text:style-name="P6"><text:s text:c="9"/>setChanged();</text:p>
      <text:p text:style-name="P6"><text:s text:c="8"/>notifyObservers();</text:p>
      <text:p text:style-name="P6"><text:s text:c="4"/>}</text:p>
      <text:p text:style-name="P6"/>
      <text:p text:style-name="P6"><text:s text:c="4"/>public boolean isStartMainMenuListener() {</text:p>
      <text:p text:style-name="P6"><text:s text:c="8"/>return startMainMenuListener;</text:p>
      <text:p text:style-name="P6"><text:s text:c="4"/>}</text:p>
      <text:p text:style-name="P6"/>
      <text:p text:style-name="P6"><text:s text:c="4"/>public void setStartMainMenuListener(boolean startMainMenuListener) {</text:p>
      <text:p text:style-name="P6"><text:s text:c="8"/>this.startMainMenuListener = startMainMenuListener;</text:p>
      <text:p text:style-name="P6"><text:s text:c="9"/>setChanged();</text:p>
      <text:p text:style-name="P6"><text:s text:c="8"/>notifyObservers();</text:p>
      <text:p text:style-name="P6"><text:s text:c="4"/>}</text:p>
      <text:p text:style-name="P6"/>
      <text:p text:style-name="P6"><text:s text:c="4"/>public boolean isStartBusinessSetupListener() {</text:p>
      <text:p text:style-name="P6"><text:s text:c="8"/>return startBusinessSetupListener;</text:p>
      <text:p text:style-name="P6"><text:s text:c="4"/>}</text:p>
      <text:p text:style-name="P6"/>
      <text:p text:style-name="P6"><text:s text:c="4"/>public void setStartBusinessSetupListener(boolean startBusinessSetupListener) {</text:p>
      <text:p text:style-name="P6"><text:s text:c="8"/>this.startBusinessSetupListener = startBusinessSetupListener;</text:p>
      <text:p text:style-name="P6"><text:s text:c="9"/>setChanged();</text:p>
      <text:p text:style-name="P6"><text:s text:c="8"/>notifyObservers();</text:p>
      <text:p text:style-name="P6"><text:soft-page-break/><text:s text:c="4"/>}</text:p>
      <text:p text:style-name="P6"/>
      <text:p text:style-name="P6"><text:s text:c="4"/>public boolean isStartChangeLoginListener() {</text:p>
      <text:p text:style-name="P6"><text:s text:c="8"/>return startChangeLoginListener;</text:p>
      <text:p text:style-name="P6"><text:s text:c="4"/>}</text:p>
      <text:p text:style-name="P6"/>
      <text:p text:style-name="P6"><text:s text:c="4"/>public void setStartChangeLoginListener(boolean startChangeLoginListener) {</text:p>
      <text:p text:style-name="P6"><text:s text:c="8"/>this.startChangeLoginListener = startChangeLoginListener;</text:p>
      <text:p text:style-name="P6"><text:s text:c="9"/>setChanged();</text:p>
      <text:p text:style-name="P6"><text:s text:c="8"/>notifyObservers();</text:p>
      <text:p text:style-name="P6"><text:s text:c="4"/>}</text:p>
      <text:p text:style-name="P6"/>
      <text:p text:style-name="P6"><text:s text:c="4"/>public boolean isStartLoginListener() {</text:p>
      <text:p text:style-name="P6"><text:s text:c="8"/>return startLoginListener;</text:p>
      <text:p text:style-name="P6"><text:s text:c="4"/>}</text:p>
      <text:p text:style-name="P6"/>
      <text:p text:style-name="P6"><text:s text:c="4"/>public void setStartLoginListener(boolean startLoginListener) {</text:p>
      <text:p text:style-name="P6"><text:s text:c="8"/>this.startLoginListener = startLoginListener;</text:p>
      <text:p text:style-name="P6"><text:s text:c="9"/>setChanged();</text:p>
      <text:p text:style-name="P6"><text:s text:c="8"/>notifyObservers();</text:p>
      <text:p text:style-name="P6"><text:s text:c="4"/>}</text:p>
      <text:p text:style-name="P6"/>
      <text:p text:style-name="P6"><text:s text:c="4"/>public boolean isStartFirstSetupListener() {</text:p>
      <text:p text:style-name="P6"><text:s text:c="8"/>return startFirstSetupListener;</text:p>
      <text:p text:style-name="P6"><text:s text:c="4"/>}</text:p>
      <text:p text:style-name="P6"/>
      <text:p text:style-name="P6"><text:s text:c="4"/>public void setStartFirstSetupListener(boolean startFirstSetupListener) {</text:p>
      <text:p text:style-name="P6"><text:s text:c="8"/>this.startFirstSetupListener = startFirstSetupListener;</text:p>
      <text:p text:style-name="P6"><text:s text:c="9"/>setChanged();</text:p>
      <text:p text:style-name="P6"><text:s text:c="8"/>notifyObservers();</text:p>
      <text:p text:style-name="P6"><text:s text:c="4"/>}</text:p>
      <text:p text:style-name="P6"/>
      <text:p text:style-name="P6"><text:s text:c="4"/>public boolean isImballance() {</text:p>
      <text:p text:style-name="P6"><text:s text:c="8"/>return imballance;</text:p>
      <text:p text:style-name="P6"><text:s text:c="4"/>}</text:p>
      <text:p text:style-name="P6"/>
      <text:p text:style-name="P6"><text:s text:c="4"/>public void setImballance(boolean imballance, int i) {</text:p>
      <text:p text:style-name="P6"><text:s text:c="8"/>this.imballance = imballance;</text:p>
      <text:p text:style-name="P6"><text:s text:c="8"/>this.id = i;</text:p>
      <text:p text:style-name="P6"><text:s text:c="9"/>setChanged();</text:p>
      <text:p text:style-name="P6"><text:s text:c="8"/>notifyObservers();</text:p>
      <text:p text:style-name="P6"><text:s text:c="4"/>}</text:p>
      <text:p text:style-name="P6"><text:s text:c="4"/></text:p>
      <text:p text:style-name="P6"/>
      <text:p text:style-name="P6"><text:s text:c="4"/>public boolean isSlotConfigListener() {</text:p>
      <text:p text:style-name="P6"><text:s text:c="8"/>return slotConfigListener;</text:p>
      <text:p text:style-name="P6"><text:s text:c="4"/>}</text:p>
      <text:p text:style-name="P6"/>
      <text:p text:style-name="P6"><text:s text:c="4"/>public void setSlotConfigListener(boolean slotConfigListener) {</text:p>
      <text:p text:style-name="P6"><text:s text:c="8"/>this.slotConfigListener = slotConfigListener;</text:p>
      <text:p text:style-name="P6"><text:s text:c="9"/>setChanged();</text:p>
      <text:p text:style-name="P6"><text:s text:c="8"/>notifyObservers();</text:p>
      <text:p text:style-name="P6"><text:soft-page-break/><text:s text:c="8"/></text:p>
      <text:p text:style-name="P6"><text:s text:c="4"/>}</text:p>
      <text:p text:style-name="P6"/>
      <text:p text:style-name="P6"><text:s text:c="4"/>public boolean isChangeLoginListener() {</text:p>
      <text:p text:style-name="P6"><text:s text:c="8"/>return changeLoginListener;</text:p>
      <text:p text:style-name="P6"><text:s text:c="4"/>}</text:p>
      <text:p text:style-name="P6"/>
      <text:p text:style-name="P6"><text:s text:c="4"/>public void setChangeLoginListener(boolean changeLoginListener) {</text:p>
      <text:p text:style-name="P6"><text:s text:c="8"/>this.changeLoginListener = changeLoginListener;</text:p>
      <text:p text:style-name="P6"><text:s text:c="9"/>setChanged();</text:p>
      <text:p text:style-name="P6"><text:s text:c="8"/>notifyObservers();</text:p>
      <text:p text:style-name="P6"><text:s text:c="4"/>}</text:p>
      <text:p text:style-name="P6"/>
      <text:p text:style-name="P6"><text:s text:c="4"/>public boolean isLoginListeneer() {</text:p>
      <text:p text:style-name="P6"><text:s text:c="8"/>return loginListeneer;</text:p>
      <text:p text:style-name="P6"><text:s text:c="4"/>}</text:p>
      <text:p text:style-name="P6"/>
      <text:p text:style-name="P6"><text:s text:c="4"/>public void setLoginListeneer(boolean loginListeneer) {</text:p>
      <text:p text:style-name="P6"><text:s text:c="8"/>this.loginListeneer = loginListeneer;</text:p>
      <text:p text:style-name="P6"><text:s text:c="9"/>setChanged();</text:p>
      <text:p text:style-name="P6"><text:s text:c="8"/>notifyObservers();</text:p>
      <text:p text:style-name="P6"><text:s text:c="4"/>}</text:p>
      <text:p text:style-name="P6"/>
      <text:p text:style-name="P6"><text:s text:c="4"/>public boolean isFirstSetUpListener() {</text:p>
      <text:p text:style-name="P6"><text:s text:c="8"/>return firstSetUpListener;</text:p>
      <text:p text:style-name="P6"><text:s text:c="4"/>}</text:p>
      <text:p text:style-name="P6"/>
      <text:p text:style-name="P6"><text:s text:c="4"/>public void setFirstSetUpListener(boolean firstSetUpListener) {</text:p>
      <text:p text:style-name="P6"><text:s text:c="8"/>this.firstSetUpListener = firstSetUpListener;</text:p>
      <text:p text:style-name="P6"><text:s text:c="9"/>setChanged();</text:p>
      <text:p text:style-name="P6"><text:s text:c="8"/>notifyObservers();</text:p>
      <text:p text:style-name="P6"><text:s text:c="4"/>}</text:p>
      <text:p text:style-name="P6"><text:s text:c="4"/>public ObservableVals(){</text:p>
      <text:p text:style-name="P6"><text:s text:c="11"/></text:p>
      <text:p text:style-name="P6"><text:s text:c="4"/>}</text:p>
      <text:p text:style-name="P6"><text:s text:c="4"/>public boolean isBusinessSetUpObserver() {</text:p>
      <text:p text:style-name="P6"><text:s text:c="8"/>return slotConfigListener;</text:p>
      <text:p text:style-name="P6"><text:s text:c="4"/>}</text:p>
      <text:p text:style-name="P6"/>
      <text:p text:style-name="P6"><text:s text:c="4"/>public void setBusinessSetUpObserver(boolean sysObserver) {</text:p>
      <text:p text:style-name="P6"><text:s text:c="8"/>this.slotConfigListener = slotConfigListener;</text:p>
      <text:p text:style-name="P6"><text:s text:c="8"/>setChanged();</text:p>
      <text:p text:style-name="P6"><text:s text:c="8"/>notifyObservers();</text:p>
      <text:p text:style-name="P6"><text:s text:c="4"/>}</text:p>
      <text:p text:style-name="P6">}</text:p>
      <text:p text:style-name="P5"/>
      <text:p text:style-name="P5"/>
      <text:p text:style-name="P4">EOServer.java</text:p>
      <text:p text:style-name="P6">/*</text:p>
      <text:p text:style-name="P6"><text:s/>* To change this license header, choose License Headers in Project Properties.</text:p>
      <text:p text:style-name="P6"><text:s/>* To change this template file, choose Tools | Templates</text:p>
      <text:p text:style-name="P6"><text:s/>* and open the template in the editor.</text:p>
      <text:p text:style-name="P6"><text:soft-page-break/><text:s/>*/</text:p>
      <text:p text:style-name="P6">package EV_BUSINESS.EV_OBSERVER;</text:p>
      <text:p text:style-name="P6"/>
      <text:p text:style-name="P6">import EV_BUSINESS.EV_CONTROL.EVSystem;</text:p>
      <text:p text:style-name="P6">import EV_BUSINESS.EV_CONTROL.EV_DECORATOR.ErrorReporter;</text:p>
      <text:p text:style-name="P6">import EV_BUSINESS.EV_CONTROL.SystemAdvocate;</text:p>
      <text:p text:style-name="P6">import EV_GUI_ADVOCATE.EsyVendingGUI;</text:p>
      <text:p text:style-name="P6">import java.util.Observable;</text:p>
      <text:p text:style-name="P6">import java.util.Observer;</text:p>
      <text:p text:style-name="P6">import EV_BUSINESS.EV_VENDINGMACHINE.VendingMachine;</text:p>
      <text:p text:style-name="P6">import EV_DATA_MANAGEMENT.DatabaseHelper;</text:p>
      <text:p text:style-name="P6">import java.util.*;</text:p>
      <text:p text:style-name="P6">/**</text:p>
      <text:p text:style-name="P6"><text:s/>*</text:p>
      <text:p text:style-name="P6"><text:s/>* @author Anon</text:p>
      <text:p text:style-name="P6"><text:s/>*/</text:p>
      <text:p text:style-name="P6">public class EVOserver implements Observer{</text:p>
      <text:p text:style-name="P6"><text:s text:c="3"/>private ObservableVals ov;</text:p>
      <text:p text:style-name="P6"><text:s text:c="3"/>private EsyVendingGUI gui;</text:p>
      <text:p text:style-name="P6"><text:s text:c="3"/>private VendingMachine vm;</text:p>
      <text:p text:style-name="P6"><text:s text:c="3"/>private DatabaseHelper dbInput;</text:p>
      <text:p text:style-name="P6"><text:s text:c="3"/>private SystemAdvocate myCashStatus;</text:p>
      <text:p text:style-name="P6"><text:s text:c="3"/>private ErrorReporter finance;</text:p>
      <text:p text:style-name="P6"><text:s text:c="3"/></text:p>
      <text:p text:style-name="P6"><text:s text:c="3"/></text:p>
      <text:p text:style-name="P6"><text:s text:c="3"/>public EVOserver(ObservableVals ov, EsyVendingGUI gui,VendingMachine vm )</text:p>
      <text:p text:style-name="P6"><text:s text:c="3"/>{</text:p>
      <text:p text:style-name="P6"><text:s text:c="6"/>this.ov = ov;</text:p>
      <text:p text:style-name="P6"><text:s text:c="6"/>this.gui = gui;</text:p>
      <text:p text:style-name="P6"><text:s text:c="6"/>this.vm = vm;</text:p>
      <text:p text:style-name="P6"><text:s text:c="3"/>}</text:p>
      <text:p text:style-name="P6"><text:s text:c="4"/>@Override</text:p>
      <text:p text:style-name="P6"><text:s text:c="4"/>public void update(Observable o, Object arg) {</text:p>
      <text:p text:style-name="P6"><text:s text:c="8"/>if (o == ov)</text:p>
      <text:p text:style-name="P6"><text:s text:c="6"/>{ /*</text:p>
      <text:p text:style-name="P6"><text:s text:c="11"/>Need to implement the update method here </text:p>
      <text:p text:style-name="P6"><text:s text:c="11"/>we have multiple values in the observableVals object</text:p>
      <text:p text:style-name="P6"><text:s text:c="12"/>+ so we need to listen for a change in these values</text:p>
      <text:p text:style-name="P6"><text:s text:c="12"/>+ find out which variable has changed</text:p>
      <text:p text:style-name="P6"><text:s text:c="12"/>+ Act accordingly</text:p>
      <text:p text:style-name="P6"><text:s text:c="10"/>*/</text:p>
      <text:p text:style-name="P6"><text:s text:c="9"/>// that the loginListener observer when user enters save we can access</text:p>
      <text:p text:style-name="P6"><text:s text:c="10"/>// the new data fields</text:p>
      <text:p text:style-name="P6"><text:s text:c="10"/>if(ov.isLoginListeneer()==true){</text:p>
      <text:p text:style-name="P6"><text:s text:c="12"/>if(vm.validateLogin(gui.login.getUsername(),gui.login.getPassword()) == true){</text:p>
      <text:p text:style-name="P6"><text:s text:c="16"/>System.out.println("evaluated to true");</text:p>
      <text:p text:style-name="P6"><text:s text:c="15"/>gui.MainMenu();</text:p>
      <text:p text:style-name="P6"><text:s text:c="12"/></text:p>
      <text:p text:style-name="P6"><text:s text:c="12"/>}</text:p>
      <text:p text:style-name="P6"><text:s text:c="12"/></text:p>
      <text:p text:style-name="P6"><text:s text:c="12"/>else{</text:p>
      <text:p text:style-name="P6"><text:s text:c="15"/>System.out.println(" evaluated to false?");</text:p>
      <text:p text:style-name="P6"><text:soft-page-break/><text:s text:c="15"/>gui.errorMessage("Invalid user or password");</text:p>
      <text:p text:style-name="P6"><text:s text:c="12"/>}</text:p>
      <text:p text:style-name="P6"><text:s text:c="12"/>ov.reset();</text:p>
      <text:p text:style-name="P6"><text:s text:c="9"/>}</text:p>
      <text:p text:style-name="P6"><text:s text:c="9"/>if(ov.isChangeLoginListener()==true){</text:p>
      <text:p text:style-name="P6"><text:s text:c="12"/>String arg1 = gui.changeLogin.getUsername();</text:p>
      <text:p text:style-name="P6"><text:s text:c="12"/>String arg2 = gui.changeLogin.getPassword();</text:p>
      <text:p text:style-name="P6"><text:s text:c="12"/>String arg3 = gui.changeLogin.getEmail();</text:p>
      <text:p text:style-name="P6"><text:s text:c="12"/>String arg4 = gui.changeLogin.getPhone();</text:p>
      <text:p text:style-name="P6"><text:s text:c="12"/>String tmp="";</text:p>
      <text:p text:style-name="P6"><text:s text:c="12"/>String [] n = {tmp,arg1,arg2,arg3,arg4};</text:p>
      <text:p text:style-name="P6"><text:s text:c="12"/>gui.changeLogin.dispose();</text:p>
      <text:p text:style-name="P6"><text:s text:c="12"/>vm.setLoginDetails(2,n);</text:p>
      <text:p text:style-name="P6"><text:s text:c="12"/>vm.testConfigs(1);</text:p>
      <text:p text:style-name="P6"><text:s text:c="12"/>ov.reset();</text:p>
      <text:p text:style-name="P6"><text:s text:c="9"/>}</text:p>
      <text:p text:style-name="P6"><text:s text:c="9"/>if(ov.isFirstSetUpListener()==true){</text:p>
      <text:p text:style-name="P6"><text:s text:c="11"/>vm.sendData(gui.machineSetup.getAll());</text:p>
      <text:p text:style-name="P6"><text:s text:c="11"/>vm.setUp();</text:p>
      <text:p text:style-name="P6"><text:s text:c="11"/>ov.reset();</text:p>
      <text:p text:style-name="P6"><text:s text:c="9"/>}</text:p>
      <text:p text:style-name="P6"><text:s text:c="9"/>if(ov.isSlotConfigListener()==true){</text:p>
      <text:p text:style-name="P6"><text:s text:c="11"/>int arg1 = gui.businessSetUp.getSlotID();</text:p>
      <text:p text:style-name="P6"><text:s text:c="11"/>double arg2 = gui.businessSetUp.getTempRange();</text:p>
      <text:p text:style-name="P6"><text:s text:c="11"/>String arg3 = gui.businessSetUp.getProductName();</text:p>
      <text:p text:style-name="P6"><text:s text:c="11"/>double arg4 = gui.businessSetUp.getPrice();</text:p>
      <text:p text:style-name="P6"><text:s text:c="11"/>int arg5 = gui.businessSetUp.getQuant();</text:p>
      <text:p text:style-name="P6"><text:s text:c="11"/>int arg6 = gui.businessSetUp.getCurrencyType();</text:p>
      <text:p text:style-name="P6"><text:s text:c="10"/></text:p>
      <text:p text:style-name="P6"><text:s text:c="11"/>vm.setSlot(arg1,arg2,arg3,arg4,arg5,arg6);</text:p>
      <text:p text:style-name="P6"><text:s text:c="10"/></text:p>
      <text:p text:style-name="P6"><text:s text:c="11"/>vm.updateConfig(gui.businessSetUp.getALL());</text:p>
      <text:p text:style-name="P6"><text:s text:c="11"/>vm.updateConfig(gui.businessSetUp.getALL());</text:p>
      <text:p text:style-name="P6"><text:s text:c="11"/>vm.testConfigs(2);</text:p>
      <text:p text:style-name="P6"><text:s text:c="11"/>ov.reset();</text:p>
      <text:p text:style-name="P6"><text:s text:c="9"/>}</text:p>
      <text:p text:style-name="P6"><text:s text:c="9"/>if(ov.isStartBusinessSetupListener()==true){</text:p>
      <text:p text:style-name="P6"><text:s text:c="12"/>gui.businessSetup();</text:p>
      <text:p text:style-name="P6"><text:s text:c="12"/>gui.businessSetUp.setAvailableProductNames(vm.getProducts());</text:p>
      <text:p text:style-name="P6"><text:s text:c="12"/>ov.reset();</text:p>
      <text:p text:style-name="P6"><text:s text:c="9"/>}</text:p>
      <text:p text:style-name="P6"><text:s text:c="9"/>if(ov.isStartChangeLoginListener()==true){</text:p>
      <text:p text:style-name="P6"><text:s text:c="12"/>gui.loginSetup();</text:p>
      <text:p text:style-name="P6"><text:s text:c="12"/>ov.reset();</text:p>
      <text:p text:style-name="P6"><text:s text:c="9"/>}</text:p>
      <text:p text:style-name="P6"><text:s text:c="9"/>if(ov.isStartFirstSetupListener()==true){</text:p>
      <text:p text:style-name="P6"><text:s text:c="12"/>gui.setUp();</text:p>
      <text:p text:style-name="P6"><text:s text:c="12"/>ov.reset();</text:p>
      <text:p text:style-name="P6"><text:s text:c="9"/>}</text:p>
      <text:p text:style-name="P6"><text:s text:c="9"/>if(ov.isStartLoginListener()==true){</text:p>
      <text:p text:style-name="P6"><text:s text:c="12"/>gui.login();</text:p>
      <text:p text:style-name="P6"><text:s text:c="12"/>ov.reset();</text:p>
      <text:p text:style-name="P6"><text:soft-page-break/><text:s text:c="9"/>}</text:p>
      <text:p text:style-name="P6"><text:s text:c="9"/>if(ov.isStartMainMenuListener()==true){</text:p>
      <text:p text:style-name="P6"><text:s text:c="12"/>gui.MainMenu();</text:p>
      <text:p text:style-name="P6"><text:s text:c="12"/>ov.reset();</text:p>
      <text:p text:style-name="P6"><text:s text:c="9"/>}</text:p>
      <text:p text:style-name="P6"><text:s text:c="9"/>if(ov.isStartReportListener()==true){</text:p>
      <text:p text:style-name="P6"><text:s text:c="14"/>SystemAdvocate sa = ( SystemAdvocate)gui.systemAdvocate;</text:p>
      <text:p text:style-name="P6"><text:s text:c="13"/>gui.incidents(sa.getIncidents());</text:p>
      <text:p text:style-name="P6"><text:s text:c="9"/>} </text:p>
      <text:p text:style-name="P6"><text:s text:c="9"/>if(ov.isSimulationListenerMainMenu()==true){</text:p>
      <text:p text:style-name="P6"><text:s text:c="13"/>System.out.println("In Observer");</text:p>
      <text:p text:style-name="P6"><text:s text:c="12"/>gui.login();</text:p>
      <text:p text:style-name="P6"><text:s text:c="12"/>ov.reset();</text:p>
      <text:p text:style-name="P6"><text:s text:c="9"/>}</text:p>
      <text:p text:style-name="P6"><text:s text:c="9"/>if(ov.isGetSlotConfig()==true){</text:p>
      <text:p text:style-name="P6"><text:s text:c="12"/>if(vm.getSlot(gui.simulator.index).isIsUsed()==false){</text:p>
      <text:p text:style-name="P6"><text:s text:c="13"/>gui.simulator.setTextAreas("Slot "+gui.simulator.index+" is Empty:");</text:p>
      <text:p text:style-name="P6"><text:s text:c="13"/>gui.simulator.setTextFields("Empty", "Empty");</text:p>
      <text:p text:style-name="P6"><text:s text:c="13"/>ov.reset();</text:p>
      <text:p text:style-name="P6"><text:s text:c="12"/>}</text:p>
      <text:p text:style-name="P6"><text:s text:c="12"/>else{</text:p>
      <text:p text:style-name="P6"><text:s text:c="16"/>gui.simulator.setTextAreas(vm.getSlot(gui.simulator.index).toString());</text:p>
      <text:p text:style-name="P6"><text:s text:c="16"/>String[] tmp = vm.getSlot(gui.simulator.index).toString().split("\n");</text:p>
      <text:p text:style-name="P6"><text:s text:c="16"/></text:p>
      <text:p text:style-name="P6"><text:s text:c="16"/>String []n1 = tmp[3].split(" ");</text:p>
      <text:p text:style-name="P6"><text:s text:c="16"/>String []n2 = tmp[4].split(" ");</text:p>
      <text:p text:style-name="P6"><text:s text:c="16"/></text:p>
      <text:p text:style-name="P6"><text:s text:c="16"/>gui.simulator.setTextFields(n1[2],n2[2]+"0");</text:p>
      <text:p text:style-name="P6"><text:s text:c="16"/>ov.reset();</text:p>
      <text:p text:style-name="P6"><text:s text:c="12"/>}</text:p>
      <text:p text:style-name="P6"><text:s text:c="9"/>}</text:p>
      <text:p text:style-name="P6"><text:s text:c="9"/>if(ov.isInsertMoney()== true){</text:p>
      <text:p text:style-name="P6"><text:s text:c="13"/>ov.setInsertMoney(true);</text:p>
      <text:p text:style-name="P6"><text:s text:c="13"/>if(gui.simulator.index == 30){</text:p>
      <text:p text:style-name="P6"><text:s text:c="17"/>Date d = this.gui.simulator.date;</text:p>
      <text:p text:style-name="P6"><text:s text:c="17"/>String m = <text:s/>this.gui.simulator.getMyPrice();</text:p>
      <text:p text:style-name="P6"><text:s text:c="17"/>String <text:s/>[] cash = new String []{};</text:p>
      <text:p text:style-name="P6"><text:s text:c="17"/>cash[0] = d.toString();</text:p>
      <text:p text:style-name="P6"><text:s text:c="17"/>cash[1] = m;</text:p>
      <text:p text:style-name="P6"><text:s text:c="17"/>gui.simulator.setTextFields(cash[0],cash[1]); <text:s text:c="2"/></text:p>
      <text:p text:style-name="P6"><text:s text:c="17"/>this.dbInput.insertTable(cash, 4);</text:p>
      <text:p text:style-name="P6"><text:s text:c="17"/>String moni = String.valueOf(this.myCashStatus.getFinancialStatus());</text:p>
      <text:p text:style-name="P6"><text:s text:c="17"/>double pay = Double.parseDouble(moni);</text:p>
      <text:p text:style-name="P6"><text:s text:c="17"/>this.myCashStatus.setFinancialStatus(pay);</text:p>
      <text:p text:style-name="P6"><text:s text:c="17"/></text:p>
      <text:p text:style-name="P6"><text:s text:c="13"/>}</text:p>
      <text:p text:style-name="P6"><text:s text:c="13"/>else{</text:p>
      <text:p text:style-name="P6"><text:s text:c="17"/>ov.setInsertMoney(false);</text:p>
      <text:p text:style-name="P6"><text:s text:c="17"/>ov.reset();</text:p>
      <text:p text:style-name="P6"><text:s text:c="13"/>}</text:p>
      <text:p text:style-name="P6"><text:s text:c="9"/>}</text:p>
      <text:p text:style-name="P6"><text:s text:c="9"/>if(ov.isImballance() ==true){</text:p>
      <text:p text:style-name="P6"><text:soft-page-break/>/*</text:p>
      <text:p text:style-name="P6"><text:s/>* To change this license header, choose License Headers in Project Properties.</text:p>
      <text:p text:style-name="P6"><text:s/>* To change this template file, choose Tools | Templates</text:p>
      <text:p text:style-name="P6"><text:s/>* and open the template in the editor.</text:p>
      <text:p text:style-name="P6"><text:s/>*/</text:p>
      <text:p text:style-name="P6">package EV_BUSINESS.EV_OBSERVER;</text:p>
      <text:p text:style-name="P6"/>
      <text:p text:style-name="P6">import EV_BUSINESS.EV_CONTROL.EVSystem;</text:p>
      <text:p text:style-name="P6">import EV_BUSINESS.EV_CONTROL.EV_DECORATOR.ErrorReporter;</text:p>
      <text:p text:style-name="P6">import EV_BUSINESS.EV_CONTROL.SystemAdvocate;</text:p>
      <text:p text:style-name="P6">import EV_GUI_ADVOCATE.EsyVendingGUI;</text:p>
      <text:p text:style-name="P6">import java.util.Observable;</text:p>
      <text:p text:style-name="P6">import java.util.Observer;</text:p>
      <text:p text:style-name="P6">import EV_BUSINESS.EV_VENDINGMACHINE.VendingMachine;</text:p>
      <text:p text:style-name="P6">import EV_DATA_MANAGEMENT.DatabaseHelper;</text:p>
      <text:p text:style-name="P6">import java.util.*;</text:p>
      <text:p text:style-name="P6">/**</text:p>
      <text:p text:style-name="P6"><text:s/>*</text:p>
      <text:p text:style-name="P6"><text:s/>* @author Anon</text:p>
      <text:p text:style-name="P6"><text:s/>*/</text:p>
      <text:p text:style-name="P6">public class EVOserver implements Observer{</text:p>
      <text:p text:style-name="P6"><text:s text:c="3"/>private ObservableVals ov;</text:p>
      <text:p text:style-name="P6"><text:s text:c="3"/>private EsyVendingGUI gui;</text:p>
      <text:p text:style-name="P6"><text:s text:c="3"/>private VendingMachine vm;</text:p>
      <text:p text:style-name="P6"><text:s text:c="3"/>private DatabaseHelper dbInput;</text:p>
      <text:p text:style-name="P6"><text:s text:c="3"/>private SystemAdvocate myCashStatus;</text:p>
      <text:p text:style-name="P6"><text:s text:c="3"/>private ErrorReporter finance;</text:p>
      <text:p text:style-name="P6"><text:s text:c="3"/></text:p>
      <text:p text:style-name="P6"><text:s text:c="3"/></text:p>
      <text:p text:style-name="P6"><text:s text:c="3"/>public EVOserver(ObservableVals ov, EsyVendingGUI gui,VendingMachine vm )</text:p>
      <text:p text:style-name="P6"><text:s text:c="3"/>{</text:p>
      <text:p text:style-name="P6"><text:s text:c="6"/>this.ov = ov;</text:p>
      <text:p text:style-name="P6"><text:s text:c="6"/>this.gui = gui;</text:p>
      <text:p text:style-name="P6"><text:s text:c="6"/>this.vm = vm;</text:p>
      <text:p text:style-name="P6"><text:s text:c="3"/>}</text:p>
      <text:p text:style-name="P6"><text:s text:c="4"/>@Override</text:p>
      <text:p text:style-name="P6"><text:s text:c="4"/>public void update(Observable o, Object arg) {</text:p>
      <text:p text:style-name="P6"><text:s text:c="8"/>if (o == ov)</text:p>
      <text:p text:style-name="P6"><text:s text:c="6"/>{ /*</text:p>
      <text:p text:style-name="P6"><text:s text:c="11"/>Need to implement the update method here </text:p>
      <text:p text:style-name="P6"><text:s text:c="11"/>we have multiple values in the observableVals object</text:p>
      <text:p text:style-name="P6"><text:s text:c="12"/>+ so we need to listen for a change in these values</text:p>
      <text:p text:style-name="P6"><text:s text:c="12"/>+ find out which variable has changed</text:p>
      <text:p text:style-name="P6"><text:s text:c="12"/>+ Act accordingly</text:p>
      <text:p text:style-name="P6"><text:s text:c="10"/>*/</text:p>
      <text:p text:style-name="P6"><text:s text:c="9"/>// that the loginListener observer when user enters save we can access</text:p>
      <text:p text:style-name="P6"><text:s text:c="10"/>// the new data fields</text:p>
      <text:p text:style-name="P6"><text:s text:c="10"/>if(ov.isLoginListeneer()==true){</text:p>
      <text:p text:style-name="P6"><text:s text:c="12"/>if(vm.validateLogin(gui.login.getUsername(),gui.login.getPassword()) == true){</text:p>
      <text:p text:style-name="P6"><text:s text:c="16"/>System.out.println("evaluated to true");</text:p>
      <text:p text:style-name="P6"><text:s text:c="15"/>gui.MainMenu();</text:p>
      <text:p text:style-name="P6"><text:s text:c="12"/></text:p>
      <text:p text:style-name="P6"><text:soft-page-break/><text:s text:c="12"/>}</text:p>
      <text:p text:style-name="P6"><text:s text:c="12"/></text:p>
      <text:p text:style-name="P6"><text:s text:c="12"/>else{</text:p>
      <text:p text:style-name="P6"><text:s text:c="15"/>System.out.println(" evaluated to false?");</text:p>
      <text:p text:style-name="P6"><text:s text:c="15"/>gui.errorMessage("Invalid user or password");</text:p>
      <text:p text:style-name="P6"><text:s text:c="12"/>}</text:p>
      <text:p text:style-name="P6"><text:s text:c="12"/>ov.reset();</text:p>
      <text:p text:style-name="P6"><text:s text:c="9"/>}</text:p>
      <text:p text:style-name="P6"><text:s text:c="9"/>if(ov.isChangeLoginListener()==true){</text:p>
      <text:p text:style-name="P6"><text:s text:c="12"/>String arg1 = gui.changeLogin.getUsername();</text:p>
      <text:p text:style-name="P6"><text:s text:c="12"/>String arg2 = gui.changeLogin.getPassword();</text:p>
      <text:p text:style-name="P6"><text:s text:c="12"/>String arg3 = gui.changeLogin.getEmail();</text:p>
      <text:p text:style-name="P6"><text:s text:c="12"/>String arg4 = gui.changeLogin.getPhone();</text:p>
      <text:p text:style-name="P6"><text:s text:c="12"/>String tmp="";</text:p>
      <text:p text:style-name="P6"><text:s text:c="12"/>String [] n = {tmp,arg1,arg2,arg3,arg4};</text:p>
      <text:p text:style-name="P6"><text:s text:c="12"/>gui.changeLogin.dispose();</text:p>
      <text:p text:style-name="P6"><text:s text:c="12"/>vm.setLoginDetails(2,n);</text:p>
      <text:p text:style-name="P6"><text:s text:c="12"/>vm.testConfigs(1);</text:p>
      <text:p text:style-name="P6"><text:s text:c="12"/>ov.reset();</text:p>
      <text:p text:style-name="P6"><text:s text:c="9"/>}</text:p>
      <text:p text:style-name="P6"><text:s text:c="9"/>if(ov.isFirstSetUpListener()==true){</text:p>
      <text:p text:style-name="P6"><text:s text:c="11"/>vm.sendData(gui.machineSetup.getAll());</text:p>
      <text:p text:style-name="P6"><text:s text:c="11"/>vm.setUp();</text:p>
      <text:p text:style-name="P6"><text:s text:c="11"/>ov.reset();</text:p>
      <text:p text:style-name="P6"><text:s text:c="9"/>}</text:p>
      <text:p text:style-name="P6"><text:s text:c="9"/>if(ov.isSlotConfigListener()==true){</text:p>
      <text:p text:style-name="P6"><text:s text:c="11"/>int arg1 = gui.businessSetUp.getSlotID();</text:p>
      <text:p text:style-name="P6"><text:s text:c="11"/>double arg2 = gui.businessSetUp.getTempRange();</text:p>
      <text:p text:style-name="P6"><text:s text:c="11"/>String arg3 = gui.businessSetUp.getProductName();</text:p>
      <text:p text:style-name="P6"><text:s text:c="11"/>double arg4 = gui.businessSetUp.getPrice();</text:p>
      <text:p text:style-name="P6"><text:s text:c="11"/>int arg5 = gui.businessSetUp.getQuant();</text:p>
      <text:p text:style-name="P6"><text:s text:c="11"/>int arg6 = gui.businessSetUp.getCurrencyType();</text:p>
      <text:p text:style-name="P6"><text:s text:c="10"/></text:p>
      <text:p text:style-name="P6"><text:s text:c="11"/>vm.setSlot(arg1,arg2,arg3,arg4,arg5,arg6);</text:p>
      <text:p text:style-name="P6"><text:s text:c="10"/></text:p>
      <text:p text:style-name="P6"><text:s text:c="11"/>vm.updateConfig(gui.businessSetUp.getALL());</text:p>
      <text:p text:style-name="P6"><text:s text:c="11"/>vm.updateConfig(gui.businessSetUp.getALL());</text:p>
      <text:p text:style-name="P6"><text:s text:c="11"/>vm.testConfigs(2);</text:p>
      <text:p text:style-name="P6"><text:s text:c="11"/>ov.reset();</text:p>
      <text:p text:style-name="P6"><text:s text:c="9"/>}</text:p>
      <text:p text:style-name="P6"><text:s text:c="9"/>if(ov.isStartBusinessSetupListener()==true){</text:p>
      <text:p text:style-name="P6"><text:s text:c="12"/>gui.businessSetup();</text:p>
      <text:p text:style-name="P6"><text:s text:c="12"/>gui.businessSetUp.setAvailableProductNames(vm.getProducts());</text:p>
      <text:p text:style-name="P6"><text:s text:c="12"/>ov.reset();</text:p>
      <text:p text:style-name="P6"><text:s text:c="9"/>}</text:p>
      <text:p text:style-name="P6"><text:s text:c="9"/>if(ov.isStartChangeLoginListener()==true){</text:p>
      <text:p text:style-name="P6"><text:s text:c="12"/>gui.loginSetup();</text:p>
      <text:p text:style-name="P6"><text:s text:c="12"/>ov.reset();</text:p>
      <text:p text:style-name="P6"><text:s text:c="9"/>}</text:p>
      <text:p text:style-name="P6"><text:s text:c="9"/>if(ov.isStartFirstSetupListener()==true){</text:p>
      <text:p text:style-name="P6"><text:s text:c="12"/>gui.setUp();</text:p>
      <text:p text:style-name="P6"><text:s text:c="12"/>ov.reset();</text:p>
      <text:p text:style-name="P6"><text:soft-page-break/><text:s text:c="9"/>}</text:p>
      <text:p text:style-name="P6"><text:s text:c="9"/>if(ov.isStartLoginListener()==true){</text:p>
      <text:p text:style-name="P6"><text:s text:c="12"/>gui.login();</text:p>
      <text:p text:style-name="P6"><text:s text:c="12"/>ov.reset();</text:p>
      <text:p text:style-name="P6"><text:s text:c="9"/>}</text:p>
      <text:p text:style-name="P6"><text:s text:c="9"/>if(ov.isStartMainMenuListener()==true){</text:p>
      <text:p text:style-name="P6"><text:s text:c="12"/>gui.MainMenu();</text:p>
      <text:p text:style-name="P6"><text:s text:c="12"/>ov.reset();</text:p>
      <text:p text:style-name="P6"><text:s text:c="9"/>}</text:p>
      <text:p text:style-name="P6"><text:s text:c="9"/>if(ov.isStartReportListener()==true){</text:p>
      <text:p text:style-name="P6"><text:s text:c="14"/>SystemAdvocate sa = ( SystemAdvocate)gui.systemAdvocate;</text:p>
      <text:p text:style-name="P6"><text:s text:c="13"/>gui.incidents(sa.getIncidents());</text:p>
      <text:p text:style-name="P6"><text:s text:c="9"/>} </text:p>
      <text:p text:style-name="P6"><text:s text:c="9"/>if(ov.isSimulationListenerMainMenu()==true){</text:p>
      <text:p text:style-name="P6"><text:s text:c="13"/>System.out.println("In Observer");</text:p>
      <text:p text:style-name="P6"><text:s text:c="12"/>gui.login();</text:p>
      <text:p text:style-name="P6"><text:s text:c="12"/>ov.reset();</text:p>
      <text:p text:style-name="P6"><text:s text:c="9"/>}</text:p>
      <text:p text:style-name="P6"><text:s text:c="9"/>if(ov.isGetSlotConfig()==true){</text:p>
      <text:p text:style-name="P6"><text:s text:c="12"/>if(vm.getSlot(gui.simulator.index).isIsUsed()==false){</text:p>
      <text:p text:style-name="P6"><text:s text:c="13"/>gui.simulator.setTextAreas("Slot "+gui.simulator.index+" is Empty:");</text:p>
      <text:p text:style-name="P6"><text:s text:c="13"/>gui.simulator.setTextFields("Empty", "Empty");</text:p>
      <text:p text:style-name="P6"><text:s text:c="13"/>ov.reset();</text:p>
      <text:p text:style-name="P6"><text:s text:c="12"/>}</text:p>
      <text:p text:style-name="P6"><text:s text:c="12"/>else{</text:p>
      <text:p text:style-name="P6"><text:s text:c="16"/>gui.simulator.setTextAreas(vm.getSlot(gui.simulator.index).toString());</text:p>
      <text:p text:style-name="P6"><text:s text:c="16"/>String[] tmp = vm.getSlot(gui.simulator.index).toString().split("\n");</text:p>
      <text:p text:style-name="P6"><text:s text:c="16"/></text:p>
      <text:p text:style-name="P6"><text:s text:c="16"/>String []n1 = tmp[3].split(" ");</text:p>
      <text:p text:style-name="P6"><text:s text:c="16"/>String []n2 = tmp[4].split(" ");</text:p>
      <text:p text:style-name="P6"><text:s text:c="16"/></text:p>
      <text:p text:style-name="P6"><text:s text:c="16"/>gui.simulator.setTextFields(n1[2],n2[2]+"0");</text:p>
      <text:p text:style-name="P6"><text:s text:c="16"/>ov.reset();</text:p>
      <text:p text:style-name="P6"><text:s text:c="12"/>}</text:p>
      <text:p text:style-name="P6"><text:s text:c="9"/>}</text:p>
      <text:p text:style-name="P6"><text:s text:c="9"/>if(ov.isInsertMoney()== true){</text:p>
      <text:p text:style-name="P6"><text:s text:c="13"/>ov.setInsertMoney(true);</text:p>
      <text:p text:style-name="P6"><text:s text:c="13"/>if(gui.simulator.index == 30){</text:p>
      <text:p text:style-name="P6"><text:s text:c="17"/>Date d = this.gui.simulator.date;</text:p>
      <text:p text:style-name="P6"><text:s text:c="17"/>String m = <text:s/>this.gui.simulator.getMyPrice();</text:p>
      <text:p text:style-name="P6"><text:s text:c="17"/>String <text:s/>[] cash = new String []{};</text:p>
      <text:p text:style-name="P6"><text:s text:c="17"/>cash[0] = d.toString();</text:p>
      <text:p text:style-name="P6"><text:s text:c="17"/>cash[1] = m;</text:p>
      <text:p text:style-name="P6"><text:s text:c="17"/>gui.simulator.setTextFields(cash[0],cash[1]); <text:s text:c="2"/></text:p>
      <text:p text:style-name="P6"><text:s text:c="17"/>this.dbInput.insertTable(cash, 4);</text:p>
      <text:p text:style-name="P6"><text:s text:c="17"/>String moni = String.valueOf(this.myCashStatus.getFinancialStatus());</text:p>
      <text:p text:style-name="P6"><text:s text:c="17"/>double pay = Double.parseDouble(moni);</text:p>
      <text:p text:style-name="P6"><text:s text:c="17"/>this.myCashStatus.setFinancialStatus(pay);</text:p>
      <text:p text:style-name="P6"><text:s text:c="17"/></text:p>
      <text:p text:style-name="P6"><text:s text:c="13"/>}</text:p>
      <text:p text:style-name="P6"><text:s text:c="13"/>else{</text:p>
      <text:p text:style-name="P6"><text:s text:c="17"/>ov.setInsertMoney(false);</text:p>
      <text:p text:style-name="P6"><text:soft-page-break/><text:s text:c="17"/>ov.reset();</text:p>
      <text:p text:style-name="P6"><text:s text:c="13"/>}</text:p>
      <text:p text:style-name="P6"><text:s text:c="9"/>}</text:p>
      <text:p text:style-name="P6"><text:s text:c="9"/>if(ov.isImballance() ==true){</text:p>
      <text:p text:style-name="P6"><text:s text:c="11"/>SystemAdvocate sa = (SystemAdvocate) gui.systemAdvocate;</text:p>
      <text:p text:style-name="P6"><text:s text:c="11"/>sa.imballance(ov.getId());</text:p>
      <text:p text:style-name="P6"/>
      <text:p text:style-name="P6"><text:s text:c="9"/>}</text:p>
      <text:p text:style-name="P6"><text:s text:c="6"/>} <text:s text:c="3"/></text:p>
      <text:p text:style-name="P6"><text:s text:c="4"/>}</text:p>
      <text:p text:style-name="P6">} <text:s text:c="10"/>SystemAdvocate sa = (SystemAdvocate) gui.systemAdvocate;</text:p>
      <text:p text:style-name="P6"><text:s text:c="11"/>sa.imballance(ov.getId());</text:p>
      <text:p text:style-name="P6"/>
      <text:p text:style-name="P6"><text:s text:c="9"/>}</text:p>
      <text:p text:style-name="P6"><text:s text:c="6"/>} <text:s text:c="3"/></text:p>
      <text:p text:style-name="P6"><text:s text:c="4"/>}</text:p>
      <text:p text:style-name="P6">}</text:p>
      <text:p text:style-name="P6"/>
      <text:p text:style-name="P6"/>
      <text:p text:style-name="P6">Vending Machine Packages</text:p>
      <text:p text:style-name="P6"/>
      <text:p text:style-name="P4">Product.java</text:p>
      <text:p text:style-name="P6">/*</text:p>
      <text:p text:style-name="P6"><text:s/>* To change this license header, choose License Headers in Project Properties.</text:p>
      <text:p text:style-name="P6"><text:s/>* To change this template file, choose Tools | Templates</text:p>
      <text:p text:style-name="P6"><text:s/>* and open the template in the editor.</text:p>
      <text:p text:style-name="P6"><text:s/>*/</text:p>
      <text:p text:style-name="P6">package EV_BUSINESS.EV_VENDINGMACHINE;</text:p>
      <text:p text:style-name="P6"/>
      <text:p text:style-name="P6">/**</text:p>
      <text:p text:style-name="P6"><text:s/>*</text:p>
      <text:p text:style-name="P6"><text:s/>* @author Anon</text:p>
      <text:p text:style-name="P6"><text:s/>*/</text:p>
      <text:p text:style-name="P6">public class Product {</text:p>
      <text:p text:style-name="P6"><text:s text:c="3"/>private String name;</text:p>
      <text:p text:style-name="P6"><text:s text:c="3"/>private double price;</text:p>
      <text:p text:style-name="P6"><text:s text:c="3"/>private int quantity;</text:p>
      <text:p text:style-name="P6"><text:s text:c="3"/>private int currencyType;</text:p>
      <text:p text:style-name="P6"><text:s text:c="3"/></text:p>
      <text:p text:style-name="P6"/>
      <text:p text:style-name="P6"><text:s text:c="3"/></text:p>
      <text:p text:style-name="P6"><text:s text:c="3"/>/**</text:p>
      <text:p text:style-name="P6"><text:s text:c="4"/>*</text:p>
      <text:p text:style-name="P6"><text:s text:c="4"/>* @param name</text:p>
      <text:p text:style-name="P6"><text:s text:c="4"/>* @param price</text:p>
      <text:p text:style-name="P6"><text:s text:c="4"/>* @param quantity</text:p>
      <text:p text:style-name="P6"><text:s text:c="4"/>* @param currType</text:p>
      <text:p text:style-name="P6"><text:s text:c="4"/>* @param weight</text:p>
      <text:p text:style-name="P6"><text:s text:c="4"/>*/</text:p>
      <text:p text:style-name="P6"><text:s text:c="3"/>public Product(String name,double price,int quantity,int currType){</text:p>
      <text:p text:style-name="P6"><text:s text:c="7"/>this.name =name;</text:p>
      <text:p text:style-name="P6"><text:s text:c="7"/>this.price = price;</text:p>
      <text:p text:style-name="P6"><text:soft-page-break/><text:s text:c="7"/>this.quantity = quantity;</text:p>
      <text:p text:style-name="P6"><text:s text:c="7"/>this.currencyType = currType;</text:p>
      <text:p text:style-name="P6"><text:s text:c="3"/>}</text:p>
      <text:p text:style-name="P6"><text:s text:c="4"/>public String getName() {</text:p>
      <text:p text:style-name="P6"><text:s text:c="8"/>return name;</text:p>
      <text:p text:style-name="P6"><text:s text:c="4"/>}</text:p>
      <text:p text:style-name="P6"/>
      <text:p text:style-name="P6"><text:s text:c="4"/>public void setName(String name) {</text:p>
      <text:p text:style-name="P6"><text:s text:c="8"/>this.name = name;</text:p>
      <text:p text:style-name="P6"><text:s text:c="4"/>}</text:p>
      <text:p text:style-name="P6"/>
      <text:p text:style-name="P6"><text:s text:c="4"/>public double getPrice() {</text:p>
      <text:p text:style-name="P6"><text:s text:c="8"/>return price;</text:p>
      <text:p text:style-name="P6"><text:s text:c="4"/>}</text:p>
      <text:p text:style-name="P6"/>
      <text:p text:style-name="P6"><text:s text:c="4"/>public void setPrice(double price) {</text:p>
      <text:p text:style-name="P6"><text:s text:c="8"/>this.price = price;</text:p>
      <text:p text:style-name="P6"><text:s text:c="4"/>}</text:p>
      <text:p text:style-name="P6"/>
      <text:p text:style-name="P6"><text:s text:c="4"/>public int getQuantity() {</text:p>
      <text:p text:style-name="P6"><text:s text:c="8"/>return quantity;</text:p>
      <text:p text:style-name="P6"><text:s text:c="4"/>}</text:p>
      <text:p text:style-name="P6"/>
      <text:p text:style-name="P6"><text:s text:c="4"/>public void setQuantity(int quantity) {</text:p>
      <text:p text:style-name="P6"><text:s text:c="8"/>this.quantity = quantity;</text:p>
      <text:p text:style-name="P6"><text:s text:c="4"/>}</text:p>
      <text:p text:style-name="P6"/>
      <text:p text:style-name="P6"><text:s text:c="4"/>public int getCurrencyType() {</text:p>
      <text:p text:style-name="P6"><text:s text:c="8"/>return currencyType;</text:p>
      <text:p text:style-name="P6"><text:s text:c="4"/>}</text:p>
      <text:p text:style-name="P6"/>
      <text:p text:style-name="P6"><text:s text:c="4"/>public void setCurrencyType(int currencyType) {</text:p>
      <text:p text:style-name="P6"><text:s text:c="8"/>this.currencyType = currencyType;</text:p>
      <text:p text:style-name="P6"><text:s text:c="4"/>}</text:p>
      <text:p text:style-name="P6"><text:s text:c="3"/></text:p>
      <text:p text:style-name="P6">}</text:p>
      <text:p text:style-name="P6"/>
      <text:p text:style-name="P6"/>
      <text:p text:style-name="P4">Slot.java</text:p>
      <text:p text:style-name="P6">/*</text:p>
      <text:p text:style-name="P6"><text:s/>* To change this license header, choose License Headers in Project Properties.</text:p>
      <text:p text:style-name="P6"><text:s/>* To change this template file, choose Tools | Templates</text:p>
      <text:p text:style-name="P6"><text:s/>* and open the template in the editor.</text:p>
      <text:p text:style-name="P6"><text:s/>*/</text:p>
      <text:p text:style-name="P6">package EV_BUSINESS.EV_VENDINGMACHINE;</text:p>
      <text:p text:style-name="P6"/>
      <text:p text:style-name="P6">import EV_BUSINESS.EV_VENDINGMACHINE.Product;</text:p>
      <text:p text:style-name="P6"/>
      <text:p text:style-name="P6">/**</text:p>
      <text:p text:style-name="P6"><text:s/>*</text:p>
      <text:p text:style-name="P6"><text:s/>* @author Anon</text:p>
      <text:p text:style-name="P6"><text:s/>*/</text:p>
      <text:p text:style-name="P6"><text:soft-page-break/>public class Slot {</text:p>
      <text:p text:style-name="P6"><text:s text:c="4"/></text:p>
      <text:p text:style-name="P6"><text:s text:c="4"/>private Product product;</text:p>
      <text:p text:style-name="P6"><text:s text:c="4"/>private int location;</text:p>
      <text:p text:style-name="P6"><text:s text:c="4"/>private double overAllWeight;</text:p>
      <text:p text:style-name="P6"><text:s text:c="4"/>private double temperatureRange;</text:p>
      <text:p text:style-name="P6"><text:s text:c="4"/>private double productWeight;</text:p>
      <text:p text:style-name="P6"/>
      <text:p text:style-name="P6"><text:s text:c="4"/></text:p>
      <text:p text:style-name="P6"/>
      <text:p text:style-name="P6"><text:s text:c="4"/>public boolean isIsUsed() {</text:p>
      <text:p text:style-name="P6"><text:s text:c="8"/>return isUsed;</text:p>
      <text:p text:style-name="P6"><text:s text:c="4"/>}</text:p>
      <text:p text:style-name="P6"/>
      <text:p text:style-name="P6"><text:s text:c="4"/>public void setIsUsed(boolean isUsed) {</text:p>
      <text:p text:style-name="P6"><text:s text:c="8"/>this.isUsed = isUsed;</text:p>
      <text:p text:style-name="P6"><text:s text:c="4"/>}</text:p>
      <text:p text:style-name="P6"><text:s text:c="4"/>private boolean isUsed;</text:p>
      <text:p text:style-name="P6"><text:s text:c="4"/></text:p>
      <text:p text:style-name="P6"><text:s text:c="4"/>public Slot(){</text:p>
      <text:p text:style-name="P6"><text:s text:c="6"/>this.setIsUsed(false);</text:p>
      <text:p text:style-name="P6"><text:s text:c="4"/>}</text:p>
      <text:p text:style-name="P6"><text:s text:c="4"/></text:p>
      <text:p text:style-name="P6"><text:s text:c="4"/>public Slot(Product product,int loc,double tempRange){</text:p>
      <text:p text:style-name="P6"><text:s text:c="8"/>this.product = product;</text:p>
      <text:p text:style-name="P6"><text:s text:c="8"/>this.location = loc;</text:p>
      <text:p text:style-name="P6"><text:s text:c="8"/>this.temperatureRange= tempRange;</text:p>
      <text:p text:style-name="P6"><text:s text:c="8"/>this.setOverAllWeight();</text:p>
      <text:p text:style-name="P6"><text:s text:c="4"/>}</text:p>
      <text:p text:style-name="P6"><text:s text:c="4"/>public double getOverAllWeight() {</text:p>
      <text:p text:style-name="P6"><text:s text:c="8"/>return overAllWeight;</text:p>
      <text:p text:style-name="P6"><text:s text:c="4"/>}</text:p>
      <text:p text:style-name="P6"/>
      <text:p text:style-name="P6"><text:s text:c="4"/>public void setOverAllWeight() {</text:p>
      <text:p text:style-name="P6"><text:s text:c="8"/>this.overAllWeight = 2500;</text:p>
      <text:p text:style-name="P6"><text:s text:c="8"/>this.setProductWeight();</text:p>
      <text:p text:style-name="P6"><text:s text:c="8"/></text:p>
      <text:p text:style-name="P6"><text:s text:c="4"/>}</text:p>
      <text:p text:style-name="P6"><text:s text:c="4"/>public double getProductWeight() {</text:p>
      <text:p text:style-name="P6"><text:s text:c="8"/>return productWeight;</text:p>
      <text:p text:style-name="P6"><text:s text:c="4"/>}</text:p>
      <text:p text:style-name="P6"/>
      <text:p text:style-name="P6"><text:s text:c="4"/>public void setProductWeight() {</text:p>
      <text:p text:style-name="P6"><text:s text:c="8"/>this.productWeight = this.overAllWeight / this.product.getQuantity();</text:p>
      <text:p text:style-name="P6"><text:s text:c="4"/>}</text:p>
      <text:p text:style-name="P6"><text:s text:c="4"/>public Product getProduct() { </text:p>
      <text:p text:style-name="P6"><text:s text:c="8"/>return product;</text:p>
      <text:p text:style-name="P6"><text:s text:c="4"/>}</text:p>
      <text:p text:style-name="P6"/>
      <text:p text:style-name="P6"><text:s text:c="4"/>public void setProduct(Product product) {</text:p>
      <text:p text:style-name="P6"><text:s text:c="8"/>this.product = product;</text:p>
      <text:p text:style-name="P6"><text:s text:c="4"/>}</text:p>
      <text:p text:style-name="P6"><text:soft-page-break/></text:p>
      <text:p text:style-name="P6"><text:s text:c="4"/>public int getLocation() {</text:p>
      <text:p text:style-name="P6"><text:s text:c="8"/>return location;</text:p>
      <text:p text:style-name="P6"><text:s text:c="4"/>}</text:p>
      <text:p text:style-name="P6"/>
      <text:p text:style-name="P6"><text:s text:c="4"/>public void setLocation(int location) {</text:p>
      <text:p text:style-name="P6"><text:s text:c="8"/>this.location = location;</text:p>
      <text:p text:style-name="P6"><text:s text:c="4"/>}</text:p>
      <text:p text:style-name="P6"/>
      <text:p text:style-name="P6"><text:s text:c="4"/>public double getTemperatureRange() {</text:p>
      <text:p text:style-name="P6"><text:s text:c="8"/>return temperatureRange;</text:p>
      <text:p text:style-name="P6"><text:s text:c="4"/>}</text:p>
      <text:p text:style-name="P6"/>
      <text:p text:style-name="P6"><text:s text:c="4"/>public void setTemperatureRange(double temperatureRange) {</text:p>
      <text:p text:style-name="P6"><text:s text:c="8"/>this.temperatureRange = temperatureRange;</text:p>
      <text:p text:style-name="P6"><text:s text:c="4"/>}</text:p>
      <text:p text:style-name="P6"><text:s text:c="4"/>@Override</text:p>
      <text:p text:style-name="P6"><text:s text:c="4"/>public String toString(){</text:p>
      <text:p text:style-name="P6"><text:s text:c="4"/></text:p>
      <text:p text:style-name="P6"><text:s text:c="8"/>String n = "Slot_location: "+this.location+"\n"+</text:p>
      <text:p text:style-name="P6"><text:s text:c="19"/>"Overall Weight: "+ <text:s text:c="2"/>this.overAllWeight+"\n"+</text:p>
      <text:p text:style-name="P6"><text:s text:c="19"/>"Temperature Range: "+ <text:s text:c="2"/>this.temperatureRange+"\n"+</text:p>
      <text:p text:style-name="P6"><text:s text:c="19"/>"Product Name: "+ <text:s text:c="2"/>this.product.getName()+"\n"+</text:p>
      <text:p text:style-name="P6"><text:s text:c="19"/>"Product Price: "+ <text:s text:c="2"/>this.product.getPrice()+"\n"+</text:p>
      <text:p text:style-name="P6"><text:s text:c="19"/>"Currency Type: "+ <text:s text:c="2"/>this.product.getCurrencyType()+"\n"+</text:p>
      <text:p text:style-name="P6"><text:s text:c="19"/>"Product Quantity: "+ <text:s text:c="2"/>this.product.getQuantity()+"\n"+</text:p>
      <text:p text:style-name="P6"><text:s text:c="19"/>"Product weight: "+ <text:s text:c="2"/>this.productWeight+"\n"; <text:s text:c="5"/></text:p>
      <text:p text:style-name="P6"><text:s text:c="6"/>return n;</text:p>
      <text:p text:style-name="P6"><text:s text:c="4"/>}</text:p>
      <text:p text:style-name="P6"><text:s text:c="4"/></text:p>
      <text:p text:style-name="P6"><text:s text:c="4"/></text:p>
      <text:p text:style-name="P6">}</text:p>
      <text:p text:style-name="P6"/>
      <text:p text:style-name="P6"/>
      <text:p text:style-name="P4">VendingMachine.java</text:p>
      <text:p text:style-name="P6">/*</text:p>
      <text:p text:style-name="P6"><text:s/>* To change this license header, choose License Headers in Project Properties.</text:p>
      <text:p text:style-name="P6"><text:s/>* To change this template file, choose Tools | Templates</text:p>
      <text:p text:style-name="P6"><text:s/>* and open the template in the editor.</text:p>
      <text:p text:style-name="P6"><text:s/>*/</text:p>
      <text:p text:style-name="P6">package EV_BUSINESS.EV_VENDINGMACHINE;</text:p>
      <text:p text:style-name="P6"/>
      <text:p text:style-name="P6">import EV_BUSINESS.EV_CONTROL.EVSystem;</text:p>
      <text:p text:style-name="P6">import java.util.ArrayList;</text:p>
      <text:p text:style-name="P6"/>
      <text:p text:style-name="P6">public class VendingMachine extends EVSystem {</text:p>
      <text:p text:style-name="P6"><text:s text:c="3"/></text:p>
      <text:p text:style-name="P6"><text:s text:c="4"/>private Slot[] slots = new <text:s/>Slot[20];</text:p>
      <text:p text:style-name="P6"><text:s text:c="4"/></text:p>
      <text:p text:style-name="P6"><text:s text:c="4"/>public VendingMachine(){</text:p>
      <text:p text:style-name="P6"><text:s text:c="8"/>super();</text:p>
      <text:p text:style-name="P6"><text:s text:c="8"/>Slot tmp;</text:p>
      <text:p text:style-name="P6"><text:soft-page-break/><text:s text:c="8"/>int len = this.slots.length;</text:p>
      <text:p text:style-name="P6"><text:s text:c="8"/>for(int i=0;i&lt;len;i++){</text:p>
      <text:p text:style-name="P6"><text:s text:c="10"/>tmp = new Slot();</text:p>
      <text:p text:style-name="P6"><text:s text:c="8"/>slots[i]= tmp;</text:p>
      <text:p text:style-name="P6"><text:s text:c="8"/>}</text:p>
      <text:p text:style-name="P6"><text:s text:c="8"/>reorder();</text:p>
      <text:p text:style-name="P6"><text:s text:c="8"/></text:p>
      <text:p text:style-name="P6"><text:s text:c="4"/>}</text:p>
      <text:p text:style-name="P6"><text:s text:c="4"/>public void startInterface(){</text:p>
      <text:p text:style-name="P6"><text:s text:c="5"/></text:p>
      <text:p text:style-name="P6"><text:s text:c="4"/>}</text:p>
      <text:p text:style-name="P6"><text:s text:c="4"/>public void testConfigs(int i){</text:p>
      <text:p text:style-name="P6"><text:s text:c="4"/>database.dBopen();</text:p>
      <text:p text:style-name="P6"><text:s text:c="7"/>ArrayList&lt;String&gt; test =new ArrayList&lt;String&gt;();</text:p>
      <text:p text:style-name="P6"><text:s text:c="8"/>switch(i){</text:p>
      <text:p text:style-name="P6"><text:s text:c="11"/>case 1:</text:p>
      <text:p text:style-name="P6"><text:s text:c="9"/></text:p>
      <text:p text:style-name="P6"><text:s text:c="14"/>test= database.getUsers();</text:p>
      <text:p text:style-name="P6"><text:s text:c="11"/>break;</text:p>
      <text:p text:style-name="P6"><text:s text:c="11"/>case 2:</text:p>
      <text:p text:style-name="P6"><text:s text:c="14"/>test= database.getMachineConfig();</text:p>
      <text:p text:style-name="P6"><text:s text:c="11"/>break;</text:p>
      <text:p text:style-name="P6"><text:s text:c="11"/>case 3:</text:p>
      <text:p text:style-name="P6"><text:s text:c="14"/>test= database.getIncidents();</text:p>
      <text:p text:style-name="P6"><text:s text:c="11"/>break; <text:s text:c="3"/></text:p>
      <text:p text:style-name="P6"><text:s text:c="7"/>}</text:p>
      <text:p text:style-name="P6"><text:s text:c="8"/>for( int j=0;j &lt; test.size(); j++){</text:p>
      <text:p text:style-name="P6"><text:s text:c="12"/>System.out.println(test.get(j)+"\n");</text:p>
      <text:p text:style-name="P6"><text:s text:c="8"/>}</text:p>
      <text:p text:style-name="P6"><text:s text:c="8"/>database.dBclose();</text:p>
      <text:p text:style-name="P6"><text:s text:c="4"/>}</text:p>
      <text:p text:style-name="P6"><text:s text:c="4"/>public void setSlot(int slotID,double tempRange,String name,double price,int quantity,int currType){</text:p>
      <text:p text:style-name="P6"><text:s text:c="8"/>Product product = new Product(name,price,quantity,currType);</text:p>
      <text:p text:style-name="P6"><text:s text:c="8"/>slotID = slotID-1;</text:p>
      <text:p text:style-name="P6"><text:s text:c="8"/>slots[slotID].setIsUsed(true);</text:p>
      <text:p text:style-name="P6"><text:s text:c="8"/>slots[slotID].setProduct(product);</text:p>
      <text:p text:style-name="P6"><text:s text:c="8"/>slots[slotID].setTemperatureRange(tempRange);</text:p>
      <text:p text:style-name="P6"><text:s text:c="8"/>System.out.println(slots[slotID].isIsUsed());</text:p>
      <text:p text:style-name="P6"><text:s text:c="8"/>System.out.println(slots[slotID].getTemperatureRange());</text:p>
      <text:p text:style-name="P6"><text:s text:c="8"/>System.out.println(slots[slotID].getProduct().getName());</text:p>
      <text:p text:style-name="P6"><text:s text:c="8"/>System.out.println(slots[slotID].getProduct().getPrice());</text:p>
      <text:p text:style-name="P6"><text:s text:c="8"/>System.out.println(slots[slotID].getProduct().getQuantity());</text:p>
      <text:p text:style-name="P6"><text:s text:c="8"/>System.out.println(slots[slotID].getProduct().getCurrencyType());</text:p>
      <text:p text:style-name="P6"><text:s text:c="8"/>reorder();</text:p>
      <text:p text:style-name="P6"><text:s text:c="4"/>}</text:p>
      <text:p text:style-name="P6"><text:s text:c="4"/>public String[] getProducts(){</text:p>
      <text:p text:style-name="P6"><text:s text:c="6"/>String productName=""; </text:p>
      <text:p text:style-name="P6"><text:s text:c="6"/>int len = slots.length;</text:p>
      <text:p text:style-name="P6"><text:s text:c="6"/>for(int i=0;i&lt;len;i++){</text:p>
      <text:p text:style-name="P6"><text:s text:c="10"/>System.out.println("Test here: ");</text:p>
      <text:p text:style-name="P6"><text:s text:c="10"/>if(slots[i].isIsUsed()==true ){</text:p>
      <text:p text:style-name="P6"><text:soft-page-break/><text:s text:c="12"/>productName+=slots[i].getProduct().getName()+",";</text:p>
      <text:p text:style-name="P6"><text:s text:c="10"/>}</text:p>
      <text:p text:style-name="P6"><text:s text:c="8"/>}</text:p>
      <text:p text:style-name="P6"><text:s text:c="6"/>if(productName.isEmpty()){</text:p>
      <text:p text:style-name="P6"><text:s text:c="7"/>String tm2[] = {"No Products"};</text:p>
      <text:p text:style-name="P6"><text:s text:c="7"/>return tm2;</text:p>
      <text:p text:style-name="P6"><text:s text:c="6"/>}</text:p>
      <text:p text:style-name="P6"><text:s text:c="6"/>else{</text:p>
      <text:p text:style-name="P6"><text:s text:c="8"/>String []productNames=productName.split(",");</text:p>
      <text:p text:style-name="P6"><text:s text:c="8"/>return productNames;</text:p>
      <text:p text:style-name="P6"><text:s text:c="6"/>}</text:p>
      <text:p text:style-name="P6"><text:s text:c="4"/>}</text:p>
      <text:p text:style-name="P6"><text:s text:c="4"/>public void setUp(){</text:p>
      <text:p text:style-name="P6"><text:s text:c="6"/></text:p>
      <text:p text:style-name="P6"><text:s text:c="9"/>// maybe some MQTT here well see</text:p>
      <text:p text:style-name="P6"><text:s text:c="10"/>database.dBopen();</text:p>
      <text:p text:style-name="P6"><text:s text:c="10"/>database.createDataBase();</text:p>
      <text:p text:style-name="P6"><text:s text:c="10"/>database.dBclose(); <text:s text:c="4"/></text:p>
      <text:p text:style-name="P6"><text:s text:c="10"/>database.dBopen();</text:p>
      <text:p text:style-name="P6"><text:s text:c="10"/>int len = slots.length;</text:p>
      <text:p text:style-name="P6"><text:s text:c="10"/>String tmp2="";</text:p>
      <text:p text:style-name="P6"><text:s text:c="10"/>for(int i= 0; i&lt;len;i++){</text:p>
      <text:p text:style-name="P6"><text:s text:c="14"/>tmp2=""+(i+1)+",EMPTY,0,0.0,0,0,0";</text:p>
      <text:p text:style-name="P6"><text:s text:c="14"/>String tm2 [] = tmp2.split(",");</text:p>
      <text:p text:style-name="P6"><text:s text:c="13"/>database.insertTable(tm2, 1);</text:p>
      <text:p text:style-name="P6"><text:s text:c="10"/>}</text:p>
      <text:p text:style-name="P6"><text:s text:c="8"/>database.dBclose();</text:p>
      <text:p text:style-name="P6"><text:s text:c="8"/>start();</text:p>
      <text:p text:style-name="P6"><text:s text:c="8"/>reorder();</text:p>
      <text:p text:style-name="P6"><text:s text:c="4"/>}</text:p>
      <text:p text:style-name="P6"><text:s text:c="4"/>public Slot getSlot(int i){</text:p>
      <text:p text:style-name="P6"><text:s text:c="6"/>return slots[i];</text:p>
      <text:p text:style-name="P6"><text:s text:c="4"/>}</text:p>
      <text:p text:style-name="P6"><text:s text:c="4"/>@Override</text:p>
      <text:p text:style-name="P6"><text:s text:c="4"/>public void reorder() {</text:p>
      <text:p text:style-name="P6"><text:s text:c="8"/>ArrayList&lt;String&gt;slotData =new ArrayList&lt;String&gt;();</text:p>
      <text:p text:style-name="P6"><text:s text:c="8"/>database.dBopen();</text:p>
      <text:p text:style-name="P6"><text:s text:c="8"/>slotData= database.getMachineConfig();</text:p>
      <text:p text:style-name="P6"><text:s text:c="8"/>database.dBclose();</text:p>
      <text:p text:style-name="P6"><text:s text:c="8"/>Product product =null;</text:p>
      <text:p text:style-name="P6"><text:s text:c="8"/>int location = 0;</text:p>
      <text:p text:style-name="P6"><text:s text:c="8"/>int len = slotData.size();</text:p>
      <text:p text:style-name="P6"><text:s text:c="8"/>for (int i=0;i&lt;len;i++){</text:p>
      <text:p text:style-name="P6"><text:s text:c="9"/>String[] tmp = slotData.get(i).split(",");</text:p>
      <text:p text:style-name="P6"><text:s text:c="12"/>location = Integer.parseInt(tmp[0]); </text:p>
      <text:p text:style-name="P6"><text:s text:c="13"/>if(tmp[1].equals("EMPTY")){</text:p>
      <text:p text:style-name="P6"><text:s text:c="15"/>slots[location-1].setIsUsed(false);</text:p>
      <text:p text:style-name="P6"><text:s text:c="13"/>}</text:p>
      <text:p text:style-name="P6"><text:s text:c="12"/>else{</text:p>
      <text:p text:style-name="P6"><text:s text:c="14"/>product = new Product(tmp[1],Double.parseDouble(tmp[3]),Integer.parseInt(tmp[2]),Integer.parseInt(tmp[6]));</text:p>
      <text:p text:style-name="P6"><text:s text:c="14"/>slots[location-1].setIsUsed(true);</text:p>
      <text:p text:style-name="P6"><text:soft-page-break/><text:s text:c="14"/>slots[location-1].setProduct(product);</text:p>
      <text:p text:style-name="P6"><text:s text:c="14"/>slots[location-1].setLocation(location);</text:p>
      <text:p text:style-name="P6"><text:s text:c="14"/>slots[location-1].setTemperatureRange(Double.parseDouble(tmp[4]));</text:p>
      <text:p text:style-name="P6"><text:s text:c="12"/>}</text:p>
      <text:p text:style-name="P6"><text:s text:c="8"/>} <text:s text:c="3"/></text:p>
      <text:p text:style-name="P6"><text:s text:c="4"/>}</text:p>
      <text:p text:style-name="P6"><text:s text:c="4"/>@Override</text:p>
      <text:p text:style-name="P6"><text:s text:c="4"/>public void errorMessage() {</text:p>
      <text:p text:style-name="P6"><text:s text:c="8"/>throw new UnsupportedOperationException("Not supported yet."); //To change body of generated methods, choose Tools | Templates.</text:p>
      <text:p text:style-name="P6"><text:s text:c="4"/>}</text:p>
      <text:p text:style-name="P6"><text:s text:c="4"/>@Override</text:p>
      <text:p text:style-name="P6"><text:s text:c="4"/>public boolean validateLogin(String username, String password) {</text:p>
      <text:p text:style-name="P6"><text:s text:c="8"/>String tmp="";</text:p>
      <text:p text:style-name="P6"><text:s text:c="8"/>database.dBopen();</text:p>
      <text:p text:style-name="P6"><text:s text:c="8"/>tmp = database.getPassword(username, password);</text:p>
      <text:p text:style-name="P6"><text:s text:c="8"/>if(tmp.equals(password)){</text:p>
      <text:p text:style-name="P6"><text:s text:c="12"/>database.dBclose();</text:p>
      <text:p text:style-name="P6"><text:s text:c="12"/>return true;</text:p>
      <text:p text:style-name="P6"><text:s text:c="8"/>}</text:p>
      <text:p text:style-name="P6"><text:s text:c="8"/>else{</text:p>
      <text:p text:style-name="P6"><text:s text:c="13"/>database.dBclose();</text:p>
      <text:p text:style-name="P6"><text:s text:c="12"/>return false;</text:p>
      <text:p text:style-name="P6"><text:s text:c="8"/>}</text:p>
      <text:p text:style-name="P6"><text:s text:c="4"/>}</text:p>
      <text:p text:style-name="P6"><text:s text:c="4"/>@Override</text:p>
      <text:p text:style-name="P6"><text:s text:c="4"/>public void setLoginDetails(int tableID, String[]n) {</text:p>
      <text:p text:style-name="P6"><text:s text:c="8"/>database.dBopen();</text:p>
      <text:p text:style-name="P6"><text:s text:c="8"/>int id = database.getID("TECHNICIAN")+1;</text:p>
      <text:p text:style-name="P6"><text:s text:c="8"/>String tmp =""+id;</text:p>
      <text:p text:style-name="P6"><text:s text:c="8"/>n[0]=tmp;</text:p>
      <text:p text:style-name="P6"><text:s text:c="8"/>database.dBclose();</text:p>
      <text:p text:style-name="P6"><text:s text:c="8"/>database.dBopen();</text:p>
      <text:p text:style-name="P6"><text:s text:c="8"/>database.insertTable(n, tableID);</text:p>
      <text:p text:style-name="P6"><text:s text:c="8"/>database.dBclose();</text:p>
      <text:p text:style-name="P6"><text:s text:c="4"/>}</text:p>
      <text:p text:style-name="P6"/>
      <text:p text:style-name="P6"><text:s text:c="4"/>@Override</text:p>
      <text:p text:style-name="P6"><text:s text:c="4"/>public void listenConnect() {</text:p>
      <text:p text:style-name="P6"><text:s text:c="8"/>//throw new UnsupportedOperationException("Not supported yet."); //To change body of generated methods, choose Tools | Templates.</text:p>
      <text:p text:style-name="P6"><text:s text:c="4"/>}</text:p>
      <text:p text:style-name="P6"/>
      <text:p text:style-name="P6"><text:s text:c="4"/>@Override</text:p>
      <text:p text:style-name="P6"><text:s text:c="4"/>public double getConfig() {</text:p>
      <text:p text:style-name="P6"><text:s text:c="8"/>throw new UnsupportedOperationException("Not supported yet."); //To change body of generated methods, choose Tools | Templates.</text:p>
      <text:p text:style-name="P6"><text:s text:c="4"/>}</text:p>
      <text:p text:style-name="P6"/>
      <text:p text:style-name="P6"><text:s text:c="4"/>@Override</text:p>
      <text:p text:style-name="P6"><text:s text:c="4"/>public void setConfig(int tableID,String[] dbUpdate) {</text:p>
      <text:p text:style-name="P6"><text:s text:c="7"/></text:p>
      <text:p text:style-name="P6"><text:soft-page-break/><text:s text:c="9"/>database.dBopen();</text:p>
      <text:p text:style-name="P6"><text:s text:c="9"/>database.insertTable(dbUpdate, tableID);</text:p>
      <text:p text:style-name="P6"><text:s text:c="9"/>database.dBclose();</text:p>
      <text:p text:style-name="P6"><text:s text:c="8"/>//throw new UnsupportedOperationException("Not supported yet."); //To change body of generated methods, choose Tools | Templates.</text:p>
      <text:p text:style-name="P6"><text:s text:c="4"/>}</text:p>
      <text:p text:style-name="P6"/>
      <text:p text:style-name="P6"><text:s text:c="4"/>@Override</text:p>
      <text:p text:style-name="P6"><text:s text:c="4"/>public void sendData(String [] data) {</text:p>
      <text:p text:style-name="P6"><text:s text:c="7"/></text:p>
      <text:p text:style-name="P6"><text:s text:c="4"/>}</text:p>
      <text:p text:style-name="P6"/>
      <text:p text:style-name="P6"><text:s text:c="4"/>@Override</text:p>
      <text:p text:style-name="P6"><text:s text:c="4"/>public Slot[] getSlots() {</text:p>
      <text:p text:style-name="P6"><text:s text:c="8"/>throw new UnsupportedOperationException("Not supported yet."); //To change body of generated methods, choose Tools | Templates.</text:p>
      <text:p text:style-name="P6"><text:s text:c="4"/>}</text:p>
      <text:p text:style-name="P6"/>
      <text:p text:style-name="P6"><text:s text:c="4"/>@Override</text:p>
      <text:p text:style-name="P6"><text:s text:c="4"/>public void setSlots(Slot[] slots) {</text:p>
      <text:p text:style-name="P6"><text:s text:c="2"/></text:p>
      <text:p text:style-name="P6"><text:s text:c="4"/>}</text:p>
      <text:p text:style-name="P6"/>
      <text:p text:style-name="P6"><text:s text:c="4"/>@Override</text:p>
      <text:p text:style-name="P6"><text:s text:c="4"/>public void updateConfig(String[] dbUpdate) {</text:p>
      <text:p text:style-name="P6"><text:s text:c="8"/></text:p>
      <text:p text:style-name="P6"><text:s text:c="7"/>String [] n1 ={"SLOT_CONFIG","PRODUCT_NAME",dbUpdate[2],dbUpdate[1]};</text:p>
      <text:p text:style-name="P6"><text:s text:c="7"/>String [] n2 ={"SLOT_CONFIG","QUANTITY",dbUpdate[3],dbUpdate[1]};</text:p>
      <text:p text:style-name="P6"><text:s text:c="7"/>String [] n3 ={"SLOT_CONFIG","TEMP_RANGE",dbUpdate[5],dbUpdate[1]};</text:p>
      <text:p text:style-name="P6"><text:s text:c="7"/>String [] n5 ={"SLOT_CONFIG","PRICE",dbUpdate[4],dbUpdate[1]};</text:p>
      <text:p text:style-name="P6"><text:s text:c="7"/>String [] n6 ={"SLOT_CONFIG","CURRENCY_ID",dbUpdate[7],dbUpdate[1]};</text:p>
      <text:p text:style-name="P6"><text:s text:c="7"/>String [] n7 ={"SLOT_CONFIG","TEMP",dbUpdate[6],dbUpdate[1]};</text:p>
      <text:p text:style-name="P6"><text:s text:c="7"/></text:p>
      <text:p text:style-name="P6"><text:s text:c="7"/>database.dBopen();</text:p>
      <text:p text:style-name="P6"><text:s text:c="7"/>database.updateTable(n1);</text:p>
      <text:p text:style-name="P6"><text:s text:c="7"/>database.dBclose();</text:p>
      <text:p text:style-name="P6"><text:s text:c="7"/></text:p>
      <text:p text:style-name="P6"><text:s text:c="7"/>database.dBopen();</text:p>
      <text:p text:style-name="P6"><text:s text:c="7"/>database.updateTable(n2);</text:p>
      <text:p text:style-name="P6"><text:s text:c="7"/>database.dBclose();</text:p>
      <text:p text:style-name="P6"><text:s text:c="7"/></text:p>
      <text:p text:style-name="P6"><text:s text:c="7"/>database.dBopen();</text:p>
      <text:p text:style-name="P6"><text:s text:c="7"/>database.updateTable(n3);</text:p>
      <text:p text:style-name="P6"><text:s text:c="7"/>database.dBclose();</text:p>
      <text:p text:style-name="P6"><text:s text:c="7"/></text:p>
      <text:p text:style-name="P6"><text:s text:c="7"/>database.dBopen();</text:p>
      <text:p text:style-name="P6"><text:s text:c="7"/>database.updateTable(n5);</text:p>
      <text:p text:style-name="P6"><text:s text:c="7"/>database.dBclose();</text:p>
      <text:p text:style-name="P6"><text:s text:c="7"/></text:p>
      <text:p text:style-name="P6"><text:s text:c="7"/>database.dBopen();</text:p>
      <text:p text:style-name="P6"><text:s text:c="7"/>database.updateTable(n6);</text:p>
      <text:p text:style-name="P6"><text:s text:c="7"/>database.dBclose();</text:p>
      <text:p text:style-name="P6"><text:soft-page-break/><text:s text:c="7"/></text:p>
      <text:p text:style-name="P6"><text:s text:c="8"/>database.dBopen();</text:p>
      <text:p text:style-name="P6"><text:s text:c="7"/>database.updateTable(n7);</text:p>
      <text:p text:style-name="P6"><text:s text:c="7"/>database.dBclose();</text:p>
      <text:p text:style-name="P6"><text:s text:c="7"/>reorder();</text:p>
      <text:p text:style-name="P6"><text:s text:c="4"/>}</text:p>
      <text:p text:style-name="P6">}</text:p>
      <text:p text:style-name="P6"/>
      <text:p text:style-name="P4">EV_DATA _MANAGEMENT Packages</text:p>
      <text:p text:style-name="P6"/>
      <text:p text:style-name="P4">DatabaseHelper.java</text:p>
      <text:p text:style-name="P6">package EV_DATA_MANAGEMENT;</text:p>
      <text:p text:style-name="P6"/>
      <text:p text:style-name="P6"/>
      <text:p text:style-name="P6">import java.util.*;</text:p>
      <text:p text:style-name="P6">import java.sql.*;</text:p>
      <text:p text:style-name="P6">import org.sqlite.SQLiteConfig;</text:p>
      <text:p text:style-name="P6">import static sun.rmi.transport.TransportConstants.Return;</text:p>
      <text:p text:style-name="P6"/>
      <text:p text:style-name="P6">/**</text:p>
      <text:p text:style-name="P6"><text:s/>* </text:p>
      <text:p text:style-name="P6"><text:s/>*/</text:p>
      <text:p text:style-name="P6">public class DatabaseHelper {</text:p>
      <text:p text:style-name="P6"/>
      <text:p text:style-name="P6"><text:s text:c="4"/></text:p>
      <text:p text:style-name="P6"><text:s text:c="4"/>private Connection c;</text:p>
      <text:p text:style-name="P6"/>
      <text:p text:style-name="P6"><text:s text:c="4"/></text:p>
      <text:p text:style-name="P6"><text:s text:c="4"/></text:p>
      <text:p text:style-name="P6"><text:s text:c="4"/></text:p>
      <text:p text:style-name="P6"><text:s text:c="4"/>// Statement object its like a sql syntax parser</text:p>
      <text:p text:style-name="P6"><text:s text:c="4"/>private Statement stmt = null;</text:p>
      <text:p text:style-name="P6"><text:s text:c="4"/>private ResultSet rs = null;</text:p>
      <text:p text:style-name="P6"/>
      <text:p text:style-name="P6"><text:s text:c="4"/>/**</text:p>
      <text:p text:style-name="P6"/>
      <text:p text:style-name="P6"><text:s text:c="4"/>SEE EasyVending.java for example usages in testHarnesDB folder</text:p>
      <text:p text:style-name="P6"/>
      <text:p text:style-name="P6"><text:s text:c="4"/>SIDE NOTE WE WILL NEED TO ADD CLASS PATH TO JAR THAT ACTS AS MEDIATOR TO SQLITE ENGINE</text:p>
      <text:p text:style-name="P6"/>
      <text:p text:style-name="P6"><text:s text:c="4"/>$javac OurApp.java</text:p>
      <text:p text:style-name="P6"><text:s text:c="4"/>$java -classpath ".:sqlite-jdbc-3.8.11.2.jar" OurApp</text:p>
      <text:p text:style-name="P6"/>
      <text:p text:style-name="P6"/>
      <text:p text:style-name="P6"><text:s text:c="7"/>Default constructor</text:p>
      <text:p text:style-name="P6"><text:s text:c="7"/>Creates a connection to dataBase for life time of</text:p>
      <text:p text:style-name="P6"><text:s text:c="7"/>application</text:p>
      <text:p text:style-name="P6"/>
      <text:p text:style-name="P6"><text:s text:c="7"/>WE will when we run pipe all its outputs to a file in order to track potential errros</text:p>
      <text:p text:style-name="P6"><text:s text:c="5"/>*/</text:p>
      <text:p text:style-name="P6"><text:s text:c="4"/>public DatabaseHelper() {</text:p>
      <text:p text:style-name="P6"><text:soft-page-break/><text:s text:c="8"/></text:p>
      <text:p text:style-name="P6"><text:s text:c="8"/>// TODO implement here</text:p>
      <text:p text:style-name="P6"><text:s text:c="4"/>}</text:p>
      <text:p text:style-name="P6"><text:s text:c="4"/></text:p>
      <text:p text:style-name="P6"><text:s text:c="4"/>/**</text:p>
      <text:p text:style-name="P6"/>
      <text:p text:style-name="P6"><text:s text:c="8"/>Method to open database should be called before any CRUD transaction</text:p>
      <text:p text:style-name="P6"><text:s text:c="5"/>@return</text:p>
      <text:p text:style-name="P6"><text:s text:c="4"/>*/</text:p>
      <text:p text:style-name="P6"><text:s text:c="4"/>//This is a generic boolean to test CRUDs</text:p>
      <text:p text:style-name="P6"><text:s text:c="4"/>private boolean status;</text:p>
      <text:p text:style-name="P6"/>
      <text:p text:style-name="P6"><text:s text:c="4"/>public boolean isStatus() {</text:p>
      <text:p text:style-name="P6"><text:s text:c="8"/>return status;</text:p>
      <text:p text:style-name="P6"><text:s text:c="4"/>}</text:p>
      <text:p text:style-name="P6"/>
      <text:p text:style-name="P6"><text:s text:c="4"/>public void setStatus(boolean status) {</text:p>
      <text:p text:style-name="P6"><text:s text:c="8"/>this.status = status;</text:p>
      <text:p text:style-name="P6"><text:s text:c="4"/>}</text:p>
      <text:p text:style-name="P6"><text:s text:c="4"/></text:p>
      <text:p text:style-name="P6"><text:s text:c="4"/>public Connection returnConnection(){</text:p>
      <text:p text:style-name="P6"><text:s text:c="6"/>return this.c;</text:p>
      <text:p text:style-name="P6"><text:s text:c="4"/>}</text:p>
      <text:p text:style-name="P6"><text:s text:c="4"/>public Statement returnStatement(){</text:p>
      <text:p text:style-name="P6"><text:s text:c="8"/>return <text:s/>this.stmt;</text:p>
      <text:p text:style-name="P6"><text:s text:c="4"/>}</text:p>
      <text:p text:style-name="P6"><text:s text:c="4"/>public ResultSet returnResulSet(){</text:p>
      <text:p text:style-name="P6"><text:s text:c="8"/>return this.rs;</text:p>
      <text:p text:style-name="P6"><text:s text:c="4"/>}</text:p>
      <text:p text:style-name="P6"><text:s text:c="8"/></text:p>
      <text:p text:style-name="P6"><text:s text:c="4"/>public void dBopen(){</text:p>
      <text:p text:style-name="P6"><text:s text:c="11"/>c = null;</text:p>
      <text:p text:style-name="P6"><text:s text:c="6"/>try {</text:p>
      <text:p text:style-name="P6"><text:s text:c="10"/>SQLiteConfig config = new SQLiteConfig();</text:p>
      <text:p text:style-name="P6"><text:s text:c="10"/>config.setBusyTimeout("3000");</text:p>
      <text:p text:style-name="P6"><text:s text:c="10"/>Class.forName("org.sqlite.JDBC");</text:p>
      <text:p text:style-name="P6"><text:s text:c="10"/>c = DriverManager.getConnection("jdbc:sqlite:easyVending.db");</text:p>
      <text:p text:style-name="P6"><text:s text:c="10"/>c.setAutoCommit(false);</text:p>
      <text:p text:style-name="P6"><text:s text:c="8"/>} </text:p>
      <text:p text:style-name="P6"><text:s text:c="8"/>catch ( Exception e ) {</text:p>
      <text:p text:style-name="P6"><text:s text:c="10"/>System.out.println( e.getClass().getName() + ": " + e.getMessage() );</text:p>
      <text:p text:style-name="P6"><text:s text:c="8"/>}</text:p>
      <text:p text:style-name="P6"><text:s text:c="8"/>System.out.println("Opened database successfully");</text:p>
      <text:p text:style-name="P6"><text:s text:c="8"/>// TODO implement here</text:p>
      <text:p text:style-name="P6"><text:s text:c="4"/>}</text:p>
      <text:p text:style-name="P6"/>
      <text:p text:style-name="P6"><text:s text:c="2"/>/**</text:p>
      <text:p text:style-name="P6"/>
      <text:p text:style-name="P6"><text:s text:c="6"/>Method to close the Database conection should be called after every CRUD transaction</text:p>
      <text:p text:style-name="P6"/>
      <text:p text:style-name="P6"/>
      <text:p text:style-name="P6"/>
      <text:p text:style-name="P6"><text:soft-page-break/><text:s text:c="2"/>*/</text:p>
      <text:p text:style-name="P6"><text:s text:c="4"/>public void dBclose(){</text:p>
      <text:p text:style-name="P6"><text:s text:c="6"/>try{</text:p>
      <text:p text:style-name="P6"><text:s text:c="6"/>}</text:p>
      <text:p text:style-name="P6"><text:s text:c="7"/>catch ( Exception e ) {</text:p>
      <text:p text:style-name="P6"><text:s text:c="10"/>System.out.println( e.getClass().getName() + ": " + e.getMessage() );</text:p>
      <text:p text:style-name="P6"><text:s text:c="8"/>}</text:p>
      <text:p text:style-name="P6"><text:s text:c="7"/>finally{</text:p>
      <text:p text:style-name="P6"><text:s text:c="12"/>try{</text:p>
      <text:p text:style-name="P6"><text:s text:c="14"/>c.close();</text:p>
      <text:p text:style-name="P6"><text:s text:c="12"/>}</text:p>
      <text:p text:style-name="P6"><text:s text:c="12"/>catch( Exception e){</text:p>
      <text:p text:style-name="P6"><text:s text:c="17"/>System.out.println( e.getClass().getName() + ": " + e.getMessage() );</text:p>
      <text:p text:style-name="P6"><text:s text:c="17"/>System.out.println("Error in getIncidents");</text:p>
      <text:p text:style-name="P6"><text:s text:c="12"/>}</text:p>
      <text:p text:style-name="P6"><text:s text:c="5"/></text:p>
      <text:p text:style-name="P6"><text:s text:c="8"/>}</text:p>
      <text:p text:style-name="P6"><text:s text:c="8"/>System.out.println(" database closed successfully");</text:p>
      <text:p text:style-name="P6"><text:s text:c="4"/>}</text:p>
      <text:p text:style-name="P6"/>
      <text:p text:style-name="P6"/>
      <text:p text:style-name="P6"><text:s text:c="4"/>/**</text:p>
      <text:p text:style-name="P6"/>
      <text:p text:style-name="P6"><text:s text:c="2"/></text:p>
      <text:p text:style-name="P6"><text:s text:c="9"/>Method to create DataBase Tables</text:p>
      <text:p text:style-name="P6"><text:s text:c="9"/>"ONLY TO BE" called during first Setup</text:p>
      <text:p text:style-name="P6"><text:s text:c="9"/>Otherwise data will be gone.</text:p>
      <text:p text:style-name="P6"><text:s text:c="39"/></text:p>
      <text:p text:style-name="P6"/>
      <text:p text:style-name="P6"><text:s text:c="4"/>*/</text:p>
      <text:p text:style-name="P6"><text:s text:c="4"/>public void createDataBase() {</text:p>
      <text:p text:style-name="P6"/>
      <text:p text:style-name="P6"><text:s text:c="6"/>String sql;</text:p>
      <text:p text:style-name="P6"><text:s text:c="6"/>try{</text:p>
      <text:p text:style-name="P6"><text:s text:c="8"/></text:p>
      <text:p text:style-name="P6"><text:s text:c="8"/>stmt = c.createStatement();</text:p>
      <text:p text:style-name="P6"/>
      <text:p text:style-name="P6"><text:s text:c="8"/>sql = "CREATE TABLE IF NOT EXISTS TECHNICIAN <text:s/>" +</text:p>
      <text:p text:style-name="P6"><text:s text:c="21"/>"(ID INT <text:s/>PRIMARY KEY <text:s text:c="2"/>NOT NULL," +</text:p>
      <text:p text:style-name="P6"><text:s text:c="21"/>" USERNAME <text:s text:c="12"/>CHAR(25) NOT NULL , <text:s text:c="3"/>" + </text:p>
      <text:p text:style-name="P6"><text:s text:c="21"/>" PASSWORD <text:s text:c="12"/>CHAR(25) NOT NULL , <text:s text:c="3"/>" + </text:p>
      <text:p text:style-name="P6"><text:s text:c="21"/>" EMAIL <text:s text:c="15"/>CHAR(25) NOT NULL, " + </text:p>
      <text:p text:style-name="P6"><text:s text:c="21"/>" PHONE <text:s text:c="15"/>CHAR(25) NOT NULL) ";</text:p>
      <text:p text:style-name="P6"><text:s text:c="8"/></text:p>
      <text:p text:style-name="P6"><text:s text:c="8"/>stmt.executeUpdate(sql);</text:p>
      <text:p text:style-name="P6"><text:s text:c="8"/></text:p>
      <text:p text:style-name="P6"><text:s text:c="8"/>sql = "CREATE TABLE IF NOT EXISTS SLOT_CONFIG <text:s/>" +</text:p>
      <text:p text:style-name="P6"><text:s text:c="21"/>"(ID <text:s text:c="2"/>INT <text:s text:c="2"/>PRIMARY KEY NOT NULL," +</text:p>
      <text:p text:style-name="P6"><text:s text:c="21"/>" PRODUCT_NAME <text:s text:c="10"/>TEXT <text:s text:c="3"/>NOT NULL, " + </text:p>
      <text:p text:style-name="P6"><text:s text:c="21"/>" QUANTITY <text:s text:c="14"/>INT <text:s text:c="4"/>NOT NULL, " + </text:p>
      <text:p text:style-name="P6"><text:s text:c="21"/>" PRICE <text:s text:c="8"/>REAL,"+ </text:p>
      <text:p text:style-name="P6"><text:s text:c="21"/>" TEMP_RANGE <text:s text:c="12"/>REAL, <text:s text:c="3"/>" + </text:p>
      <text:p text:style-name="P6"><text:soft-page-break/><text:s text:c="21"/>" TEMP <text:s text:c="14"/>INT NOT NULL, " + </text:p>
      <text:p text:style-name="P6"><text:s text:c="21"/>" CURRENCY_ID <text:s text:c="7"/>REAL)"; </text:p>
      <text:p text:style-name="P6"><text:s text:c="8"/>stmt.executeUpdate(sql);</text:p>
      <text:p text:style-name="P6"><text:s text:c="7"/></text:p>
      <text:p text:style-name="P6"><text:s text:c="8"/>sql = "CREATE TABLE <text:s/>IF NOT EXISTS INCIDENT " +</text:p>
      <text:p text:style-name="P6"><text:s text:c="21"/>"(ID INT <text:s text:c="3"/>NOT NULL," +</text:p>
      <text:p text:style-name="P6"><text:s text:c="21"/>" INCIDENT_DATE <text:s text:c="3"/>REAL DEFAULT (datetime('now', 'localtime')), <text:s text:c="3"/>" + </text:p>
      <text:p text:style-name="P6"><text:s text:c="21"/>" TYPE <text:s text:c="12"/>CHAR(25) NOT NULL, " + </text:p>
      <text:p text:style-name="P6"><text:s text:c="21"/>" RESPONSE <text:s text:c="8"/>CHAR(50) NOT NULL, <text:s text:c="3"/>" + </text:p>
      <text:p text:style-name="P6"><text:s text:c="21"/>" FINANCIAL_STATE_PRE <text:s/>REAL NOT NULL, " + </text:p>
      <text:p text:style-name="P6"><text:s text:c="21"/>" FINANCIAL_STATE_POST REAL NOT NULL)"; <text:s/></text:p>
      <text:p text:style-name="P6"><text:s text:c="8"/>stmt.executeUpdate(sql);</text:p>
      <text:p text:style-name="P6"><text:s text:c="7"/></text:p>
      <text:p text:style-name="P6"><text:s text:c="8"/>sql = "CREATE TABLE IF NOT EXISTS ACCOUNT " +</text:p>
      <text:p text:style-name="P6"><text:s text:c="21"/>"(CURR_DATE <text:s text:c="3"/>TEXT DEFAULT (datetime('now', 'localtime'))," + </text:p>
      <text:p text:style-name="P6"><text:s text:c="21"/>" MONEY <text:s text:c="7"/>TEXT NOT NULL)"; </text:p>
      <text:p text:style-name="P6"><text:s text:c="8"/>stmt.executeUpdate(sql);</text:p>
      <text:p text:style-name="P6"><text:s text:c="6"/>}</text:p>
      <text:p text:style-name="P6"><text:s text:c="6"/>catch ( Exception e ) {</text:p>
      <text:p text:style-name="P6"><text:s text:c="10"/>System.out.println( e.getClass().getName() + "Here?: " + e.getMessage() );</text:p>
      <text:p text:style-name="P6"><text:s text:c="9"/>this.setStatus(true);</text:p>
      <text:p text:style-name="P6"><text:s text:c="6"/>}</text:p>
      <text:p text:style-name="P6"><text:s text:c="7"/>finally{</text:p>
      <text:p text:style-name="P6"><text:s text:c="12"/>try{</text:p>
      <text:p text:style-name="P6"><text:s text:c="14"/>stmt.close();</text:p>
      <text:p text:style-name="P6"><text:s text:c="12"/>}</text:p>
      <text:p text:style-name="P6"><text:s text:c="12"/>catch( Exception e){</text:p>
      <text:p text:style-name="P6"><text:s text:c="17"/>System.out.println( e.getClass().getName() + "or Here?: " + e.getMessage() );</text:p>
      <text:p text:style-name="P6"><text:s text:c="17"/>System.out.println("Error in getIncidents");</text:p>
      <text:p text:style-name="P6"><text:s text:c="17"/>package EV_DATA_MANAGEMENT;</text:p>
      <text:p text:style-name="P6"/>
      <text:p text:style-name="P6"/>
      <text:p text:style-name="P6">import java.util.*;</text:p>
      <text:p text:style-name="P6">import java.sql.*;</text:p>
      <text:p text:style-name="P6">import org.sqlite.SQLiteConfig;</text:p>
      <text:p text:style-name="P6">import static sun.rmi.transport.TransportConstants.Return;</text:p>
      <text:p text:style-name="P6"/>
      <text:p text:style-name="P6">/**</text:p>
      <text:p text:style-name="P6"><text:s/>* </text:p>
      <text:p text:style-name="P6"><text:s/>*/</text:p>
      <text:p text:style-name="P6">public class DatabaseHelper {</text:p>
      <text:p text:style-name="P6"/>
      <text:p text:style-name="P6"><text:s text:c="4"/></text:p>
      <text:p text:style-name="P6"><text:s text:c="4"/>private Connection c;</text:p>
      <text:p text:style-name="P6"/>
      <text:p text:style-name="P6"><text:s text:c="4"/></text:p>
      <text:p text:style-name="P6"><text:s text:c="4"/></text:p>
      <text:p text:style-name="P6"><text:s text:c="4"/></text:p>
      <text:p text:style-name="P6"><text:s text:c="4"/>// Statement object its like a sql syntax parser</text:p>
      <text:p text:style-name="P6"><text:s text:c="4"/>private Statement stmt = null;</text:p>
      <text:p text:style-name="P6"><text:s text:c="4"/>private ResultSet rs = null;</text:p>
      <text:p text:style-name="P6"/>
      <text:p text:style-name="P6"><text:soft-page-break/><text:s text:c="4"/>/**</text:p>
      <text:p text:style-name="P6"/>
      <text:p text:style-name="P6"><text:s text:c="4"/>SEE EasyVending.java for example usages in testHarnesDB folder</text:p>
      <text:p text:style-name="P6"/>
      <text:p text:style-name="P6"><text:s text:c="4"/>SIDE NOTE WE WILL NEED TO ADD CLASS PATH TO JAR THAT ACTS AS MEDIATOR TO SQLITE ENGINE</text:p>
      <text:p text:style-name="P6"/>
      <text:p text:style-name="P6"><text:s text:c="4"/>$javac OurApp.java</text:p>
      <text:p text:style-name="P6"><text:s text:c="4"/>$java -classpath ".:sqlite-jdbc-3.8.11.2.jar" OurApp</text:p>
      <text:p text:style-name="P6"/>
      <text:p text:style-name="P6"/>
      <text:p text:style-name="P6"><text:s text:c="7"/>Default constructor</text:p>
      <text:p text:style-name="P6"><text:s text:c="7"/>Creates a connection to dataBase for life time of</text:p>
      <text:p text:style-name="P6"><text:s text:c="7"/>application</text:p>
      <text:p text:style-name="P6"/>
      <text:p text:style-name="P6"><text:s text:c="7"/>WE will when we run pipe all its outputs to a file in order to track potential errros</text:p>
      <text:p text:style-name="P6"><text:s text:c="5"/>*/</text:p>
      <text:p text:style-name="P6"><text:s text:c="4"/>public DatabaseHelper() {</text:p>
      <text:p text:style-name="P6"><text:s text:c="8"/></text:p>
      <text:p text:style-name="P6"><text:s text:c="8"/>// TODO implement here</text:p>
      <text:p text:style-name="P6"><text:s text:c="4"/>}</text:p>
      <text:p text:style-name="P6"><text:s text:c="4"/></text:p>
      <text:p text:style-name="P6"><text:s text:c="4"/>/**</text:p>
      <text:p text:style-name="P6"/>
      <text:p text:style-name="P6"><text:s text:c="8"/>Method to open database should be called before any CRUD transaction</text:p>
      <text:p text:style-name="P6"><text:s text:c="5"/>@return</text:p>
      <text:p text:style-name="P6"><text:s text:c="4"/>*/</text:p>
      <text:p text:style-name="P6"><text:s text:c="4"/>//This is a generic boolean to test CRUDs</text:p>
      <text:p text:style-name="P6"><text:s text:c="4"/>private boolean status;</text:p>
      <text:p text:style-name="P6"/>
      <text:p text:style-name="P6"><text:s text:c="4"/>public boolean isStatus() {</text:p>
      <text:p text:style-name="P6"><text:s text:c="8"/>return status;</text:p>
      <text:p text:style-name="P6"><text:s text:c="4"/>}</text:p>
      <text:p text:style-name="P6"/>
      <text:p text:style-name="P6"><text:s text:c="4"/>public void setStatus(boolean status) {</text:p>
      <text:p text:style-name="P6"><text:s text:c="8"/>this.status = status;</text:p>
      <text:p text:style-name="P6"><text:s text:c="4"/>}</text:p>
      <text:p text:style-name="P6"><text:s text:c="4"/></text:p>
      <text:p text:style-name="P6"><text:s text:c="4"/>public Connection returnConnection(){</text:p>
      <text:p text:style-name="P6"><text:s text:c="6"/>return this.c;</text:p>
      <text:p text:style-name="P6"><text:s text:c="4"/>}</text:p>
      <text:p text:style-name="P6"><text:s text:c="4"/>public Statement returnStatement(){</text:p>
      <text:p text:style-name="P6"><text:s text:c="8"/>return <text:s/>this.stmt;</text:p>
      <text:p text:style-name="P6"><text:s text:c="4"/>}</text:p>
      <text:p text:style-name="P6"><text:s text:c="4"/>public ResultSet returnResulSet(){</text:p>
      <text:p text:style-name="P6"><text:s text:c="8"/>return this.rs;</text:p>
      <text:p text:style-name="P6"><text:s text:c="4"/>}</text:p>
      <text:p text:style-name="P6"><text:s text:c="8"/></text:p>
      <text:p text:style-name="P6"><text:s text:c="4"/>public void dBopen(){</text:p>
      <text:p text:style-name="P6"><text:s text:c="11"/>c = null;</text:p>
      <text:p text:style-name="P6"><text:s text:c="6"/>try {</text:p>
      <text:p text:style-name="P6"><text:s text:c="10"/>SQLiteConfig config = new SQLiteConfig();</text:p>
      <text:p text:style-name="P6"><text:soft-page-break/><text:s text:c="10"/>config.setBusyTimeout("3000");</text:p>
      <text:p text:style-name="P6"><text:s text:c="10"/>Class.forName("org.sqlite.JDBC");</text:p>
      <text:p text:style-name="P6"><text:s text:c="10"/>c = DriverManager.getConnection("jdbc:sqlite:easyVending.db");</text:p>
      <text:p text:style-name="P6"><text:s text:c="10"/>c.setAutoCommit(false);</text:p>
      <text:p text:style-name="P6"><text:s text:c="8"/>} </text:p>
      <text:p text:style-name="P6"><text:s text:c="8"/>catch ( Exception e ) {</text:p>
      <text:p text:style-name="P6"><text:s text:c="10"/>System.out.println( e.getClass().getName() + ": " + e.getMessage() );</text:p>
      <text:p text:style-name="P6"><text:s text:c="8"/>}</text:p>
      <text:p text:style-name="P6"><text:s text:c="8"/>System.out.println("Opened database successfully");</text:p>
      <text:p text:style-name="P6"><text:s text:c="8"/>// TODO implement here</text:p>
      <text:p text:style-name="P6"><text:s text:c="4"/>}</text:p>
      <text:p text:style-name="P6"/>
      <text:p text:style-name="P6"><text:s text:c="2"/>/**</text:p>
      <text:p text:style-name="P6"/>
      <text:p text:style-name="P6"><text:s text:c="6"/>Method to close the Database conection should be called after every CRUD transaction</text:p>
      <text:p text:style-name="P6"/>
      <text:p text:style-name="P6"/>
      <text:p text:style-name="P6"/>
      <text:p text:style-name="P6"><text:s text:c="2"/>*/</text:p>
      <text:p text:style-name="P6"><text:s text:c="4"/>public void dBclose(){</text:p>
      <text:p text:style-name="P6"><text:s text:c="6"/>try{</text:p>
      <text:p text:style-name="P6"><text:s text:c="6"/>}</text:p>
      <text:p text:style-name="P6"><text:s text:c="7"/>catch ( Exception e ) {</text:p>
      <text:p text:style-name="P6"><text:s text:c="10"/>System.out.println( e.getClass().getName() + ": " + e.getMessage() );</text:p>
      <text:p text:style-name="P6"><text:s text:c="8"/>}</text:p>
      <text:p text:style-name="P6"><text:s text:c="7"/>finally{</text:p>
      <text:p text:style-name="P6"><text:s text:c="12"/>try{</text:p>
      <text:p text:style-name="P6"><text:s text:c="14"/>c.close();</text:p>
      <text:p text:style-name="P6"><text:s text:c="12"/>}</text:p>
      <text:p text:style-name="P6"><text:s text:c="12"/>catch( Exception e){</text:p>
      <text:p text:style-name="P6"><text:s text:c="17"/>System.out.println( e.getClass().getName() + ": " + e.getMessage() );</text:p>
      <text:p text:style-name="P6"><text:s text:c="17"/>System.out.println("Error in getIncidents");</text:p>
      <text:p text:style-name="P6"><text:s text:c="12"/>}</text:p>
      <text:p text:style-name="P6"><text:s text:c="5"/></text:p>
      <text:p text:style-name="P6"><text:s text:c="8"/>}</text:p>
      <text:p text:style-name="P6"><text:s text:c="8"/>System.out.println(" database closed successfully");</text:p>
      <text:p text:style-name="P6"><text:s text:c="4"/>}</text:p>
      <text:p text:style-name="P6"/>
      <text:p text:style-name="P6"/>
      <text:p text:style-name="P6"><text:s text:c="4"/>/**</text:p>
      <text:p text:style-name="P6"/>
      <text:p text:style-name="P6"><text:s text:c="2"/></text:p>
      <text:p text:style-name="P6"><text:s text:c="9"/>Method to create DataBase Tables</text:p>
      <text:p text:style-name="P6"><text:s text:c="9"/>"ONLY TO BE" called during first Setup</text:p>
      <text:p text:style-name="P6"><text:s text:c="9"/>Otherwise data will be gone.</text:p>
      <text:p text:style-name="P6"><text:s text:c="39"/></text:p>
      <text:p text:style-name="P6"/>
      <text:p text:style-name="P6"><text:s text:c="4"/>*/</text:p>
      <text:p text:style-name="P6"><text:s text:c="4"/>public void createDataBase() {</text:p>
      <text:p text:style-name="P6"/>
      <text:p text:style-name="P6"><text:s text:c="6"/>String sql;</text:p>
      <text:p text:style-name="P6"><text:s text:c="6"/>try{</text:p>
      <text:p text:style-name="P6"><text:soft-page-break/><text:s text:c="8"/></text:p>
      <text:p text:style-name="P6"><text:s text:c="8"/>stmt = c.createStatement();</text:p>
      <text:p text:style-name="P6"/>
      <text:p text:style-name="P6"><text:s text:c="8"/>sql = "CREATE TABLE IF NOT EXISTS TECHNICIAN <text:s/>" +</text:p>
      <text:p text:style-name="P6"><text:s text:c="21"/>"(ID INT <text:s/>PRIMARY KEY <text:s text:c="2"/>NOT NULL," +</text:p>
      <text:p text:style-name="P6"><text:s text:c="21"/>" USERNAME <text:s text:c="12"/>CHAR(25) NOT NULL , <text:s text:c="3"/>" + </text:p>
      <text:p text:style-name="P6"><text:s text:c="21"/>" PASSWORD <text:s text:c="12"/>CHAR(25) NOT NULL , <text:s text:c="3"/>" + </text:p>
      <text:p text:style-name="P6"><text:s text:c="21"/>" EMAIL <text:s text:c="15"/>CHAR(25) NOT NULL, " + </text:p>
      <text:p text:style-name="P6"><text:s text:c="21"/>" PHONE <text:s text:c="15"/>CHAR(25) NOT NULL) ";</text:p>
      <text:p text:style-name="P6"><text:s text:c="8"/></text:p>
      <text:p text:style-name="P6"><text:s text:c="8"/>stmt.executeUpdate(sql);</text:p>
      <text:p text:style-name="P6"><text:s text:c="8"/></text:p>
      <text:p text:style-name="P6"><text:s text:c="8"/>sql = "CREATE TABLE IF NOT EXISTS SLOT_CONFIG <text:s/>" +</text:p>
      <text:p text:style-name="P6"><text:s text:c="21"/>"(ID <text:s text:c="2"/>INT <text:s text:c="2"/>PRIMARY KEY NOT NULL," +</text:p>
      <text:p text:style-name="P6"><text:s text:c="21"/>" PRODUCT_NAME <text:s text:c="10"/>TEXT <text:s text:c="3"/>NOT NULL, " + </text:p>
      <text:p text:style-name="P6"><text:s text:c="21"/>" QUANTITY <text:s text:c="14"/>INT <text:s text:c="4"/>NOT NULL, " + </text:p>
      <text:p text:style-name="P6"><text:s text:c="21"/>" PRICE <text:s text:c="8"/>REAL,"+ </text:p>
      <text:p text:style-name="P6"><text:s text:c="21"/>" TEMP_RANGE <text:s text:c="12"/>REAL, <text:s text:c="3"/>" + </text:p>
      <text:p text:style-name="P6"><text:s text:c="21"/>" TEMP <text:s text:c="14"/>INT NOT NULL, " + </text:p>
      <text:p text:style-name="P6"><text:s text:c="21"/>" CURRENCY_ID <text:s text:c="7"/>REAL)"; </text:p>
      <text:p text:style-name="P6"><text:s text:c="8"/>stmt.executeUpdate(sql);</text:p>
      <text:p text:style-name="P6"><text:s text:c="7"/></text:p>
      <text:p text:style-name="P6"><text:s text:c="8"/>sql = "CREATE TABLE <text:s/>IF NOT EXISTS INCIDENT " +</text:p>
      <text:p text:style-name="P6"><text:s text:c="21"/>"(ID INT <text:s text:c="3"/>NOT NULL," +</text:p>
      <text:p text:style-name="P6"><text:s text:c="21"/>" INCIDENT_DATE <text:s text:c="3"/>REAL DEFAULT (datetime('now', 'localtime')), <text:s text:c="3"/>" + </text:p>
      <text:p text:style-name="P6"><text:s text:c="21"/>" TYPE <text:s text:c="12"/>CHAR(25) NOT NULL, " + </text:p>
      <text:p text:style-name="P6"><text:s text:c="21"/>" RESPONSE <text:s text:c="8"/>CHAR(50) NOT NULL, <text:s text:c="3"/>" + </text:p>
      <text:p text:style-name="P6"><text:s text:c="21"/>" FINANCIAL_STATE_PRE <text:s/>REAL NOT NULL, " + </text:p>
      <text:p text:style-name="P6"><text:s text:c="21"/>" FINANCIAL_STATE_POST REAL NOT NULL)"; <text:s/></text:p>
      <text:p text:style-name="P6"><text:s text:c="8"/>stmt.executeUpdate(sql);</text:p>
      <text:p text:style-name="P6"><text:s text:c="7"/></text:p>
      <text:p text:style-name="P6"><text:s text:c="8"/>sql = "CREATE TABLE IF NOT EXISTS ACCOUNT " +</text:p>
      <text:p text:style-name="P6"><text:s text:c="21"/>"(CURR_DATE <text:s text:c="3"/>TEXT DEFAULT (datetime('now', 'localtime'))," + </text:p>
      <text:p text:style-name="P6"><text:s text:c="21"/>" MONEY <text:s text:c="7"/>TEXT NOT NULL)"; </text:p>
      <text:p text:style-name="P6"><text:s text:c="8"/>stmt.executeUpdate(sql);</text:p>
      <text:p text:style-name="P6"><text:s text:c="6"/>}</text:p>
      <text:p text:style-name="P6"><text:s text:c="6"/>catch ( Exception e ) {</text:p>
      <text:p text:style-name="P6"><text:s text:c="10"/>System.out.println( e.getClass().getName() + "Here?: " + e.getMessage() );</text:p>
      <text:p text:style-name="P6"><text:s text:c="9"/>this.setStatus(true);</text:p>
      <text:p text:style-name="P6"><text:s text:c="6"/>}</text:p>
      <text:p text:style-name="P6"><text:s text:c="7"/>finally{</text:p>
      <text:p text:style-name="P6"><text:s text:c="12"/>try{</text:p>
      <text:p text:style-name="P6"><text:s text:c="14"/>stmt.close();</text:p>
      <text:p text:style-name="P6"><text:s text:c="12"/>}</text:p>
      <text:p text:style-name="P6"><text:s text:c="12"/>catch( Exception e){</text:p>
      <text:p text:style-name="P6"><text:s text:c="17"/>System.out.println( e.getClass().getName() + "or Here?: " + e.getMessage() );</text:p>
      <text:p text:style-name="P6"><text:s text:c="17"/>System.out.println("Error in getIncidents");</text:p>
      <text:p text:style-name="P6"><text:s text:c="17"/></text:p>
      <text:p text:style-name="P6"><text:s text:c="12"/>}</text:p>
      <text:p text:style-name="P6"><text:s text:c="5"/></text:p>
      <text:p text:style-name="P6"><text:s text:c="8"/>}</text:p>
      <text:p text:style-name="P6"><text:s text:c="8"/>System.out.println("database successfully created");</text:p>
      <text:p text:style-name="P6"><text:soft-page-break/><text:s text:c="8"/></text:p>
      <text:p text:style-name="P6"><text:s text:c="4"/>}</text:p>
      <text:p text:style-name="P6"><text:s text:c="4"/>/**</text:p>
      <text:p text:style-name="P6"><text:s text:c="6"/>This Method will inset data into the table params are a string array</text:p>
      <text:p text:style-name="P6"><text:s text:c="6"/>and and id to identify which table to update. </text:p>
      <text:p text:style-name="P6"><text:s text:c="5"/>*/</text:p>
      <text:p text:style-name="P6"><text:s text:c="4"/>public void insertTable( String[] n ,int i){</text:p>
      <text:p text:style-name="P6"><text:s text:c="8"/>// TODO implement here</text:p>
      <text:p text:style-name="P6"><text:s text:c="10"/>/*</text:p>
      <text:p text:style-name="P6"><text:s text:c="10"/>We want to identify which tables are to be updated so </text:p>
      <text:p text:style-name="P6"><text:s text:c="10"/>I suggest here a switch statement we have 5 table so 1 -5 </text:p>
      <text:p text:style-name="P6"><text:s text:c="13"/>parametrized qeuries + "=?", studid</text:p>
      <text:p text:style-name="P6"><text:s text:c="10"/>*/</text:p>
      <text:p text:style-name="P6"><text:s text:c="10"/>String sql="";</text:p>
      <text:p text:style-name="P6"><text:s text:c="2"/></text:p>
      <text:p text:style-name="P6"><text:s text:c="11"/></text:p>
      <text:p text:style-name="P6"><text:s text:c="8"/>switch(i){</text:p>
      <text:p text:style-name="P6"/>
      <text:p text:style-name="P6"><text:s text:c="11"/>case 1: sql = "INSERT INTO SLOT_CONFIG (ID,PRODUCT_NAME,QUANTITY,PRICE,TEMP_RANGE,TEMP,CURRENCY_ID) " +</text:p>
      <text:p text:style-name="P6"><text:s text:c="19"/>"VALUES ("+n[0]+","+"'"+n[1]+"',"+n[2]+","+n[3]+","+n[4]+","+n[5]+","+n[6]+");";</text:p>
      <text:p text:style-name="P6"><text:s text:c="19"/>System.out.println(sql);</text:p>
      <text:p text:style-name="P6"><text:s text:c="19"/>break;</text:p>
      <text:p text:style-name="P6"><text:s text:c="11"/>case 2: <text:s/>sql = "INSERT INTO TECHNICIAN (ID,USERNAME,PASSWORD,EMAIL,PHONE) " +</text:p>
      <text:p text:style-name="P6"><text:s text:c="19"/>"VALUES ("+n[0]+","+"'"+n[1]+"',"+"'"+n[2]+"'"+","+"'"+n[3]+"'"+","+"'"+n[4]+"'"+");";</text:p>
      <text:p text:style-name="P6"><text:s text:c="20"/>System.out.println(sql); break;</text:p>
      <text:p text:style-name="P6"><text:s text:c="11"/>case 3: <text:s/>sql = "INSERT INTO INCIDENT (ID,INCIDENT_DATE,TYPE,RESPONSE,FINANCIAL_STATE_PRE,FINANCIAL_STATE_POST) " +</text:p>
      <text:p text:style-name="P6"><text:s text:c="19"/>"VALUES ("+n[0]+",'"+n[1]+"',"+"'"+n[2]+"'"+","+"'"+n[3]+"'"+","+n[4]+","+n[5]+");";</text:p>
      <text:p text:style-name="P6"><text:s text:c="20"/>System.out.println(sql);</text:p>
      <text:p text:style-name="P6"><text:s text:c="20"/>break;</text:p>
      <text:p text:style-name="P6"><text:s text:c="11"/>case 4: <text:s/>sql = "INSERT INTO ACCOUNT (CURR_DATE,MONEY) " +</text:p>
      <text:p text:style-name="P6"><text:s text:c="19"/>"VALUES ('"+n[0]+"',"+n[1]+");";</text:p>
      <text:p text:style-name="P6"><text:s text:c="20"/>System.out.println(sql);</text:p>
      <text:p text:style-name="P6"><text:s text:c="19"/>break;</text:p>
      <text:p text:style-name="P6"><text:s text:c="8"/>}</text:p>
      <text:p text:style-name="P6"><text:s text:c="6"/>try{</text:p>
      <text:p text:style-name="P6"><text:s text:c="6"/>stmt = c.createStatement(); </text:p>
      <text:p text:style-name="P6"><text:s text:c="6"/>stmt.executeUpdate(sql);</text:p>
      <text:p text:style-name="P6"><text:s text:c="6"/>c.commit();</text:p>
      <text:p text:style-name="P6"><text:s text:c="6"/>}</text:p>
      <text:p text:style-name="P6"><text:s text:c="6"/>catch ( SQLException e ) {</text:p>
      <text:p text:style-name="P6"><text:s text:c="10"/>System.out.println( e.getClass().getName() + " here?: " + e.getMessage() );</text:p>
      <text:p text:style-name="P6"><text:s text:c="10"/>System.out.println("Error in InsertTable");</text:p>
      <text:p text:style-name="P6"><text:s text:c="10"/>this.setStatus(true);</text:p>
      <text:p text:style-name="P6"><text:s text:c="10"/>if(e.getMessage().equals("database is locked")){</text:p>
      <text:p text:style-name="P6"><text:s text:c="12"/>insertTable(n,i);</text:p>
      <text:p text:style-name="P6"><text:s text:c="12"/></text:p>
      <text:p text:style-name="P6"><text:soft-page-break/><text:s text:c="10"/>}</text:p>
      <text:p text:style-name="P6"><text:s text:c="8"/>}</text:p>
      <text:p text:style-name="P6"><text:s text:c="7"/>finally{</text:p>
      <text:p text:style-name="P6"><text:s text:c="12"/>try{</text:p>
      <text:p text:style-name="P6"><text:s text:c="14"/>stmt.close();</text:p>
      <text:p text:style-name="P6"><text:s text:c="13"/></text:p>
      <text:p text:style-name="P6"><text:s text:c="12"/>}</text:p>
      <text:p text:style-name="P6"><text:s text:c="12"/>catch( Exception e){</text:p>
      <text:p text:style-name="P6"><text:s text:c="17"/>System.out.println( e.getClass().getName() + " or here? : " + e.getMessage() );</text:p>
      <text:p text:style-name="P6"><text:s text:c="17"/>System.out.println("Error in getIncidents");</text:p>
      <text:p text:style-name="P6"><text:s text:c="12"/>}</text:p>
      <text:p text:style-name="P6"><text:s text:c="5"/></text:p>
      <text:p text:style-name="P6"><text:s text:c="8"/>}</text:p>
      <text:p text:style-name="P6"><text:s text:c="8"/>System.out.println("Insert) database successfully");</text:p>
      <text:p text:style-name="P6"><text:s text:c="5"/></text:p>
      <text:p text:style-name="P6"><text:s text:c="4"/>}</text:p>
      <text:p text:style-name="P6"/>
      <text:p text:style-name="P6"><text:s text:c="4"/>/**</text:p>
      <text:p text:style-name="P6"/>
      <text:p text:style-name="P6"><text:s text:c="8"/>This Method updates the dable we pass and Array with 4 indeces</text:p>
      <text:p text:style-name="P6"/>
      <text:p text:style-name="P6"><text:s text:c="4"/>*/</text:p>
      <text:p text:style-name="P6"><text:s text:c="4"/>public void updateTable(String [] n) {</text:p>
      <text:p text:style-name="P6"><text:s text:c="9"/>String sql="";</text:p>
      <text:p text:style-name="P6"><text:s text:c="8"/>try{</text:p>
      <text:p text:style-name="P6"><text:s text:c="10"/>stmt = c.createStatement();</text:p>
      <text:p text:style-name="P6"><text:s text:c="10"/>System.out.println("in Insert");</text:p>
      <text:p text:style-name="P6"><text:s text:c="10"/>System.out.println(n[0]+" "+n[1]+" "+n[2]+" "+n[3]);</text:p>
      <text:p text:style-name="P6"><text:s text:c="10"/>/**</text:p>
      <text:p text:style-name="P6"><text:s text:c="14"/>We make a little easier on us and use Arrays to id what we want</text:p>
      <text:p text:style-name="P6"><text:s text:c="14"/>index 0 holds table name 1 collumn name 2 actual value 3 the id </text:p>
      <text:p text:style-name="P6"><text:s text:c="14"/></text:p>
      <text:p text:style-name="P6"><text:s text:c="14"/>(ID,USERNAME,PASSWORD,EMAIL,PHONE</text:p>
      <text:p text:style-name="P6"><text:s text:c="13"/></text:p>
      <text:p text:style-name="P6"><text:s text:c="12"/></text:p>
      <text:p text:style-name="P6"><text:s text:c="10"/>*/</text:p>
      <text:p text:style-name="P6"><text:s text:c="9"/>if(n[0].equals("SLOT_CONFIG")){</text:p>
      <text:p text:style-name="P6"><text:s text:c="13"/>if(n[1]=="PRODUCT_NAME")</text:p>
      <text:p text:style-name="P6"><text:s text:c="21"/>sql = "UPDATE "+n[0]+" set "+n[1]+" = '"+n[2]+"' where ID="+n[3]+";";</text:p>
      <text:p text:style-name="P6"><text:s text:c="13"/>else</text:p>
      <text:p text:style-name="P6"><text:s text:c="15"/>sql = "UPDATE "+n[0]+" set "+n[1]+" = "+n[2]+" where ID="+n[3]+";";</text:p>
      <text:p text:style-name="P6"><text:s text:c="9"/>}</text:p>
      <text:p text:style-name="P6"><text:s text:c="9"/>else if(n[0].equals("TECHNICIAN")){</text:p>
      <text:p text:style-name="P6"><text:s text:c="13"/>sql = "UPDATE "+n[0]+" set "+n[1]+" = '"+n[2]+"' where ID="+n[3]+";";</text:p>
      <text:p text:style-name="P6"><text:s text:c="9"/>}</text:p>
      <text:p text:style-name="P6"><text:s text:c="9"/>else if(n[0].equals("ACCOUNT")){</text:p>
      <text:p text:style-name="P6"><text:s text:c="13"/>sql = <text:s/>"UPDATE "+n[1]+" set "+ n[1]+ "' where CURR_DATE ="+n[0]+";";</text:p>
      <text:p text:style-name="P6"><text:s text:c="9"/>}</text:p>
      <text:p text:style-name="P6"><text:s text:c="8"/>System.out.println(sql);</text:p>
      <text:p text:style-name="P6"><text:s text:c="8"/></text:p>
      <text:p text:style-name="P6"><text:s text:c="9"/>stmt.executeUpdate(sql);</text:p>
      <text:p text:style-name="P6"><text:s text:c="9"/>c.commit();</text:p>
      <text:p text:style-name="P6"><text:soft-page-break/><text:s text:c="7"/>}</text:p>
      <text:p text:style-name="P6"><text:s text:c="7"/>catch ( Exception e ) {</text:p>
      <text:p text:style-name="P6"><text:s text:c="10"/>System.out.println( e.getClass().getName() + ": " + e.getMessage() );</text:p>
      <text:p text:style-name="P6"><text:s text:c="11"/>System.out.println("Error in InsertTable");</text:p>
      <text:p text:style-name="P6"><text:s text:c="11"/>this.setStatus(true);</text:p>
      <text:p text:style-name="P6"><text:s text:c="8"/>}</text:p>
      <text:p text:style-name="P6"><text:s text:c="9"/>finally{</text:p>
      <text:p text:style-name="P6"><text:s text:c="12"/>try{</text:p>
      <text:p text:style-name="P6"><text:s text:c="14"/>stmt.close();</text:p>
      <text:p text:style-name="P6"><text:s text:c="12"/>}</text:p>
      <text:p text:style-name="P6"><text:s text:c="12"/>catch( Exception e){</text:p>
      <text:p text:style-name="P6"><text:s text:c="17"/>System.out.println( e.getClass().getName() + ": " + e.getMessage() );</text:p>
      <text:p text:style-name="P6"><text:s text:c="17"/>System.out.println("Error in getIncidents");</text:p>
      <text:p text:style-name="P6"><text:s text:c="12"/>}</text:p>
      <text:p text:style-name="P6"><text:s text:c="8"/>}</text:p>
      <text:p text:style-name="P6"><text:s text:c="8"/>System.out.println("update database successfully");</text:p>
      <text:p text:style-name="P6"><text:s text:c="4"/>}</text:p>
      <text:p text:style-name="P6"><text:s text:c="4"/>/**</text:p>
      <text:p text:style-name="P6"/>
      <text:p text:style-name="P6"><text:s text:c="16"/>this Method will delete all the table contents we pass an id to identify which table to delete</text:p>
      <text:p text:style-name="P6"/>
      <text:p text:style-name="P6"/>
      <text:p text:style-name="P6"><text:s text:c="4"/>*/</text:p>
      <text:p text:style-name="P6"><text:s text:c="4"/>public void deleteAll(){</text:p>
      <text:p text:style-name="P6"><text:s text:c="4"/>String sql = "";</text:p>
      <text:p text:style-name="P6"><text:s text:c="5"/>try{</text:p>
      <text:p text:style-name="P6"><text:s text:c="7"/>stmt = c.createStatement();</text:p>
      <text:p text:style-name="P6"><text:s text:c="7"/>sql = <text:s/>"DELETE from SLOT_CONFIG;";</text:p>
      <text:p text:style-name="P6"><text:s text:c="7"/>stmt.executeUpdate(sql);</text:p>
      <text:p text:style-name="P6"><text:s/></text:p>
      <text:p text:style-name="P6"><text:s text:c="7"/>sql = <text:s/>"DELETE from TECHNICIAN;";</text:p>
      <text:p text:style-name="P6"><text:s text:c="7"/>stmt.executeUpdate(sql);</text:p>
      <text:p text:style-name="P6"><text:s text:c="6"/></text:p>
      <text:p text:style-name="P6"><text:s text:c="7"/>sql = <text:s/>"DELETE from INCIDENT;";</text:p>
      <text:p text:style-name="P6"><text:s text:c="7"/>stmt.executeUpdate(sql);</text:p>
      <text:p text:style-name="P6"><text:s text:c="4"/></text:p>
      <text:p text:style-name="P6"><text:s text:c="7"/>sql = <text:s/>"DELETE from ACCOUNT;";</text:p>
      <text:p text:style-name="P6"><text:s text:c="7"/>stmt.executeUpdate(sql);</text:p>
      <text:p text:style-name="P6"><text:s text:c="7"/>c.commit();</text:p>
      <text:p text:style-name="P6"><text:s text:c="5"/>}</text:p>
      <text:p text:style-name="P6"><text:s text:c="5"/>catch ( Exception e ) {</text:p>
      <text:p text:style-name="P6"><text:s text:c="10"/>System.out.println( e.getClass().getName() + ": " + e.getMessage() );</text:p>
      <text:p text:style-name="P6"><text:s text:c="11"/>System.out.println("Error deleteTable");</text:p>
      <text:p text:style-name="P6"><text:s text:c="11"/>this.setStatus(true);</text:p>
      <text:p text:style-name="P6"><text:s text:c="8"/>}</text:p>
      <text:p text:style-name="P6"><text:s text:c="9"/>finally{</text:p>
      <text:p text:style-name="P6"><text:s text:c="12"/>try{</text:p>
      <text:p text:style-name="P6"><text:s text:c="14"/>stmt.close();</text:p>
      <text:p text:style-name="P6"><text:s text:c="12"/>}</text:p>
      <text:p text:style-name="P6"><text:s text:c="12"/>catch( Exception e){</text:p>
      <text:p text:style-name="P6"><text:s text:c="17"/>System.out.println( e.getClass().getName() + ": " + e.getMessage() );</text:p>
      <text:p text:style-name="P6"><text:soft-page-break/><text:s text:c="17"/>System.out.println("Error in getIncidents");</text:p>
      <text:p text:style-name="P6"><text:s text:c="12"/>}</text:p>
      <text:p text:style-name="P6"><text:s text:c="5"/></text:p>
      <text:p text:style-name="P6"><text:s text:c="8"/>}</text:p>
      <text:p text:style-name="P6"><text:s text:c="8"/>System.out.println(" delete successfully ");</text:p>
      <text:p text:style-name="P6"><text:s text:c="8"/></text:p>
      <text:p text:style-name="P6"><text:s text:c="4"/>}</text:p>
      <text:p text:style-name="P6"><text:s text:c="4"/>public void deleteTable(int n){</text:p>
      <text:p text:style-name="P6"><text:s text:c="7"/>String sql = "";</text:p>
      <text:p text:style-name="P6"><text:s text:c="7"/>switch(n){</text:p>
      <text:p text:style-name="P6"><text:s text:c="11"/>case 1: sql = <text:s/>"DELETE from SLOT_CONFIG;";</text:p>
      <text:p text:style-name="P6"><text:s text:c="12"/>break;</text:p>
      <text:p text:style-name="P6"><text:s text:c="11"/>case 2: <text:s/>sql= <text:s/>"DELETE from TECHNICIAN;";</text:p>
      <text:p text:style-name="P6"><text:s text:c="12"/>break;</text:p>
      <text:p text:style-name="P6"><text:s text:c="11"/>case 3: <text:s/>sql = "DELETE from INCIDENT;";</text:p>
      <text:p text:style-name="P6"><text:s text:c="12"/>break;</text:p>
      <text:p text:style-name="P6"><text:s text:c="11"/>case 4: <text:s/>sql = "DELETE from ACCOUNT;";</text:p>
      <text:p text:style-name="P6"><text:s text:c="12"/>break;</text:p>
      <text:p text:style-name="P6"><text:s text:c="7"/>}</text:p>
      <text:p text:style-name="P6"><text:s text:c="7"/>try{</text:p>
      <text:p text:style-name="P6"><text:s text:c="7"/></text:p>
      <text:p text:style-name="P6"><text:s text:c="7"/>stmt = c.createStatement();</text:p>
      <text:p text:style-name="P6"><text:s text:c="7"/>stmt.executeUpdate(sql);</text:p>
      <text:p text:style-name="P6"><text:s text:c="7"/>c.commit();</text:p>
      <text:p text:style-name="P6"><text:s text:c="6"/>}</text:p>
      <text:p text:style-name="P6"><text:s text:c="6"/>catch ( Exception e ) {</text:p>
      <text:p text:style-name="P6"><text:s text:c="10"/>System.out.println( e.getClass().getName() + ": " + e.getMessage() );</text:p>
      <text:p text:style-name="P6"><text:s text:c="11"/>System.out.println("Error deleteTable");</text:p>
      <text:p text:style-name="P6"><text:s text:c="11"/>this.setStatus(true);</text:p>
      <text:p text:style-name="P6"><text:s text:c="8"/>}</text:p>
      <text:p text:style-name="P6"><text:s text:c="8"/>finally{</text:p>
      <text:p text:style-name="P6"><text:s text:c="12"/>try{</text:p>
      <text:p text:style-name="P6"><text:s text:c="14"/>stmt.close();</text:p>
      <text:p text:style-name="P6"><text:s text:c="12"/>}</text:p>
      <text:p text:style-name="P6"><text:s text:c="12"/>catch( Exception e){</text:p>
      <text:p text:style-name="P6"><text:s text:c="17"/>System.out.println( e.getClass().getName() + ": " + e.getMessage() );</text:p>
      <text:p text:style-name="P6"><text:s text:c="17"/>System.out.println("Error in getIncidents");</text:p>
      <text:p text:style-name="P6"><text:s text:c="12"/>}</text:p>
      <text:p text:style-name="P6"><text:s text:c="5"/></text:p>
      <text:p text:style-name="P6"><text:s text:c="8"/>}</text:p>
      <text:p text:style-name="P6"><text:s text:c="8"/>System.out.println(" delete successfully ");</text:p>
      <text:p text:style-name="P6"><text:s text:c="4"/>}</text:p>
      <text:p text:style-name="P6"/>
      <text:p text:style-name="P6"><text:s text:c="6"/>/**</text:p>
      <text:p text:style-name="P6"/>
      <text:p text:style-name="P6"><text:s text:c="16"/>this Method will delete a specified table content we pass a string array with</text:p>
      <text:p text:style-name="P6"><text:s text:c="16"/>with 2 indeces one for table name and second one for id to identify from which </text:p>
      <text:p text:style-name="P6"><text:s text:c="16"/>table and what to delete</text:p>
      <text:p text:style-name="P6"/>
      <text:p text:style-name="P6"/>
      <text:p text:style-name="P6"><text:s text:c="4"/>*/</text:p>
      <text:p text:style-name="P6"><text:s text:c="4"/>public void deleteFromTable(String[] n){</text:p>
      <text:p text:style-name="P6"><text:soft-page-break/><text:s text:c="7"/>try{</text:p>
      <text:p text:style-name="P6"/>
      <text:p text:style-name="P6"><text:s text:c="7"/>stmt = c.createStatement();</text:p>
      <text:p text:style-name="P6"><text:s text:c="7"/>String sql = "DELETE from "+n[0]+" where ID="+n[1]+";";</text:p>
      <text:p text:style-name="P6"><text:s text:c="7"/>stmt.executeUpdate(sql);</text:p>
      <text:p text:style-name="P6"><text:s text:c="7"/>c.commit();</text:p>
      <text:p text:style-name="P6"><text:s text:c="6"/>}</text:p>
      <text:p text:style-name="P6"><text:s text:c="6"/>catch ( Exception e ) {</text:p>
      <text:p text:style-name="P6"><text:s text:c="10"/>System.out.println( e.getClass().getName() + ": " + e.getMessage() );</text:p>
      <text:p text:style-name="P6"><text:s text:c="11"/>System.out.println("Error in InsetTable");</text:p>
      <text:p text:style-name="P6"><text:s text:c="11"/>this.setStatus(true);</text:p>
      <text:p text:style-name="P6"><text:s text:c="8"/>}</text:p>
      <text:p text:style-name="P6"><text:s text:c="8"/>finally{</text:p>
      <text:p text:style-name="P6"><text:s text:c="12"/>try{</text:p>
      <text:p text:style-name="P6"><text:s text:c="14"/>stmt.close();</text:p>
      <text:p text:style-name="P6"><text:s text:c="12"/>}</text:p>
      <text:p text:style-name="P6"><text:s text:c="12"/>catch( Exception e){</text:p>
      <text:p text:style-name="P6"><text:s text:c="17"/>System.out.println( e.getClass().getName() + ": " + e.getMessage() );</text:p>
      <text:p text:style-name="P6"><text:s text:c="17"/>System.out.println("Error in getIncidents");</text:p>
      <text:p text:style-name="P6"><text:s text:c="12"/>}</text:p>
      <text:p text:style-name="P6"><text:s text:c="5"/></text:p>
      <text:p text:style-name="P6"><text:s text:c="8"/>}</text:p>
      <text:p text:style-name="P6"><text:s text:c="8"/>System.out.println(" delete successfully");</text:p>
      <text:p text:style-name="P6"><text:s text:c="4"/>}</text:p>
      <text:p text:style-name="P6"/>
      <text:p text:style-name="P6"><text:s text:c="4"/>/**</text:p>
      <text:p text:style-name="P6"><text:s text:c="11"/>This Method returns an ArrayList of current machine Configuration for all Slots </text:p>
      <text:p text:style-name="P6"/>
      <text:p text:style-name="P6"/>
      <text:p text:style-name="P6"/>
      <text:p text:style-name="P6"><text:s text:c="4"/>*/</text:p>
      <text:p text:style-name="P6"><text:s text:c="4"/>public ArrayList&lt;String&gt; getUsers() {</text:p>
      <text:p text:style-name="P6"><text:s text:c="8"/>// TODO implement here</text:p>
      <text:p text:style-name="P6"><text:s text:c="8"/>ArrayList&lt;String&gt; config = new ArrayList&lt;String&gt;();</text:p>
      <text:p text:style-name="P6"><text:s text:c="9"/>try{</text:p>
      <text:p text:style-name="P6"><text:s text:c="13"/>stmt = c.createStatement();</text:p>
      <text:p text:style-name="P6"><text:s text:c="14"/>rs = stmt.executeQuery( "SELECT * FROM TECHNICIAN;" );</text:p>
      <text:p text:style-name="P6"><text:s text:c="13"/>String firstSearch="";</text:p>
      <text:p text:style-name="P6"><text:s text:c="13"/>int ctr=0;</text:p>
      <text:p text:style-name="P6"><text:s text:c="11"/>while ( rs.next() ) {</text:p>
      <text:p text:style-name="P6"><text:s text:c="13"/>int id = rs.getInt("id");</text:p>
      <text:p text:style-name="P6"><text:s text:c="13"/>String <text:s/>name = rs.getString("username");</text:p>
      <text:p text:style-name="P6"><text:s text:c="13"/>String password <text:s/>= rs.getString("password");</text:p>
      <text:p text:style-name="P6"><text:s text:c="13"/>String <text:s/>email = rs.getString("email");</text:p>
      <text:p text:style-name="P6"><text:s text:c="13"/>String phone = rs.getString("phone");</text:p>
      <text:p text:style-name="P6"><text:s text:c="13"/>firstSearch = ""+id+","+name+","+password+","+email+","+phone;</text:p>
      <text:p text:style-name="P6"><text:s text:c="13"/>config.add(ctr,firstSearch);</text:p>
      <text:p text:style-name="P6"><text:s text:c="13"/>ctr=ctr+1;</text:p>
      <text:p text:style-name="P6"><text:s text:c="10"/>}</text:p>
      <text:p text:style-name="P6"><text:s text:c="7"/>}</text:p>
      <text:p text:style-name="P6"><text:s text:c="7"/>catch ( Exception e ) {</text:p>
      <text:p text:style-name="P6"><text:s text:c="10"/>System.out.println( e.getClass().getName() + ": " + e.getMessage() );</text:p>
      <text:p text:style-name="P6"><text:soft-page-break/><text:s text:c="11"/>System.out.println("Error in getMachine Config");</text:p>
      <text:p text:style-name="P6"><text:s text:c="11"/>this.setStatus(true);</text:p>
      <text:p text:style-name="P6"><text:s text:c="8"/>}</text:p>
      <text:p text:style-name="P6"><text:s text:c="8"/>finally{</text:p>
      <text:p text:style-name="P6"><text:s text:c="12"/>try{</text:p>
      <text:p text:style-name="P6"><text:s text:c="14"/>rs.close();</text:p>
      <text:p text:style-name="P6"><text:s text:c="14"/>stmt.close();</text:p>
      <text:p text:style-name="P6"><text:s text:c="12"/>}</text:p>
      <text:p text:style-name="P6"><text:s text:c="12"/>catch( Exception e){</text:p>
      <text:p text:style-name="P6"><text:s text:c="17"/>System.out.println( e.getClass().getName() + ": " + e.getMessage() );</text:p>
      <text:p text:style-name="P6"><text:s text:c="17"/>System.out.println("Error in getIncidents");</text:p>
      <text:p text:style-name="P6"><text:s text:c="12"/>}</text:p>
      <text:p text:style-name="P6"><text:s text:c="5"/></text:p>
      <text:p text:style-name="P6"><text:s text:c="8"/>}</text:p>
      <text:p text:style-name="P6"><text:s text:c="8"/>System.out.println("Returned config successfully");</text:p>
      <text:p text:style-name="P6"><text:s text:c="6"/>return config;</text:p>
      <text:p text:style-name="P6"><text:s text:c="4"/>}</text:p>
      <text:p text:style-name="P6"><text:s text:c="4"/></text:p>
      <text:p text:style-name="P6"><text:s text:c="4"/>public ArrayList&lt;String&gt; getMachineConfig() {</text:p>
      <text:p text:style-name="P6"><text:s text:c="8"/>// TODO implement here</text:p>
      <text:p text:style-name="P6"><text:s text:c="8"/>ArrayList&lt;String&gt; config = new ArrayList&lt;String&gt;();</text:p>
      <text:p text:style-name="P6"><text:s text:c="9"/>try{</text:p>
      <text:p text:style-name="P6"><text:s text:c="13"/>stmt = c.createStatement();</text:p>
      <text:p text:style-name="P6"><text:s text:c="14"/>rs = stmt.executeQuery( "SELECT * FROM SLOT_CONFIG;" );</text:p>
      <text:p text:style-name="P6"><text:s text:c="13"/>String firstSearch="";</text:p>
      <text:p text:style-name="P6"><text:s text:c="13"/>String secondSearch="";</text:p>
      <text:p text:style-name="P6"><text:s text:c="13"/>int ctr=0;</text:p>
      <text:p text:style-name="P6"><text:s text:c="11"/>while ( rs.next() ) {</text:p>
      <text:p text:style-name="P6"><text:s text:c="13"/>int id = rs.getInt("id");</text:p>
      <text:p text:style-name="P6"><text:s text:c="13"/>String <text:s/>product_name = rs.getString("product_name");</text:p>
      <text:p text:style-name="P6"><text:s text:c="13"/>int quantity <text:s/>= rs.getInt("quantity");</text:p>
      <text:p text:style-name="P6"><text:s text:c="13"/>float price = rs.getFloat("price");</text:p>
      <text:p text:style-name="P6"><text:s text:c="13"/>float temperature = rs.getFloat("temp_range");</text:p>
      <text:p text:style-name="P6"><text:s text:c="13"/>int temp = rs.getInt("temp");</text:p>
      <text:p text:style-name="P6"><text:s text:c="13"/>int currencyID = rs.getInt("currency_id");</text:p>
      <text:p text:style-name="P6"><text:s text:c="13"/>firstSearch = ""+id+","+product_name+","+quantity+","+price+","+temperature+","+temp+","+currencyID;</text:p>
      <text:p text:style-name="P6"><text:s text:c="13"/>config.add(ctr,firstSearch);</text:p>
      <text:p text:style-name="P6"><text:s text:c="13"/>ctr=ctr+1;</text:p>
      <text:p text:style-name="P6"><text:s text:c="10"/>}</text:p>
      <text:p text:style-name="P6"><text:s text:c="7"/>}</text:p>
      <text:p text:style-name="P6"><text:s text:c="7"/>catch ( Exception e ) {</text:p>
      <text:p text:style-name="P6"><text:s text:c="11"/>this.setStatus(true);</text:p>
      <text:p text:style-name="P6"><text:s text:c="11"/>System.out.println( e.getClass().getName() + ": " + e.getMessage() );</text:p>
      <text:p text:style-name="P6"><text:s text:c="11"/>System.out.println("Error in getMachine Config");</text:p>
      <text:p text:style-name="P6"><text:s text:c="8"/>}</text:p>
      <text:p text:style-name="P6"><text:s text:c="9"/>finally{</text:p>
      <text:p text:style-name="P6"><text:s text:c="12"/>try{</text:p>
      <text:p text:style-name="P6"><text:s text:c="14"/>rs.close();</text:p>
      <text:p text:style-name="P6"><text:s text:c="14"/>stmt.close();</text:p>
      <text:p text:style-name="P6"><text:s text:c="12"/>}</text:p>
      <text:p text:style-name="P6"><text:s text:c="12"/>catch( Exception e){</text:p>
      <text:p text:style-name="P6"><text:soft-page-break/><text:s text:c="17"/>System.out.println( e.getClass().getName() + ": " + e.getMessage() );</text:p>
      <text:p text:style-name="P6"><text:s text:c="17"/>System.out.println("Error in getIncidents");</text:p>
      <text:p text:style-name="P6"><text:s text:c="12"/>}</text:p>
      <text:p text:style-name="P6"><text:s text:c="5"/></text:p>
      <text:p text:style-name="P6"><text:s text:c="8"/>}</text:p>
      <text:p text:style-name="P6"><text:s text:c="8"/>System.out.println("Returned config successfully");</text:p>
      <text:p text:style-name="P6"><text:s text:c="6"/>return config;</text:p>
      <text:p text:style-name="P6"><text:s text:c="4"/>}</text:p>
      <text:p text:style-name="P6"><text:s text:c="4"/>/**</text:p>
      <text:p text:style-name="P6"><text:s text:c="11"/>This Method returns a String of saved password we will need it to check and verify passwords </text:p>
      <text:p text:style-name="P6"/>
      <text:p text:style-name="P6"><text:s text:c="44"/></text:p>
      <text:p text:style-name="P6"/>
      <text:p text:style-name="P6"><text:s text:c="4"/>*/</text:p>
      <text:p text:style-name="P6"><text:s text:c="4"/>public int getID(String tableName){</text:p>
      <text:p text:style-name="P6"/>
      <text:p text:style-name="P6"><text:s text:c="6"/>int maxID=0;</text:p>
      <text:p text:style-name="P6"><text:s text:c="6"/>System.out.println(" SELECT MAX(id) FROM "+tableName+";");</text:p>
      <text:p text:style-name="P6"><text:s text:c="6"/>try{</text:p>
      <text:p text:style-name="P6"><text:s text:c="8"/>stmt = c.createStatement();</text:p>
      <text:p text:style-name="P6"><text:s text:c="8"/>rs= stmt.executeQuery(" SELECT ID FROM "+tableName+";");</text:p>
      <text:p text:style-name="P6"><text:s text:c="9"/>while ( rs.next() ) {</text:p>
      <text:p text:style-name="P6"><text:s text:c="12"/>maxID = rs.getInt("id"); <text:s text:c="5"/></text:p>
      <text:p text:style-name="P6"><text:s text:c="9"/>}</text:p>
      <text:p text:style-name="P6"><text:s text:c="6"/>} </text:p>
      <text:p text:style-name="P6"><text:s text:c="6"/>catch ( SQLException e ) {</text:p>
      <text:p text:style-name="P6"><text:s text:c="10"/>this.setStatus(true);</text:p>
      <text:p text:style-name="P6"><text:s text:c="11"/>System.out.println( e.getClass().getName() + ": " + e.getMessage() );</text:p>
      <text:p text:style-name="P6"><text:s text:c="11"/>System.out.println("Error in getPassword");</text:p>
      <text:p text:style-name="P6"><text:s text:c="8"/>}</text:p>
      <text:p text:style-name="P6"><text:s text:c="8"/>finally{</text:p>
      <text:p text:style-name="P6"><text:s text:c="12"/>try{</text:p>
      <text:p text:style-name="P6"><text:s text:c="15"/>stmt.close();</text:p>
      <text:p text:style-name="P6"><text:s text:c="15"/>rs.close();</text:p>
      <text:p text:style-name="P6"><text:s text:c="12"/>}</text:p>
      <text:p text:style-name="P6"><text:s text:c="12"/>catch(Exception e){</text:p>
      <text:p text:style-name="P6"><text:s text:c="16"/>System.out.println("Closing finally: <text:s/>"+e);</text:p>
      <text:p text:style-name="P6"><text:s text:c="12"/></text:p>
      <text:p text:style-name="P6"><text:s text:c="12"/>}</text:p>
      <text:p text:style-name="P6"><text:s text:c="8"/>}</text:p>
      <text:p text:style-name="P6"><text:s text:c="8"/>System.out.println("returned ID FROM "+tableName+"="+maxID);</text:p>
      <text:p text:style-name="P6"><text:s text:c="8"/>// TODO implement here</text:p>
      <text:p text:style-name="P6"><text:s text:c="6"/>return maxID;</text:p>
      <text:p text:style-name="P6"><text:s text:c="4"/>}</text:p>
      <text:p text:style-name="P6"><text:s text:c="4"/>public String getPassword(String userName,String email){</text:p>
      <text:p text:style-name="P6"/>
      <text:p text:style-name="P6"><text:s text:c="6"/>String password="";</text:p>
      <text:p text:style-name="P6"><text:s text:c="6"/>System.out.println("SELECT PASSWORD FROM TECHNICIAN WHERE USERNAME="+"'"+userName+"';");</text:p>
      <text:p text:style-name="P6"><text:s text:c="6"/>try{</text:p>
      <text:p text:style-name="P6"><text:s text:c="8"/>stmt = c.createStatement();</text:p>
      <text:p text:style-name="P6"><text:soft-page-break/><text:s text:c="9"/>rs= stmt.executeQuery("SELECT PASSWORD FROM TECHNICIAN WHERE USERNAME="+"'"+userName+"';");</text:p>
      <text:p text:style-name="P6"><text:s text:c="9"/>while ( rs.next() ) {</text:p>
      <text:p text:style-name="P6"><text:s text:c="9"/>password = rs.getString("password");</text:p>
      <text:p text:style-name="P6"><text:s text:c="8"/>}</text:p>
      <text:p text:style-name="P6"><text:s text:c="6"/>} </text:p>
      <text:p text:style-name="P6"><text:s text:c="6"/>catch ( SQLException e ) {</text:p>
      <text:p text:style-name="P6"><text:s text:c="10"/>this.setStatus(true);</text:p>
      <text:p text:style-name="P6"><text:s text:c="10"/>System.out.println( e.getClass().getName() + ": " + e.getMessage() );</text:p>
      <text:p text:style-name="P6"><text:s text:c="10"/>System.out.println("Error in getPassword");</text:p>
      <text:p text:style-name="P6"><text:s text:c="10"/>System.exit(0);</text:p>
      <text:p text:style-name="P6"><text:s text:c="8"/>}</text:p>
      <text:p text:style-name="P6"><text:s text:c="9"/>finally{</text:p>
      <text:p text:style-name="P6"><text:s text:c="12"/>try{</text:p>
      <text:p text:style-name="P6"><text:s text:c="14"/>rs.close();</text:p>
      <text:p text:style-name="P6"><text:s text:c="14"/>stmt.close();</text:p>
      <text:p text:style-name="P6"><text:s text:c="12"/>}</text:p>
      <text:p text:style-name="P6"><text:s text:c="12"/>catch( Exception e){</text:p>
      <text:p text:style-name="P6"><text:s text:c="17"/>System.out.println( e.getClass().getName() + ": " + e.getMessage() );</text:p>
      <text:p text:style-name="P6"><text:s text:c="17"/>System.out.println("Error in getIncidents");</text:p>
      <text:p text:style-name="P6"><text:s text:c="12"/>} </text:p>
      <text:p text:style-name="P6"><text:s text:c="8"/>}</text:p>
      <text:p text:style-name="P6"><text:s text:c="8"/>System.out.println("returned password successfully"); </text:p>
      <text:p text:style-name="P6"><text:s text:c="8"/>// TODO implement here</text:p>
      <text:p text:style-name="P6"><text:s text:c="8"/>return password;</text:p>
      <text:p text:style-name="P6"><text:s text:c="4"/>}</text:p>
      <text:p text:style-name="P6"/>
      <text:p text:style-name="P6"><text:s text:c="4"/>/**</text:p>
      <text:p text:style-name="P6"/>
      <text:p text:style-name="P6"><text:s text:c="14"/>This Method return an ArrayList of String type with all recorded Incidents</text:p>
      <text:p text:style-name="P6"><text:s/></text:p>
      <text:p text:style-name="P6"><text:s text:c="4"/>*/</text:p>
      <text:p text:style-name="P6"><text:s text:c="4"/>public ArrayList&lt;String&gt; getIncidents(){</text:p>
      <text:p text:style-name="P6"><text:s text:c="4"/>ArrayList&lt;String&gt; incidents = new ArrayList&lt;String&gt;();</text:p>
      <text:p text:style-name="P6"><text:s text:c="5"/>try{</text:p>
      <text:p text:style-name="P6"><text:s text:c="11"/>String returnVal="";</text:p>
      <text:p text:style-name="P6"><text:s text:c="11"/>stmt = c.createStatement();</text:p>
      <text:p text:style-name="P6"><text:s text:c="12"/>rs = stmt.executeQuery( "SELECT * FROM INCIDENT;" );</text:p>
      <text:p text:style-name="P6"><text:s text:c="11"/>int ctr=0;</text:p>
      <text:p text:style-name="P6"><text:s text:c="9"/>while ( rs.next() ) {</text:p>
      <text:p text:style-name="P6"><text:s text:c="11"/>int id = rs.getInt("id");</text:p>
      <text:p text:style-name="P6"><text:s text:c="11"/>String <text:s/>date = rs.getString("incident_date");</text:p>
      <text:p text:style-name="P6"><text:s text:c="11"/>int type <text:s/>= rs.getInt("type");</text:p>
      <text:p text:style-name="P6"><text:s text:c="11"/>String <text:s/>response = rs.getString("response");</text:p>
      <text:p text:style-name="P6"><text:s text:c="11"/>float financial_state_pre = rs.getFloat("financial_state_pre");</text:p>
      <text:p text:style-name="P6"><text:s text:c="11"/>float financial_state_post = rs.getFloat("financial_state_post");</text:p>
      <text:p text:style-name="P6"><text:s text:c="11"/>returnVal = id+","+date+","+response+","+financial_state_pre+","+financial_state_post;</text:p>
      <text:p text:style-name="P6"><text:s text:c="11"/>incidents.add(ctr,returnVal);</text:p>
      <text:p text:style-name="P6"><text:s text:c="11"/>ctr =ctr+1;</text:p>
      <text:p text:style-name="P6"><text:s text:c="8"/>}</text:p>
      <text:p text:style-name="P6"><text:s text:c="8"/></text:p>
      <text:p text:style-name="P6"><text:s text:c="6"/>}</text:p>
      <text:p text:style-name="P6"><text:soft-page-break/><text:s text:c="6"/>catch ( Exception e ) {</text:p>
      <text:p text:style-name="P6"><text:s text:c="10"/>this.setStatus(true);</text:p>
      <text:p text:style-name="P6"><text:s text:c="10"/>System.out.println( e.getClass().getName() + ": " + e.getMessage() );</text:p>
      <text:p text:style-name="P6"><text:s text:c="10"/>System.out.println("Error in getIncidents");</text:p>
      <text:p text:style-name="P6"><text:s text:c="8"/>}</text:p>
      <text:p text:style-name="P6"><text:s text:c="8"/>finally{</text:p>
      <text:p text:style-name="P6"><text:s text:c="12"/>try{</text:p>
      <text:p text:style-name="P6"><text:s text:c="14"/>rs.close();</text:p>
      <text:p text:style-name="P6"><text:s text:c="14"/>stmt.close();</text:p>
      <text:p text:style-name="P6"><text:s text:c="12"/>}</text:p>
      <text:p text:style-name="P6"><text:s text:c="12"/>catch( Exception e){</text:p>
      <text:p text:style-name="P6"><text:s text:c="17"/>System.out.println( e.getClass().getName() + ": " + e.getMessage() );</text:p>
      <text:p text:style-name="P6"><text:s text:c="17"/>System.out.println("Error in getIncidents");</text:p>
      <text:p text:style-name="P6"><text:s text:c="12"/>}</text:p>
      <text:p text:style-name="P6"><text:s text:c="5"/></text:p>
      <text:p text:style-name="P6"><text:s text:c="8"/>}</text:p>
      <text:p text:style-name="P6"><text:s text:c="8"/>System.out.println("returned incidents successfully");</text:p>
      <text:p text:style-name="P6"><text:s text:c="6"/>return incidents;</text:p>
      <text:p text:style-name="P6"><text:s text:c="4"/>}</text:p>
      <text:p text:style-name="P6"><text:s text:c="4"/>public double getFinanceStatus(){</text:p>
      <text:p text:style-name="P6"/>
      <text:p text:style-name="P6"><text:s text:c="6"/>double status=0;</text:p>
      <text:p text:style-name="P6"><text:s text:c="6"/>try{</text:p>
      <text:p text:style-name="P6"><text:s text:c="8"/>stmt = c.createStatement();</text:p>
      <text:p text:style-name="P6"><text:s text:c="9"/>rs= stmt.executeQuery("SELECT MONEY FROM ACCOUNT;");</text:p>
      <text:p text:style-name="P6"><text:s text:c="9"/>while ( rs.next() ) {</text:p>
      <text:p text:style-name="P6"><text:s text:c="9"/>status = rs.getDouble("money");</text:p>
      <text:p text:style-name="P6"><text:s text:c="8"/>}</text:p>
      <text:p text:style-name="P6"><text:s text:c="6"/>} </text:p>
      <text:p text:style-name="P6"><text:s text:c="6"/>catch ( SQLException e ) {</text:p>
      <text:p text:style-name="P6"><text:s text:c="10"/>this.setStatus(true);</text:p>
      <text:p text:style-name="P6"><text:s text:c="10"/>System.out.println( e.getClass().getName() + ": " + e.getMessage() );</text:p>
      <text:p text:style-name="P6"><text:s text:c="10"/>System.out.println("Error in getPassword");</text:p>
      <text:p text:style-name="P6"><text:s text:c="10"/>System.exit(0);</text:p>
      <text:p text:style-name="P6"><text:s text:c="8"/>}</text:p>
      <text:p text:style-name="P6"><text:s text:c="9"/>finally{</text:p>
      <text:p text:style-name="P6"><text:s text:c="12"/>try{</text:p>
      <text:p text:style-name="P6"><text:s text:c="14"/>rs.close();</text:p>
      <text:p text:style-name="P6"><text:s text:c="14"/>stmt.close();</text:p>
      <text:p text:style-name="P6"><text:s text:c="12"/>}</text:p>
      <text:p text:style-name="P6"><text:s text:c="12"/>catch( Exception e){</text:p>
      <text:p text:style-name="P6"><text:s text:c="17"/>System.out.println( e.getClass().getName() + ": " + e.getMessage() );</text:p>
      <text:p text:style-name="P6"><text:s text:c="17"/>System.out.println("Error in getIncidents");</text:p>
      <text:p text:style-name="P6"><text:s text:c="12"/>} </text:p>
      <text:p text:style-name="P6"><text:s text:c="8"/>}</text:p>
      <text:p text:style-name="P6"><text:s text:c="8"/>System.out.println("returned password successfully"); </text:p>
      <text:p text:style-name="P6"><text:s text:c="8"/>// TODO implement heres</text:p>
      <text:p text:style-name="P6"><text:s text:c="8"/>return status;</text:p>
      <text:p text:style-name="P6"><text:s text:c="4"/>}</text:p>
      <text:p text:style-name="P6"/>
      <text:p text:style-name="P6">}</text:p>
      <text:p text:style-name="P6"><text:s text:c="12"/>}</text:p>
      <text:p text:style-name="P6"><text:soft-page-break/><text:s text:c="5"/></text:p>
      <text:p text:style-name="P6"><text:s text:c="8"/>}</text:p>
      <text:p text:style-name="P6"><text:s text:c="8"/>System.out.println("database successfully created");</text:p>
      <text:p text:style-name="P6"><text:s text:c="8"/></text:p>
      <text:p text:style-name="P6"><text:s text:c="4"/>}</text:p>
      <text:p text:style-name="P6"><text:s text:c="4"/>/**</text:p>
      <text:p text:style-name="P6"><text:s text:c="6"/>This Method will inset data into the table params are a string array</text:p>
      <text:p text:style-name="P6"><text:s text:c="6"/>and and id to identify which table to update. </text:p>
      <text:p text:style-name="P6"><text:s text:c="5"/>*/</text:p>
      <text:p text:style-name="P6"><text:s text:c="4"/>public void insertTable( String[] n ,int i){</text:p>
      <text:p text:style-name="P6"><text:s text:c="8"/>// TODO implement here</text:p>
      <text:p text:style-name="P6"><text:s text:c="10"/>/*</text:p>
      <text:p text:style-name="P6"><text:s text:c="10"/>We want to identify which tables are to be updated so </text:p>
      <text:p text:style-name="P6"><text:s text:c="10"/>I suggest here a switch statement we have 5 table so 1 -5 </text:p>
      <text:p text:style-name="P6"><text:s text:c="13"/>parametrized qeuries + "=?", studid</text:p>
      <text:p text:style-name="P6"><text:s text:c="10"/>*/</text:p>
      <text:p text:style-name="P6"><text:s text:c="10"/>String sql="";</text:p>
      <text:p text:style-name="P6"><text:s text:c="2"/></text:p>
      <text:p text:style-name="P6"><text:s text:c="11"/></text:p>
      <text:p text:style-name="P6"><text:s text:c="8"/>switch(i){</text:p>
      <text:p text:style-name="P6"/>
      <text:p text:style-name="P6"><text:s text:c="11"/>case 1: sql = "INSERT INTO SLOT_CONFIG (ID,PRODUCT_NAME,QUANTITY,PRICE,TEMP_RANGE,TEMP,CURRENCY_ID) " +</text:p>
      <text:p text:style-name="P6"><text:s text:c="19"/>"VALUES ("+n[0]+","+"'"+n[1]+"',"+n[2]+","+n[3]+","+n[4]+","+n[5]+","+n[6]+");";</text:p>
      <text:p text:style-name="P6"><text:s text:c="19"/>System.out.println(sql);</text:p>
      <text:p text:style-name="P6"><text:s text:c="19"/>break;</text:p>
      <text:p text:style-name="P6"><text:s text:c="11"/>case 2: <text:s/>sql = "INSERT INTO TECHNICIAN (ID,USERNAME,PASSWORD,EMAIL,PHONE) " +</text:p>
      <text:p text:style-name="P6"><text:s text:c="19"/>"VALUES ("+n[0]+","+"'"+n[1]+"',"+"'"+n[2]+"'"+","+"'"+n[3]+"'"+","+"'"+n[4]+"'"+");";</text:p>
      <text:p text:style-name="P6"><text:s text:c="20"/>System.out.println(sql); break;</text:p>
      <text:p text:style-name="P6"><text:s text:c="11"/>case 3: <text:s/>sql = "INSERT INTO INCIDENT (ID,INCIDENT_DATE,TYPE,RESPONSE,FINANCIAL_STATE_PRE,FINANCIAL_STATE_POST) " +</text:p>
      <text:p text:style-name="P6"><text:s text:c="19"/>"VALUES ("+n[0]+",'"+n[1]+"',"+"'"+n[2]+"'"+","+"'"+n[3]+"'"+","+n[4]+","+n[5]+");";</text:p>
      <text:p text:style-name="P6"><text:s text:c="20"/>System.out.println(sql);</text:p>
      <text:p text:style-name="P6"><text:s text:c="20"/>break;</text:p>
      <text:p text:style-name="P6"><text:s text:c="11"/>case 4: <text:s/>sql = "INSERT INTO ACCOUNT (CURR_DATE,MONEY) " +</text:p>
      <text:p text:style-name="P6"><text:s text:c="19"/>"VALUES ('"+n[0]+"',"+n[1]+");";</text:p>
      <text:p text:style-name="P6"><text:s text:c="20"/>System.out.println(sql);</text:p>
      <text:p text:style-name="P6"><text:s text:c="19"/>break;</text:p>
      <text:p text:style-name="P6"><text:s text:c="8"/>}</text:p>
      <text:p text:style-name="P6"><text:s text:c="6"/>try{</text:p>
      <text:p text:style-name="P6"><text:s text:c="6"/>stmt = c.createStatement(); </text:p>
      <text:p text:style-name="P6"><text:s text:c="6"/>stmt.executeUpdate(sql);</text:p>
      <text:p text:style-name="P6"><text:s text:c="6"/>c.commit();</text:p>
      <text:p text:style-name="P6"><text:s text:c="6"/>}</text:p>
      <text:p text:style-name="P6"><text:s text:c="6"/>catch ( SQLException e ) {</text:p>
      <text:p text:style-name="P6"><text:s text:c="10"/>System.out.println( e.getClass().getName() + " here?: " + e.getMessage() );</text:p>
      <text:p text:style-name="P6"><text:s text:c="10"/>System.out.println("Error in InsertTable");</text:p>
      <text:p text:style-name="P6"><text:s text:c="10"/>this.setStatus(true);</text:p>
      <text:p text:style-name="P6"><text:soft-page-break/><text:s text:c="10"/>if(e.getMessage().equals("database is locked")){</text:p>
      <text:p text:style-name="P6"><text:s text:c="12"/>insertTable(n,i);</text:p>
      <text:p text:style-name="P6"><text:s text:c="12"/></text:p>
      <text:p text:style-name="P6"><text:s text:c="10"/>}</text:p>
      <text:p text:style-name="P6"><text:s text:c="8"/>}</text:p>
      <text:p text:style-name="P6"><text:s text:c="7"/>finally{</text:p>
      <text:p text:style-name="P6"><text:s text:c="12"/>try{</text:p>
      <text:p text:style-name="P6"><text:s text:c="14"/>stmt.close();</text:p>
      <text:p text:style-name="P6"><text:s text:c="13"/></text:p>
      <text:p text:style-name="P6"><text:s text:c="12"/>}</text:p>
      <text:p text:style-name="P6"><text:s text:c="12"/>catch( Exception e){</text:p>
      <text:p text:style-name="P6"><text:s text:c="17"/>System.out.println( e.getClass().getName() + " or here? : " + e.getMessage() );</text:p>
      <text:p text:style-name="P6"><text:s text:c="17"/>System.out.println("Error in getIncidents");</text:p>
      <text:p text:style-name="P6"><text:s text:c="12"/>}</text:p>
      <text:p text:style-name="P6"><text:s text:c="5"/></text:p>
      <text:p text:style-name="P6"><text:s text:c="8"/>}</text:p>
      <text:p text:style-name="P6"><text:s text:c="8"/>System.out.println("Insert) database successfully");</text:p>
      <text:p text:style-name="P6"><text:s text:c="5"/></text:p>
      <text:p text:style-name="P6"><text:s text:c="4"/>}</text:p>
      <text:p text:style-name="P6"/>
      <text:p text:style-name="P6"><text:s text:c="4"/>/**</text:p>
      <text:p text:style-name="P6"/>
      <text:p text:style-name="P6"><text:s text:c="8"/>This Method updates the dable we pass and Array with 4 indeces</text:p>
      <text:p text:style-name="P6"/>
      <text:p text:style-name="P6"><text:s text:c="4"/>*/</text:p>
      <text:p text:style-name="P6"><text:s text:c="4"/>public void updateTable(String [] n) {</text:p>
      <text:p text:style-name="P6"><text:s text:c="9"/>String sql="";</text:p>
      <text:p text:style-name="P6"><text:s text:c="8"/>try{</text:p>
      <text:p text:style-name="P6"><text:s text:c="10"/>stmt = c.createStatement();</text:p>
      <text:p text:style-name="P6"><text:s text:c="10"/>System.out.println("in Insert");</text:p>
      <text:p text:style-name="P6"><text:s text:c="10"/>System.out.println(n[0]+" "+n[1]+" "+n[2]+" "+n[3]);</text:p>
      <text:p text:style-name="P6"><text:s text:c="10"/>/**</text:p>
      <text:p text:style-name="P6"><text:s text:c="14"/>We make a little easier on us and use Arrays to id what we want</text:p>
      <text:p text:style-name="P6"><text:s text:c="14"/>index 0 holds table name 1 collumn name 2 actual value 3 the id </text:p>
      <text:p text:style-name="P6"><text:s text:c="14"/></text:p>
      <text:p text:style-name="P6"><text:s text:c="14"/>(ID,USERNAME,PASSWORD,EMAIL,PHONE</text:p>
      <text:p text:style-name="P6"><text:s text:c="13"/></text:p>
      <text:p text:style-name="P6"><text:s text:c="12"/></text:p>
      <text:p text:style-name="P6"><text:s text:c="10"/>*/</text:p>
      <text:p text:style-name="P6"><text:s text:c="9"/>if(n[0].equals("SLOT_CONFIG")){</text:p>
      <text:p text:style-name="P6"><text:s text:c="13"/>if(n[1]=="PRODUCT_NAME")</text:p>
      <text:p text:style-name="P6"><text:s text:c="21"/>sql = "UPDATE "+n[0]+" set "+n[1]+" = '"+n[2]+"' where ID="+n[3]+";";</text:p>
      <text:p text:style-name="P6"><text:s text:c="13"/>else</text:p>
      <text:p text:style-name="P6"><text:s text:c="15"/>sql = "UPDATE "+n[0]+" set "+n[1]+" = "+n[2]+" where ID="+n[3]+";";</text:p>
      <text:p text:style-name="P6"><text:s text:c="9"/>}</text:p>
      <text:p text:style-name="P6"><text:s text:c="9"/>else if(n[0].equals("TECHNICIAN")){</text:p>
      <text:p text:style-name="P6"><text:s text:c="13"/>sql = "UPDATE "+n[0]+" set "+n[1]+" = '"+n[2]+"' where ID="+n[3]+";";</text:p>
      <text:p text:style-name="P6"><text:s text:c="9"/>}</text:p>
      <text:p text:style-name="P6"><text:s text:c="9"/>else if(n[0].equals("ACCOUNT")){</text:p>
      <text:p text:style-name="P6"><text:s text:c="13"/>sql = <text:s/>"UPDATE "+n[1]+" set "+ n[1]+ "' where CURR_DATE ="+n[0]+";";</text:p>
      <text:p text:style-name="P6"><text:s text:c="9"/>}</text:p>
      <text:p text:style-name="P6"><text:s text:c="8"/>System.out.println(sql);</text:p>
      <text:p text:style-name="P6"><text:soft-page-break/><text:s text:c="8"/></text:p>
      <text:p text:style-name="P6"><text:s text:c="9"/>stmt.executeUpdate(sql);</text:p>
      <text:p text:style-name="P6"><text:s text:c="9"/>c.commit();</text:p>
      <text:p text:style-name="P6"><text:s text:c="7"/>}</text:p>
      <text:p text:style-name="P6"><text:s text:c="7"/>catch ( Exception e ) {</text:p>
      <text:p text:style-name="P6"><text:s text:c="10"/>System.out.println( e.getClass().getName() + ": " + e.getMessage() );</text:p>
      <text:p text:style-name="P6"><text:s text:c="11"/>System.out.println("Error in InsertTable");</text:p>
      <text:p text:style-name="P6"><text:s text:c="11"/>this.setStatus(true);</text:p>
      <text:p text:style-name="P6"><text:s text:c="8"/>}</text:p>
      <text:p text:style-name="P6"><text:s text:c="9"/>finally{</text:p>
      <text:p text:style-name="P6"><text:s text:c="12"/>try{</text:p>
      <text:p text:style-name="P6"><text:s text:c="14"/>stmt.close();</text:p>
      <text:p text:style-name="P6"><text:s text:c="12"/>}</text:p>
      <text:p text:style-name="P6"><text:s text:c="12"/>catch( Exception e){</text:p>
      <text:p text:style-name="P6"><text:s text:c="17"/>System.out.println( e.getClass().getName() + ": " + e.getMessage() );</text:p>
      <text:p text:style-name="P6"><text:s text:c="17"/>System.out.println("Error in getIncidents");</text:p>
      <text:p text:style-name="P6"><text:s text:c="12"/>}</text:p>
      <text:p text:style-name="P6"><text:s text:c="8"/>}</text:p>
      <text:p text:style-name="P6"><text:s text:c="8"/>System.out.println("update database successfully");</text:p>
      <text:p text:style-name="P6"><text:s text:c="4"/>}</text:p>
      <text:p text:style-name="P6"><text:s text:c="4"/>/**</text:p>
      <text:p text:style-name="P6"/>
      <text:p text:style-name="P6"><text:s text:c="16"/>this Method will delete all the table contents we pass an id to identify which table to delete</text:p>
      <text:p text:style-name="P6"/>
      <text:p text:style-name="P6"/>
      <text:p text:style-name="P6"><text:s text:c="4"/>*/</text:p>
      <text:p text:style-name="P6"><text:s text:c="4"/>public void deleteAll(){</text:p>
      <text:p text:style-name="P6"><text:s text:c="4"/>String sql = "";</text:p>
      <text:p text:style-name="P6"><text:s text:c="5"/>try{</text:p>
      <text:p text:style-name="P6"><text:s text:c="7"/>stmt = c.createStatement();</text:p>
      <text:p text:style-name="P6"><text:s text:c="7"/>sql = <text:s/>"DELETE from SLOT_CONFIG;";</text:p>
      <text:p text:style-name="P6"><text:s text:c="7"/>stmt.executeUpdate(sql);</text:p>
      <text:p text:style-name="P6"><text:s/></text:p>
      <text:p text:style-name="P6"><text:s text:c="7"/>sql = <text:s/>"DELETE from TECHNICIAN;";</text:p>
      <text:p text:style-name="P6"><text:s text:c="7"/>stmt.executeUpdate(sql);</text:p>
      <text:p text:style-name="P6"><text:s text:c="6"/></text:p>
      <text:p text:style-name="P6"><text:s text:c="7"/>sql = <text:s/>"DELETE from INCIDENT;";</text:p>
      <text:p text:style-name="P6"><text:s text:c="7"/>stmt.executeUpdate(sql);</text:p>
      <text:p text:style-name="P6"><text:s text:c="4"/></text:p>
      <text:p text:style-name="P6"><text:s text:c="7"/>sql = <text:s/>"DELETE from ACCOUNT;";</text:p>
      <text:p text:style-name="P6"><text:s text:c="7"/>stmt.executeUpdate(sql);</text:p>
      <text:p text:style-name="P6"><text:s text:c="7"/>c.commit();</text:p>
      <text:p text:style-name="P6"><text:s text:c="5"/>}</text:p>
      <text:p text:style-name="P6"><text:s text:c="5"/>catch ( Exception e ) {</text:p>
      <text:p text:style-name="P6"><text:s text:c="10"/>System.out.println( e.getClass().getName() + ": " + e.getMessage() );</text:p>
      <text:p text:style-name="P6"><text:s text:c="11"/>System.out.println("Error deleteTable");</text:p>
      <text:p text:style-name="P6"><text:s text:c="11"/>this.setStatus(true);</text:p>
      <text:p text:style-name="P6"><text:s text:c="8"/>}</text:p>
      <text:p text:style-name="P6"><text:s text:c="9"/>finally{</text:p>
      <text:p text:style-name="P6"><text:s text:c="12"/>try{</text:p>
      <text:p text:style-name="P6"><text:s text:c="14"/>stmt.close();</text:p>
      <text:p text:style-name="P6"><text:soft-page-break/><text:s text:c="12"/>}</text:p>
      <text:p text:style-name="P6"><text:s text:c="12"/>catch( Exception e){</text:p>
      <text:p text:style-name="P6"><text:s text:c="17"/>System.out.println( e.getClass().getName() + ": " + e.getMessage() );</text:p>
      <text:p text:style-name="P6"><text:s text:c="17"/>System.out.println("Error in getIncidents");</text:p>
      <text:p text:style-name="P6"><text:s text:c="12"/>}</text:p>
      <text:p text:style-name="P6"><text:s text:c="5"/></text:p>
      <text:p text:style-name="P6"><text:s text:c="8"/>}</text:p>
      <text:p text:style-name="P6"><text:s text:c="8"/>System.out.println(" delete successfully ");</text:p>
      <text:p text:style-name="P6"><text:s text:c="8"/></text:p>
      <text:p text:style-name="P6"><text:s text:c="4"/>}</text:p>
      <text:p text:style-name="P6"><text:s text:c="4"/>public void deleteTable(int n){</text:p>
      <text:p text:style-name="P6"><text:s text:c="7"/>String sql = "";</text:p>
      <text:p text:style-name="P6"><text:s text:c="7"/>switch(n){</text:p>
      <text:p text:style-name="P6"><text:s text:c="11"/>case 1: sql = <text:s/>"DELETE from SLOT_CONFIG;";</text:p>
      <text:p text:style-name="P6"><text:s text:c="12"/>break;</text:p>
      <text:p text:style-name="P6"><text:s text:c="11"/>case 2: <text:s/>sql= <text:s/>"DELETE from TECHNICIAN;";</text:p>
      <text:p text:style-name="P6"><text:s text:c="12"/>break;</text:p>
      <text:p text:style-name="P6"><text:s text:c="11"/>case 3: <text:s/>sql = "DELETE from INCIDENT;";</text:p>
      <text:p text:style-name="P6"><text:s text:c="12"/>break;</text:p>
      <text:p text:style-name="P6"><text:s text:c="11"/>case 4: <text:s/>sql = "DELETE from ACCOUNT;";</text:p>
      <text:p text:style-name="P6"><text:s text:c="12"/>break;</text:p>
      <text:p text:style-name="P6"><text:s text:c="7"/>}</text:p>
      <text:p text:style-name="P6"><text:s text:c="7"/>try{</text:p>
      <text:p text:style-name="P6"><text:s text:c="7"/></text:p>
      <text:p text:style-name="P6"><text:s text:c="7"/>stmt = c.createStatement();</text:p>
      <text:p text:style-name="P6"><text:s text:c="7"/>stmt.executeUpdate(sql);</text:p>
      <text:p text:style-name="P6"><text:s text:c="7"/>c.commit();</text:p>
      <text:p text:style-name="P6"><text:s text:c="6"/>}</text:p>
      <text:p text:style-name="P6"><text:s text:c="6"/>catch ( Exception e ) {</text:p>
      <text:p text:style-name="P6"><text:s text:c="10"/>System.out.println( e.getClass().getName() + ": " + e.getMessage() );</text:p>
      <text:p text:style-name="P6"><text:s text:c="11"/>System.out.println("Error deleteTable");</text:p>
      <text:p text:style-name="P6"><text:s text:c="11"/>this.setStatus(true);</text:p>
      <text:p text:style-name="P6"><text:s text:c="8"/>}</text:p>
      <text:p text:style-name="P6"><text:s text:c="8"/>finally{</text:p>
      <text:p text:style-name="P6"><text:s text:c="12"/>try{</text:p>
      <text:p text:style-name="P6"><text:s text:c="14"/>stmt.close();</text:p>
      <text:p text:style-name="P6"><text:s text:c="12"/>}</text:p>
      <text:p text:style-name="P6"><text:s text:c="12"/>catch( Exception e){</text:p>
      <text:p text:style-name="P6"><text:s text:c="17"/>System.out.println( e.getClass().getName() + ": " + e.getMessage() );</text:p>
      <text:p text:style-name="P6"><text:s text:c="17"/>System.out.println("Error in getIncidents");</text:p>
      <text:p text:style-name="P6"><text:s text:c="12"/>}</text:p>
      <text:p text:style-name="P6"><text:s text:c="5"/></text:p>
      <text:p text:style-name="P6"><text:s text:c="8"/>}</text:p>
      <text:p text:style-name="P6"><text:s text:c="8"/>System.out.println(" delete successfully ");</text:p>
      <text:p text:style-name="P6"><text:s text:c="4"/>}</text:p>
      <text:p text:style-name="P6"/>
      <text:p text:style-name="P6"><text:s text:c="6"/>/**</text:p>
      <text:p text:style-name="P6"/>
      <text:p text:style-name="P6"><text:s text:c="16"/>this Method will delete a specified table content we pass a string array with</text:p>
      <text:p text:style-name="P6"><text:s text:c="16"/>with 2 indeces one for table name and second one for id to identify from which </text:p>
      <text:p text:style-name="P6"><text:s text:c="16"/>table and what to delete</text:p>
      <text:p text:style-name="P6"/>
      <text:p text:style-name="P6"><text:soft-page-break/></text:p>
      <text:p text:style-name="P6"><text:s text:c="4"/>*/</text:p>
      <text:p text:style-name="P6"><text:s text:c="4"/>public void deleteFromTable(String[] n){</text:p>
      <text:p text:style-name="P6"><text:s text:c="7"/>try{</text:p>
      <text:p text:style-name="P6"/>
      <text:p text:style-name="P6"><text:s text:c="7"/>stmt = c.createStatement();</text:p>
      <text:p text:style-name="P6"><text:s text:c="7"/>String sql = "DELETE from "+n[0]+" where ID="+n[1]+";";</text:p>
      <text:p text:style-name="P6"><text:s text:c="7"/>stmt.executeUpdate(sql);</text:p>
      <text:p text:style-name="P6"><text:s text:c="7"/>c.commit();</text:p>
      <text:p text:style-name="P6"><text:s text:c="6"/>}</text:p>
      <text:p text:style-name="P6"><text:s text:c="6"/>catch ( Exception e ) {</text:p>
      <text:p text:style-name="P6"><text:s text:c="10"/>System.out.println( e.getClass().getName() + ": " + e.getMessage() );</text:p>
      <text:p text:style-name="P6"><text:s text:c="11"/>System.out.println("Error in InsetTable");</text:p>
      <text:p text:style-name="P6"><text:s text:c="11"/>this.setStatus(true);</text:p>
      <text:p text:style-name="P6"><text:s text:c="8"/>}</text:p>
      <text:p text:style-name="P6"><text:s text:c="8"/>finally{</text:p>
      <text:p text:style-name="P6"><text:s text:c="12"/>try{</text:p>
      <text:p text:style-name="P6"><text:s text:c="14"/>stmt.close();</text:p>
      <text:p text:style-name="P6"><text:s text:c="12"/>}</text:p>
      <text:p text:style-name="P6"><text:s text:c="12"/>catch( Exception e){</text:p>
      <text:p text:style-name="P6"><text:s text:c="17"/>System.out.println( e.getClass().getName() + ": " + e.getMessage() );</text:p>
      <text:p text:style-name="P6"><text:s text:c="17"/>System.out.println("Error in getIncidents");</text:p>
      <text:p text:style-name="P6"><text:s text:c="12"/>}</text:p>
      <text:p text:style-name="P6"><text:s text:c="5"/></text:p>
      <text:p text:style-name="P6"><text:s text:c="8"/>}</text:p>
      <text:p text:style-name="P6"><text:s text:c="8"/>System.out.println(" delete successfully");</text:p>
      <text:p text:style-name="P6"><text:s text:c="4"/>}</text:p>
      <text:p text:style-name="P6"/>
      <text:p text:style-name="P6"><text:s text:c="4"/>/**</text:p>
      <text:p text:style-name="P6"><text:s text:c="11"/>This Method returns an ArrayList of current machine Configuration for all Slots </text:p>
      <text:p text:style-name="P6"/>
      <text:p text:style-name="P6"/>
      <text:p text:style-name="P6"/>
      <text:p text:style-name="P6"><text:s text:c="4"/>*/</text:p>
      <text:p text:style-name="P6"><text:s text:c="4"/>public ArrayList&lt;String&gt; getUsers() {</text:p>
      <text:p text:style-name="P6"><text:s text:c="8"/>// TODO implement here</text:p>
      <text:p text:style-name="P6"><text:s text:c="8"/>ArrayList&lt;String&gt; config = new ArrayList&lt;String&gt;();</text:p>
      <text:p text:style-name="P6"><text:s text:c="9"/>try{</text:p>
      <text:p text:style-name="P6"><text:s text:c="13"/>stmt = c.createStatement();</text:p>
      <text:p text:style-name="P6"><text:s text:c="14"/>rs = stmt.executeQuery( "SELECT * FROM TECHNICIAN;" );</text:p>
      <text:p text:style-name="P6"><text:s text:c="13"/>String firstSearch="";</text:p>
      <text:p text:style-name="P6"><text:s text:c="13"/>int ctr=0;</text:p>
      <text:p text:style-name="P6"><text:s text:c="11"/>while ( rs.next() ) {</text:p>
      <text:p text:style-name="P6"><text:s text:c="13"/>int id = rs.getInt("id");</text:p>
      <text:p text:style-name="P6"><text:s text:c="13"/>String <text:s/>name = rs.getString("username");</text:p>
      <text:p text:style-name="P6"><text:s text:c="13"/>String password <text:s/>= rs.getString("password");</text:p>
      <text:p text:style-name="P6"><text:s text:c="13"/>String <text:s/>email = rs.getString("email");</text:p>
      <text:p text:style-name="P6"><text:s text:c="13"/>String phone = rs.getString("phone");</text:p>
      <text:p text:style-name="P6"><text:s text:c="13"/>firstSearch = ""+id+","+name+","+password+","+email+","+phone;</text:p>
      <text:p text:style-name="P6"><text:s text:c="13"/>config.add(ctr,firstSearch);</text:p>
      <text:p text:style-name="P6"><text:s text:c="13"/>ctr=ctr+1;</text:p>
      <text:p text:style-name="P6"><text:s text:c="10"/>}</text:p>
      <text:p text:style-name="P6"><text:soft-page-break/><text:s text:c="7"/>}</text:p>
      <text:p text:style-name="P6"><text:s text:c="7"/>catch ( Exception e ) {</text:p>
      <text:p text:style-name="P6"><text:s text:c="10"/>System.out.println( e.getClass().getName() + ": " + e.getMessage() );</text:p>
      <text:p text:style-name="P6"><text:s text:c="11"/>System.out.println("Error in getMachine Config");</text:p>
      <text:p text:style-name="P6"><text:s text:c="11"/>this.setStatus(true);</text:p>
      <text:p text:style-name="P6"><text:s text:c="8"/>}</text:p>
      <text:p text:style-name="P6"><text:s text:c="8"/>finally{</text:p>
      <text:p text:style-name="P6"><text:s text:c="12"/>try{</text:p>
      <text:p text:style-name="P6"><text:s text:c="14"/>rs.close();</text:p>
      <text:p text:style-name="P6"><text:s text:c="14"/>stmt.close();</text:p>
      <text:p text:style-name="P6"><text:s text:c="12"/>}</text:p>
      <text:p text:style-name="P6"><text:s text:c="12"/>catch( Exception e){</text:p>
      <text:p text:style-name="P6"><text:s text:c="17"/>System.out.println( e.getClass().getName() + ": " + e.getMessage() );</text:p>
      <text:p text:style-name="P6"><text:s text:c="17"/>System.out.println("Error in getIncidents");</text:p>
      <text:p text:style-name="P6"><text:s text:c="12"/>}</text:p>
      <text:p text:style-name="P6"><text:s text:c="5"/></text:p>
      <text:p text:style-name="P6"><text:s text:c="8"/>}</text:p>
      <text:p text:style-name="P6"><text:s text:c="8"/>System.out.println("Returned config successfully");</text:p>
      <text:p text:style-name="P6"><text:s text:c="6"/>return config;</text:p>
      <text:p text:style-name="P6"><text:s text:c="4"/>}</text:p>
      <text:p text:style-name="P6"><text:s text:c="4"/></text:p>
      <text:p text:style-name="P6"><text:s text:c="4"/>public ArrayList&lt;String&gt; getMachineConfig() {</text:p>
      <text:p text:style-name="P6"><text:s text:c="8"/>// TODO implement here</text:p>
      <text:p text:style-name="P6"><text:s text:c="8"/>ArrayList&lt;String&gt; config = new ArrayList&lt;String&gt;();</text:p>
      <text:p text:style-name="P6"><text:s text:c="9"/>try{</text:p>
      <text:p text:style-name="P6"><text:s text:c="13"/>stmt = c.createStatement();</text:p>
      <text:p text:style-name="P6"><text:s text:c="14"/>rs = stmt.executeQuery( "SELECT * FROM SLOT_CONFIG;" );</text:p>
      <text:p text:style-name="P6"><text:s text:c="13"/>String firstSearch="";</text:p>
      <text:p text:style-name="P6"><text:s text:c="13"/>String secondSearch="";</text:p>
      <text:p text:style-name="P6"><text:s text:c="13"/>int ctr=0;</text:p>
      <text:p text:style-name="P6"><text:s text:c="11"/>while ( rs.next() ) {</text:p>
      <text:p text:style-name="P6"><text:s text:c="13"/>int id = rs.getInt("id");</text:p>
      <text:p text:style-name="P6"><text:s text:c="13"/>String <text:s/>product_name = rs.getString("product_name");</text:p>
      <text:p text:style-name="P6"><text:s text:c="13"/>int quantity <text:s/>= rs.getInt("quantity");</text:p>
      <text:p text:style-name="P6"><text:s text:c="13"/>float price = rs.getFloat("price");</text:p>
      <text:p text:style-name="P6"><text:s text:c="13"/>float temperature = rs.getFloat("temp_range");</text:p>
      <text:p text:style-name="P6"><text:s text:c="13"/>int temp = rs.getInt("temp");</text:p>
      <text:p text:style-name="P6"><text:s text:c="13"/>int currencyID = rs.getInt("currency_id");</text:p>
      <text:p text:style-name="P6"><text:s text:c="13"/>firstSearch = ""+id+","+product_name+","+quantity+","+price+","+temperature+","+temp+","+currencyID;</text:p>
      <text:p text:style-name="P6"><text:s text:c="13"/>config.add(ctr,firstSearch);</text:p>
      <text:p text:style-name="P6"><text:s text:c="13"/>ctr=ctr+1;</text:p>
      <text:p text:style-name="P6"><text:s text:c="10"/>}</text:p>
      <text:p text:style-name="P6"><text:s text:c="7"/>}</text:p>
      <text:p text:style-name="P6"><text:s text:c="7"/>catch ( Exception e ) {</text:p>
      <text:p text:style-name="P6"><text:s text:c="11"/>this.setStatus(true);</text:p>
      <text:p text:style-name="P6"><text:s text:c="11"/>System.out.println( e.getClass().getName() + ": " + e.getMessage() );</text:p>
      <text:p text:style-name="P6"><text:s text:c="11"/>System.out.println("Error in getMachine Config");</text:p>
      <text:p text:style-name="P6"><text:s text:c="8"/>}</text:p>
      <text:p text:style-name="P6"><text:s text:c="9"/>finally{</text:p>
      <text:p text:style-name="P6"><text:s text:c="12"/>try{</text:p>
      <text:p text:style-name="P6"><text:s text:c="14"/>rs.close();</text:p>
      <text:p text:style-name="P6"><text:soft-page-break/><text:s text:c="14"/>stmt.close();</text:p>
      <text:p text:style-name="P6"><text:s text:c="12"/>}</text:p>
      <text:p text:style-name="P6"><text:s text:c="12"/>catch( Exception e){</text:p>
      <text:p text:style-name="P6"><text:s text:c="17"/>System.out.println( e.getClass().getName() + ": " + e.getMessage() );</text:p>
      <text:p text:style-name="P6"><text:s text:c="17"/>System.out.println("Error in getIncidents");</text:p>
      <text:p text:style-name="P6"><text:s text:c="12"/>}</text:p>
      <text:p text:style-name="P6"><text:s text:c="5"/></text:p>
      <text:p text:style-name="P6"><text:s text:c="8"/>}</text:p>
      <text:p text:style-name="P6"><text:s text:c="8"/>System.out.println("Returned config successfully");</text:p>
      <text:p text:style-name="P6"><text:s text:c="6"/>return config;</text:p>
      <text:p text:style-name="P6"><text:s text:c="4"/>}</text:p>
      <text:p text:style-name="P6"><text:s text:c="4"/>/**</text:p>
      <text:p text:style-name="P6"><text:s text:c="11"/>This Method returns a String of saved password we will need it to check and verify passwords </text:p>
      <text:p text:style-name="P6"/>
      <text:p text:style-name="P6"><text:s text:c="44"/></text:p>
      <text:p text:style-name="P6"/>
      <text:p text:style-name="P6"><text:s text:c="4"/>*/</text:p>
      <text:p text:style-name="P6"><text:s text:c="4"/>public int getID(String tableName){</text:p>
      <text:p text:style-name="P6"/>
      <text:p text:style-name="P6"><text:s text:c="6"/>int maxID=0;</text:p>
      <text:p text:style-name="P6"><text:s text:c="6"/>System.out.println(" SELECT MAX(id) FROM "+tableName+";");</text:p>
      <text:p text:style-name="P6"><text:s text:c="6"/>try{</text:p>
      <text:p text:style-name="P6"><text:s text:c="8"/>stmt = c.createStatement();</text:p>
      <text:p text:style-name="P6"><text:s text:c="8"/>rs= stmt.executeQuery(" SELECT ID FROM "+tableName+";");</text:p>
      <text:p text:style-name="P6"><text:s text:c="9"/>while ( rs.next() ) {</text:p>
      <text:p text:style-name="P6"><text:s text:c="12"/>maxID = rs.getInt("id"); <text:s text:c="5"/></text:p>
      <text:p text:style-name="P6"><text:s text:c="9"/>}</text:p>
      <text:p text:style-name="P6"><text:s text:c="6"/>} </text:p>
      <text:p text:style-name="P6"><text:s text:c="6"/>catch ( SQLException e ) {</text:p>
      <text:p text:style-name="P6"><text:s text:c="10"/>this.setStatus(true);</text:p>
      <text:p text:style-name="P6"><text:s text:c="11"/>System.out.println( e.getClass().getName() + ": " + e.getMessage() );</text:p>
      <text:p text:style-name="P6"><text:s text:c="11"/>System.out.println("Error in getPassword");</text:p>
      <text:p text:style-name="P6"><text:s text:c="8"/>}</text:p>
      <text:p text:style-name="P6"><text:s text:c="8"/>finally{</text:p>
      <text:p text:style-name="P6"><text:s text:c="12"/>try{</text:p>
      <text:p text:style-name="P6"><text:s text:c="15"/>stmt.close();</text:p>
      <text:p text:style-name="P6"><text:s text:c="15"/>rs.close();</text:p>
      <text:p text:style-name="P6"><text:s text:c="12"/>}</text:p>
      <text:p text:style-name="P6"><text:s text:c="12"/>catch(Exception e){</text:p>
      <text:p text:style-name="P6"><text:s text:c="16"/>System.out.println("Closing finally: <text:s/>"+e);</text:p>
      <text:p text:style-name="P6"><text:s text:c="12"/></text:p>
      <text:p text:style-name="P6"><text:s text:c="12"/>}</text:p>
      <text:p text:style-name="P6"><text:s text:c="8"/>}</text:p>
      <text:p text:style-name="P6"><text:s text:c="8"/>System.out.println("returned ID FROM "+tableName+"="+maxID);</text:p>
      <text:p text:style-name="P6"><text:s text:c="8"/>// TODO implement here</text:p>
      <text:p text:style-name="P6"><text:s text:c="6"/>return maxID;</text:p>
      <text:p text:style-name="P6"><text:s text:c="4"/>}</text:p>
      <text:p text:style-name="P6"><text:s text:c="4"/>public String getPassword(String userName,String email){</text:p>
      <text:p text:style-name="P6"/>
      <text:p text:style-name="P6"><text:s text:c="6"/>String password="";</text:p>
      <text:p text:style-name="P6"><text:s text:c="6"/>System.out.println("SELECT PASSWORD FROM TECHNICIAN WHERE <text:soft-page-break/>USERNAME="+"'"+userName+"';");</text:p>
      <text:p text:style-name="P6"><text:s text:c="6"/>try{</text:p>
      <text:p text:style-name="P6"><text:s text:c="8"/>stmt = c.createStatement();</text:p>
      <text:p text:style-name="P6"><text:s text:c="9"/>rs= stmt.executeQuery("SELECT PASSWORD FROM TECHNICIAN WHERE USERNAME="+"'"+userName+"';");</text:p>
      <text:p text:style-name="P6"><text:s text:c="9"/>while ( rs.next() ) {</text:p>
      <text:p text:style-name="P6"><text:s text:c="9"/>password = rs.getString("password");</text:p>
      <text:p text:style-name="P6"><text:s text:c="8"/>}</text:p>
      <text:p text:style-name="P6"><text:s text:c="6"/>} </text:p>
      <text:p text:style-name="P6"><text:s text:c="6"/>catch ( SQLException e ) {</text:p>
      <text:p text:style-name="P6"><text:s text:c="10"/>this.setStatus(true);</text:p>
      <text:p text:style-name="P6"><text:s text:c="10"/>System.out.println( e.getClass().getName() + ": " + e.getMessage() );</text:p>
      <text:p text:style-name="P6"><text:s text:c="10"/>System.out.println("Error in getPassword");</text:p>
      <text:p text:style-name="P6"><text:s text:c="10"/>System.exit(0);</text:p>
      <text:p text:style-name="P6"><text:s text:c="8"/>}</text:p>
      <text:p text:style-name="P6"><text:s text:c="9"/>finally{</text:p>
      <text:p text:style-name="P6"><text:s text:c="12"/>try{</text:p>
      <text:p text:style-name="P6"><text:s text:c="14"/>rs.close();</text:p>
      <text:p text:style-name="P6"><text:s text:c="14"/>stmt.close();</text:p>
      <text:p text:style-name="P6"><text:s text:c="12"/>}</text:p>
      <text:p text:style-name="P6"><text:s text:c="12"/>catch( Exception e){</text:p>
      <text:p text:style-name="P6"><text:s text:c="17"/>System.out.println( e.getClass().getName() + ": " + e.getMessage() );</text:p>
      <text:p text:style-name="P6"><text:s text:c="17"/>System.out.println("Error in getIncidents");</text:p>
      <text:p text:style-name="P6"><text:s text:c="12"/>} </text:p>
      <text:p text:style-name="P6"><text:s text:c="8"/>}</text:p>
      <text:p text:style-name="P6"><text:s text:c="8"/>System.out.println("returned password successfully"); </text:p>
      <text:p text:style-name="P6"><text:s text:c="8"/>// TODO implement here</text:p>
      <text:p text:style-name="P6"><text:s text:c="8"/>return password;</text:p>
      <text:p text:style-name="P6"><text:s text:c="4"/>}</text:p>
      <text:p text:style-name="P6"/>
      <text:p text:style-name="P6"><text:s text:c="4"/>/**</text:p>
      <text:p text:style-name="P6"/>
      <text:p text:style-name="P6"><text:s text:c="14"/>This Method return an ArrayList of String type with all recorded Incidents</text:p>
      <text:p text:style-name="P6"><text:s/></text:p>
      <text:p text:style-name="P6"><text:s text:c="4"/>*/</text:p>
      <text:p text:style-name="P6"><text:s text:c="4"/>public ArrayList&lt;String&gt; getIncidents(){</text:p>
      <text:p text:style-name="P6"><text:s text:c="4"/>ArrayList&lt;String&gt; incidents = new ArrayList&lt;String&gt;();</text:p>
      <text:p text:style-name="P6"><text:s text:c="5"/>try{</text:p>
      <text:p text:style-name="P6"><text:s text:c="11"/>String returnVal="";</text:p>
      <text:p text:style-name="P6"><text:s text:c="11"/>stmt = c.createStatement();</text:p>
      <text:p text:style-name="P6"><text:s text:c="12"/>rs = stmt.executeQuery( "SELECT * FROM INCIDENT;" );</text:p>
      <text:p text:style-name="P6"><text:s text:c="11"/>int ctr=0;</text:p>
      <text:p text:style-name="P6"><text:s text:c="9"/>while ( rs.next() ) {</text:p>
      <text:p text:style-name="P6"><text:s text:c="11"/>int id = rs.getInt("id");</text:p>
      <text:p text:style-name="P6"><text:s text:c="11"/>String <text:s/>date = rs.getString("incident_date");</text:p>
      <text:p text:style-name="P6"><text:s text:c="11"/>int type <text:s/>= rs.getInt("type");</text:p>
      <text:p text:style-name="P6"><text:s text:c="11"/>String <text:s/>response = rs.getString("response");</text:p>
      <text:p text:style-name="P6"><text:s text:c="11"/>float financial_state_pre = rs.getFloat("financial_state_pre");</text:p>
      <text:p text:style-name="P6"><text:s text:c="11"/>float financial_state_post = rs.getFloat("financial_state_post");</text:p>
      <text:p text:style-name="P6"><text:s text:c="11"/>returnVal = id+","+date+","+response+","+financial_state_pre+","+financial_state_post;</text:p>
      <text:p text:style-name="P6"><text:s text:c="11"/>incidents.add(ctr,returnVal);</text:p>
      <text:p text:style-name="P6"><text:s text:c="11"/>ctr =ctr+1;</text:p>
      <text:p text:style-name="P6"><text:soft-page-break/><text:s text:c="8"/>}</text:p>
      <text:p text:style-name="P6"><text:s text:c="8"/></text:p>
      <text:p text:style-name="P6"><text:s text:c="6"/>}</text:p>
      <text:p text:style-name="P6"><text:s text:c="6"/>catch ( Exception e ) {</text:p>
      <text:p text:style-name="P6"><text:s text:c="10"/>this.setStatus(true);</text:p>
      <text:p text:style-name="P6"><text:s text:c="10"/>System.out.println( e.getClass().getName() + ": " + e.getMessage() );</text:p>
      <text:p text:style-name="P6"><text:s text:c="10"/>System.out.println("Error in getIncidents");</text:p>
      <text:p text:style-name="P6"><text:s text:c="8"/>}</text:p>
      <text:p text:style-name="P6"><text:s text:c="8"/>finally{</text:p>
      <text:p text:style-name="P6"><text:s text:c="12"/>try{</text:p>
      <text:p text:style-name="P6"><text:s text:c="14"/>rs.close();</text:p>
      <text:p text:style-name="P6"><text:s text:c="14"/>stmt.close();</text:p>
      <text:p text:style-name="P6"><text:s text:c="12"/>}</text:p>
      <text:p text:style-name="P6"><text:s text:c="12"/>catch( Exception e){</text:p>
      <text:p text:style-name="P6"><text:s text:c="17"/>System.out.println( e.getClass().getName() + ": " + e.getMessage() );</text:p>
      <text:p text:style-name="P6"><text:s text:c="17"/>System.out.println("Error in getIncidents");</text:p>
      <text:p text:style-name="P6"><text:s text:c="12"/>}</text:p>
      <text:p text:style-name="P6"><text:s text:c="5"/></text:p>
      <text:p text:style-name="P6"><text:s text:c="8"/>}</text:p>
      <text:p text:style-name="P6"><text:s text:c="8"/>System.out.println("returned incidents successfully");</text:p>
      <text:p text:style-name="P6"><text:s text:c="6"/>return incidents;</text:p>
      <text:p text:style-name="P6"><text:s text:c="4"/>}</text:p>
      <text:p text:style-name="P6"><text:s text:c="4"/>public double getFinanceStatus(){</text:p>
      <text:p text:style-name="P6"/>
      <text:p text:style-name="P6"><text:s text:c="6"/>double status=0;</text:p>
      <text:p text:style-name="P6"><text:s text:c="6"/>try{</text:p>
      <text:p text:style-name="P6"><text:s text:c="8"/>stmt = c.createStatement();</text:p>
      <text:p text:style-name="P6"><text:s text:c="9"/>rs= stmt.executeQuery("SELECT MONEY FROM ACCOUNT;");</text:p>
      <text:p text:style-name="P6"><text:s text:c="9"/>while ( rs.next() ) {</text:p>
      <text:p text:style-name="P6"><text:s text:c="9"/>status = rs.getDouble("money");</text:p>
      <text:p text:style-name="P6"><text:s text:c="8"/>}</text:p>
      <text:p text:style-name="P6"><text:s text:c="6"/>} </text:p>
      <text:p text:style-name="P6"><text:s text:c="6"/>catch ( SQLException e ) {</text:p>
      <text:p text:style-name="P6"><text:s text:c="10"/>this.setStatus(true);</text:p>
      <text:p text:style-name="P6"><text:s text:c="10"/>System.out.println( e.getClass().getName() + ": " + e.getMessage() );</text:p>
      <text:p text:style-name="P6"><text:s text:c="10"/>System.out.println("Error in getPassword");</text:p>
      <text:p text:style-name="P6"><text:s text:c="10"/>System.exit(0);</text:p>
      <text:p text:style-name="P6"><text:s text:c="8"/>}</text:p>
      <text:p text:style-name="P6"><text:s text:c="9"/>finally{</text:p>
      <text:p text:style-name="P6"><text:s text:c="12"/>try{</text:p>
      <text:p text:style-name="P6"><text:s text:c="14"/>rs.close();</text:p>
      <text:p text:style-name="P6"><text:s text:c="14"/>stmt.close();</text:p>
      <text:p text:style-name="P6"><text:s text:c="12"/>}</text:p>
      <text:p text:style-name="P6"><text:s text:c="12"/>catch( Exception e){</text:p>
      <text:p text:style-name="P6"><text:s text:c="17"/>System.out.println( e.getClass().getName() + ": " + e.getMessage() );</text:p>
      <text:p text:style-name="P6"><text:s text:c="17"/>System.out.println("Error in getIncidents");</text:p>
      <text:p text:style-name="P6"><text:s text:c="12"/>} </text:p>
      <text:p text:style-name="P6"><text:s text:c="8"/>}</text:p>
      <text:p text:style-name="P6"><text:s text:c="8"/>System.out.println("returned password successfully"); </text:p>
      <text:p text:style-name="P6"><text:s text:c="8"/>// TODO implement heres</text:p>
      <text:p text:style-name="P6"><text:s text:c="8"/>return status;</text:p>
      <text:p text:style-name="P6"><text:s text:c="4"/>}</text:p>
      <text:p text:style-name="P6"><text:soft-page-break/></text:p>
      <text:p text:style-name="P6">}</text:p>
      <text:p text:style-name="P6"/>
      <text:p text:style-name="P6"/>
      <text:p text:style-name="P4">EV_GUI_ADVOCATE</text:p>
      <text:p text:style-name="P6"/>
      <text:p text:style-name="P4">EasyVendingGUI.java</text:p>
      <text:p text:style-name="P6">/*</text:p>
      <text:p text:style-name="P6"><text:s/>* To change this license header, choose License Headers in Project Properties.</text:p>
      <text:p text:style-name="P6"><text:s/>* To change this template file, choose Tools | Templates</text:p>
      <text:p text:style-name="P6"><text:s/>* and open the template in the editor.</text:p>
      <text:p text:style-name="P6"><text:s/>*/</text:p>
      <text:p text:style-name="P6">package EV_GUI_ADVOCATE;</text:p>
      <text:p text:style-name="P6"/>
      <text:p text:style-name="P6">import EV_GUI_ADVOCATE.GUIFactory;</text:p>
      <text:p text:style-name="P6">import EV_GUI_ADVOCATE.EV_GUI_CLASSES.MainMenu;</text:p>
      <text:p text:style-name="P6">import EV_GUI_ADVOCATE.EV_GUI_CLASSES.MachineSetup;</text:p>
      <text:p text:style-name="P6">import EV_GUI_ADVOCATE.EV_GUI_CLASSES.Login;</text:p>
      <text:p text:style-name="P6">import EV_GUI_ADVOCATE.EV_GUI_CLASSES.ErrorReport;</text:p>
      <text:p text:style-name="P6">import EV_GUI_ADVOCATE.EV_GUI_CLASSES.ErrorDialog;</text:p>
      <text:p text:style-name="P6">import EV_GUI_ADVOCATE.EV_GUI_CLASSES.ChangeLogin;</text:p>
      <text:p text:style-name="P6">import EV_GUI_ADVOCATE.EV_GUI_CLASSES.BusinessSetUp;</text:p>
      <text:p text:style-name="P6">import java.util.ArrayList;</text:p>
      <text:p text:style-name="P6">import EV_BUSINESS.EV_OBSERVER.EVOserver;</text:p>
      <text:p text:style-name="P6">import EV_BUSINESS.EV_CONTROL.EVSystem;</text:p>
      <text:p text:style-name="P6">import EV_BUSINESS.EV_OBSERVER.ObservableVals;</text:p>
      <text:p text:style-name="P6">import EV_GUI_ADVOCATE.EV_GUI_CLASSES.Simulator;</text:p>
      <text:p text:style-name="P6">import EV_BUSINESS.EV_CONTROL.SystemAdvocate;</text:p>
      <text:p text:style-name="P6">import EV_BUSINESS.EV_VENDINGMACHINE.VendingMachine;</text:p>
      <text:p text:style-name="P6"/>
      <text:p text:style-name="P6">/**</text:p>
      <text:p text:style-name="P6"><text:s/>*</text:p>
      <text:p text:style-name="P6"><text:s/>* @author Anon</text:p>
      <text:p text:style-name="P6"><text:s/>*/</text:p>
      <text:p text:style-name="P6"/>
      <text:p text:style-name="P6"/>
      <text:p text:style-name="P6">public class EsyVendingGUI{</text:p>
      <text:p text:style-name="P6"/>
      <text:p text:style-name="P6"><text:s text:c="4"/>/**</text:p>
      <text:p text:style-name="P6"><text:s text:c="5"/>* @param args the command line arguments</text:p>
      <text:p text:style-name="P6"><text:s text:c="5"/>*/</text:p>
      <text:p text:style-name="P6"><text:s text:c="4"/>private ObservableVals ov = null;</text:p>
      <text:p text:style-name="P6"><text:s text:c="4"/>private EVOserver to = null;</text:p>
      <text:p text:style-name="P6"><text:s text:c="4"/></text:p>
      <text:p text:style-name="P6"><text:s text:c="4"/>public MainMenu mainMenu;</text:p>
      <text:p text:style-name="P6"><text:s text:c="4"/>public ErrorDialog dialog;</text:p>
      <text:p text:style-name="P6"><text:s text:c="4"/>public Login login;</text:p>
      <text:p text:style-name="P6"><text:s text:c="4"/>public MachineSetup machineSetup;</text:p>
      <text:p text:style-name="P6"><text:s text:c="4"/>public ChangeLogin changeLogin;</text:p>
      <text:p text:style-name="P6"><text:s text:c="4"/>public BusinessSetUp businessSetUp;</text:p>
      <text:p text:style-name="P6"><text:s text:c="4"/>public ErrorReport incidents;</text:p>
      <text:p text:style-name="P6"><text:s text:c="4"/>public Simulator simulator;</text:p>
      <text:p text:style-name="P6"><text:soft-page-break/><text:s text:c="4"/>public GUIFactory factory = new GUIFactory();</text:p>
      <text:p text:style-name="P6"><text:s text:c="4"/></text:p>
      <text:p text:style-name="P6"><text:s text:c="4"/>public EVSystem vm;</text:p>
      <text:p text:style-name="P6"><text:s text:c="4"/>public EVSystem systemAdvocate;</text:p>
      <text:p text:style-name="P6"><text:s text:c="4"/></text:p>
      <text:p text:style-name="P6"><text:s text:c="4"/></text:p>
      <text:p text:style-name="P6"><text:s text:c="4"/>public EsyVendingGUI(){</text:p>
      <text:p text:style-name="P6"><text:s text:c="5"/>setUpTheListeners();</text:p>
      <text:p text:style-name="P6"><text:s text:c="4"/>}</text:p>
      <text:p text:style-name="P6"><text:s text:c="4"/></text:p>
      <text:p text:style-name="P6"><text:s text:c="4"/>public void setUpTheListeners(){</text:p>
      <text:p text:style-name="P6"><text:s text:c="8"/>System.out.println("Test here1");</text:p>
      <text:p text:style-name="P6"><text:s text:c="10"/>this.ov = new ObservableVals();</text:p>
      <text:p text:style-name="P6"><text:s text:c="8"/>System.out.println("Test here1");</text:p>
      <text:p text:style-name="P6"><text:s text:c="8"/></text:p>
      <text:p text:style-name="P6"><text:s text:c="8"/>vm = new VendingMachine();</text:p>
      <text:p text:style-name="P6"><text:s text:c="9"/>System.out.println("Test here1");</text:p>
      <text:p text:style-name="P6"><text:s text:c="10"/>this.to = new EVOserver(ov,this, (VendingMachine) vm);</text:p>
      <text:p text:style-name="P6"><text:s text:c="9"/></text:p>
      <text:p text:style-name="P6"><text:s text:c="9"/>System.out.println("Test here1");</text:p>
      <text:p text:style-name="P6"><text:s text:c="10"/>ov.addObserver(to);</text:p>
      <text:p text:style-name="P6"><text:s text:c="9"/>System.out.println("Test here1");</text:p>
      <text:p text:style-name="P6"><text:s text:c="9"/></text:p>
      <text:p text:style-name="P6"><text:s text:c="9"/>System.out.println("Setting System control");</text:p>
      <text:p text:style-name="P6"><text:s text:c="9"/>systemAdvocate = new SystemAdvocate();</text:p>
      <text:p text:style-name="P6"><text:s text:c="4"/>}</text:p>
      <text:p text:style-name="P6"><text:s text:c="4"/>public void MainMenu(){</text:p>
      <text:p text:style-name="P6"><text:s text:c="8"/>/* Create and display the form */</text:p>
      <text:p text:style-name="P6"><text:s text:c="8"/>mainMenu= (MainMenu)factory.createGui(1);</text:p>
      <text:p text:style-name="P6"><text:s text:c="8"/>mainMenu.setSystemObserver(ov);</text:p>
      <text:p text:style-name="P6"><text:s text:c="8"/>java.awt.EventQueue.invokeLater(new Runnable() {</text:p>
      <text:p text:style-name="P6"><text:s text:c="12"/>public void run() {</text:p>
      <text:p text:style-name="P6"><text:s text:c="15"/>mainMenu.setVisible(true);</text:p>
      <text:p text:style-name="P6"><text:s text:c="12"/>}</text:p>
      <text:p text:style-name="P6"><text:s text:c="8"/>});</text:p>
      <text:p text:style-name="P6"><text:s text:c="4"/>}</text:p>
      <text:p text:style-name="P6"><text:s text:c="4"/>public void errorMessage(String errorMessage){</text:p>
      <text:p text:style-name="P6"><text:s text:c="7"/></text:p>
      <text:p text:style-name="P6"><text:s text:c="8"/>/* Create and display the form */</text:p>
      <text:p text:style-name="P6"><text:s text:c="8"/></text:p>
      <text:p text:style-name="P6"><text:s text:c="8"/>dialog = (ErrorDialog)factory.createGui(7);</text:p>
      <text:p text:style-name="P6"><text:s text:c="8"/>dialog.setMessage(errorMessage);</text:p>
      <text:p text:style-name="P6"><text:s text:c="8"/>java.awt.EventQueue.invokeLater(new Runnable() {</text:p>
      <text:p text:style-name="P6"><text:s text:c="12"/>public void run() {</text:p>
      <text:p text:style-name="P6"><text:s text:c="16"/>dialog.setVisible(true);</text:p>
      <text:p text:style-name="P6"><text:s text:c="12"/>}</text:p>
      <text:p text:style-name="P6"><text:s text:c="8"/>});</text:p>
      <text:p text:style-name="P6"><text:s text:c="4"/></text:p>
      <text:p text:style-name="P6"><text:s text:c="4"/>}</text:p>
      <text:p text:style-name="P6"><text:s text:c="4"/>public void login(){</text:p>
      <text:p text:style-name="P6"><text:s text:c="8"/>/* Set the Nimbus look and feel */</text:p>
      <text:p text:style-name="P6"><text:s text:c="10"/>//&lt;editor-fold defaultstate="collapsed" desc=" Look and feel setting code (optional) "&gt;</text:p>
      <text:p text:style-name="P6"><text:soft-page-break/><text:s text:c="8"/>/* If Nimbus (introduced in Java SE 6) is not available, stay with the default look and feel.</text:p>
      <text:p text:style-name="P6"><text:s text:c="9"/>* For details see http://download.oracle.com/javase/tutorial/uiswing/lookandfeel/plaf.html </text:p>
      <text:p text:style-name="P6"><text:s text:c="9"/>*/</text:p>
      <text:p text:style-name="P6"><text:s text:c="8"/>try {</text:p>
      <text:p text:style-name="P6"><text:s text:c="12"/>for (javax.swing.UIManager.LookAndFeelInfo info : javax.swing.UIManager.getInstalledLookAndFeels()) {</text:p>
      <text:p text:style-name="P6"><text:s text:c="16"/>if ("Nimbus".equals(info.getName())) {</text:p>
      <text:p text:style-name="P6"><text:s text:c="20"/>javax.swing.UIManager.setLookAndFeel(info.getClassName());</text:p>
      <text:p text:style-name="P6"><text:s text:c="20"/>break;</text:p>
      <text:p text:style-name="P6"><text:s text:c="16"/>}</text:p>
      <text:p text:style-name="P6"><text:s text:c="12"/>}</text:p>
      <text:p text:style-name="P6"><text:s text:c="8"/>} catch (ClassNotFoundException ex) {</text:p>
      <text:p text:style-name="P6"><text:s text:c="12"/>java.util.logging.Logger.getLogger(Login.class.getName()).log(java.util.logging.Level.SEVERE, null, ex);</text:p>
      <text:p text:style-name="P6"><text:s text:c="8"/>} catch (InstantiationException ex) {</text:p>
      <text:p text:style-name="P6"><text:s text:c="12"/>java.util.logging.Logger.getLogger(Login.class.getName()).log(java.util.logging.Level.SEVERE, null, ex);</text:p>
      <text:p text:style-name="P6"><text:s text:c="8"/>} catch (IllegalAccessException ex) {</text:p>
      <text:p text:style-name="P6"><text:s text:c="12"/>java.util.logging.Logger.getLogger(Login.class.getName()).log(java.util.logging.Level.SEVERE, null, ex);</text:p>
      <text:p text:style-name="P6"><text:s text:c="8"/>} catch (javax.swing.UnsupportedLookAndFeelException ex) {</text:p>
      <text:p text:style-name="P6"><text:s text:c="12"/>java.util.logging.Logger.getLogger(Login.class.getName()).log(java.util.logging.Level.SEVERE, null, ex);</text:p>
      <text:p text:style-name="P6"><text:s text:c="8"/>}</text:p>
      <text:p text:style-name="P6"><text:s text:c="8"/>//&lt;/editor-fold&gt;</text:p>
      <text:p text:style-name="P6"><text:s text:c="9"/>login = (Login)factory.createGui(2);</text:p>
      <text:p text:style-name="P6"><text:s text:c="9"/>this.login.setSystemObserver(ov);</text:p>
      <text:p text:style-name="P6"><text:s text:c="8"/>/* Create and display the form */ <text:s text:c="6"/></text:p>
      <text:p text:style-name="P6"><text:s text:c="8"/>java.awt.EventQueue.invokeLater(new Runnable() {</text:p>
      <text:p text:style-name="P6"><text:s text:c="12"/>public void run() {</text:p>
      <text:p text:style-name="P6"><text:s text:c="14"/>login.setVisible(true);</text:p>
      <text:p text:style-name="P6"><text:s text:c="12"/>}</text:p>
      <text:p text:style-name="P6"><text:s text:c="8"/>});</text:p>
      <text:p text:style-name="P6"><text:s text:c="8"/></text:p>
      <text:p text:style-name="P6"><text:s text:c="4"/>} </text:p>
      <text:p text:style-name="P6"><text:s text:c="4"/>public void setUp(){</text:p>
      <text:p text:style-name="P6"><text:s text:c="7"/>/* Set the Nimbus look and feel */</text:p>
      <text:p text:style-name="P6"><text:s text:c="8"/>//&lt;editor-fold defaultstate="collapsed" desc=" Look and feel setting code (optional) "&gt;</text:p>
      <text:p text:style-name="P6"><text:s text:c="8"/>/* If Nimbus (introduced in Java SE 6) is not available, stay with the default look and feel.</text:p>
      <text:p text:style-name="P6"><text:s text:c="9"/>* For details see http://download.oracle.com/javase/tutorial/uiswing/lookandfeel/plaf.html </text:p>
      <text:p text:style-name="P6"><text:s text:c="9"/>*/</text:p>
      <text:p text:style-name="P6"><text:s text:c="8"/>try {</text:p>
      <text:p text:style-name="P6"><text:s text:c="12"/>for (javax.swing.UIManager.LookAndFeelInfo info : javax.swing.UIManager.getInstalledLookAndFeels()) {</text:p>
      <text:p text:style-name="P6"><text:s text:c="16"/>if ("Nimbus".equals(info.getName())) {</text:p>
      <text:p text:style-name="P6"><text:s text:c="20"/>javax.swing.UIManager.setLookAndFeel(info.getClassName());</text:p>
      <text:p text:style-name="P6"><text:s text:c="20"/>break;</text:p>
      <text:p text:style-name="P6"><text:s text:c="16"/>}</text:p>
      <text:p text:style-name="P6"><text:soft-page-break/><text:s text:c="12"/>}</text:p>
      <text:p text:style-name="P6"><text:s text:c="8"/>} catch (ClassNotFoundException ex) {</text:p>
      <text:p text:style-name="P6"><text:s text:c="12"/>java.util.logging.Logger.getLogger(MachineSetup.class.getName()).log(java.util.logging.Level.SEVERE, null, ex);</text:p>
      <text:p text:style-name="P6"><text:s text:c="8"/>} catch (InstantiationException ex) {</text:p>
      <text:p text:style-name="P6"><text:s text:c="12"/>java.util.logging.Logger.getLogger(MachineSetup.class.getName()).log(java.util.logging.Level.SEVERE, null, ex);</text:p>
      <text:p text:style-name="P6"><text:s text:c="8"/>} catch (IllegalAccessException ex) {</text:p>
      <text:p text:style-name="P6"><text:s text:c="12"/>java.util.logging.Logger.getLogger(MachineSetup.class.getName()).log(java.util.logging.Level.SEVERE, null, ex);</text:p>
      <text:p text:style-name="P6"><text:s text:c="8"/>} catch (javax.swing.UnsupportedLookAndFeelException ex) {</text:p>
      <text:p text:style-name="P6"><text:s text:c="12"/>java.util.logging.Logger.getLogger(MachineSetup.class.getName()).log(java.util.logging.Level.SEVERE, null, ex);</text:p>
      <text:p text:style-name="P6"><text:s text:c="8"/>}</text:p>
      <text:p text:style-name="P6"><text:s text:c="8"/>//&lt;/editor-fold&gt;</text:p>
      <text:p text:style-name="P6"><text:s text:c="8"/></text:p>
      <text:p text:style-name="P6"><text:s text:c="5"/>machineSetup= (MachineSetup)factory.createGui(3);</text:p>
      <text:p text:style-name="P6"><text:s text:c="5"/>this.machineSetup.setSystemObserver(ov);</text:p>
      <text:p text:style-name="P6"><text:s text:c="8"/>/* Create and display the form */</text:p>
      <text:p text:style-name="P6"><text:s text:c="8"/>java.awt.EventQueue.invokeLater(new Runnable() {</text:p>
      <text:p text:style-name="P6"><text:s text:c="12"/>public void run() {</text:p>
      <text:p text:style-name="P6"><text:s text:c="15"/>machineSetup.setVisible(true);</text:p>
      <text:p text:style-name="P6"><text:s text:c="12"/>}</text:p>
      <text:p text:style-name="P6"><text:s text:c="8"/>});</text:p>
      <text:p text:style-name="P6"><text:s text:c="4"/>}</text:p>
      <text:p text:style-name="P6"><text:s text:c="4"/>public void loginSetup(){</text:p>
      <text:p text:style-name="P6"><text:s text:c="9"/>/* Set the Nimbus look and feel */</text:p>
      <text:p text:style-name="P6"><text:s text:c="8"/>//&lt;editor-fold defaultstate="collapsed" desc=" Look and feel setting code (optional) "&gt;</text:p>
      <text:p text:style-name="P6"><text:s text:c="8"/>/* If Nimbus (introduced in Java SE 6) is not available, stay with the default look and feel.</text:p>
      <text:p text:style-name="P6"><text:s text:c="9"/>* For details see http://download.oracle.com/javase/tutorial/uiswing/lookandfeel/plaf.html </text:p>
      <text:p text:style-name="P6"><text:s text:c="9"/>*/</text:p>
      <text:p text:style-name="P6"><text:s text:c="8"/>try {</text:p>
      <text:p text:style-name="P6"><text:s text:c="12"/>for (javax.swing.UIManager.LookAndFeelInfo info : javax.swing.UIManager.getInstalledLookAndFeels()) {</text:p>
      <text:p text:style-name="P6"><text:s text:c="16"/>if ("Nimbus".equals(info.getName())) {</text:p>
      <text:p text:style-name="P6"><text:s text:c="20"/>javax.swing.UIManager.setLookAndFeel(info.getClassName());</text:p>
      <text:p text:style-name="P6"><text:s text:c="20"/>break;</text:p>
      <text:p text:style-name="P6"><text:s text:c="16"/>}</text:p>
      <text:p text:style-name="P6"><text:s text:c="12"/>}</text:p>
      <text:p text:style-name="P6"><text:s text:c="8"/>} catch (ClassNotFoundException ex) {</text:p>
      <text:p text:style-name="P6"><text:s text:c="12"/>java.util.logging.Logger.getLogger(ChangeLogin.class.getName()).log(java.util.logging.Level.SEVERE, null, ex);</text:p>
      <text:p text:style-name="P6"><text:s text:c="8"/>} catch (InstantiationException ex) {</text:p>
      <text:p text:style-name="P6"><text:s text:c="12"/>java.util.logging.Logger.getLogger(ChangeLogin.class.getName()).log(java.util.logging.Level.SEVERE, null, ex);</text:p>
      <text:p text:style-name="P6"><text:s text:c="8"/>} catch (IllegalAccessException ex) {</text:p>
      <text:p text:style-name="P6"><text:soft-page-break/><text:s text:c="12"/>java.util.logging.Logger.getLogger(ChangeLogin.class.getName()).log(java.util.logging.Level.SEVERE, null, ex);</text:p>
      <text:p text:style-name="P6"><text:s text:c="8"/>} catch (javax.swing.UnsupportedLookAndFeelException ex) {</text:p>
      <text:p text:style-name="P6"><text:s text:c="12"/>java.util.logging.Logger.getLogger(ChangeLogin.class.getName()).log(java.util.logging.Level.SEVERE, null, ex);</text:p>
      <text:p text:style-name="P6"><text:s text:c="8"/>}</text:p>
      <text:p text:style-name="P6"><text:s text:c="8"/>//&lt;/editor-fold&gt;</text:p>
      <text:p text:style-name="P6"><text:s text:c="9"/>changeLogin = (ChangeLogin)factory.createGui(4);</text:p>
      <text:p text:style-name="P6"><text:s text:c="9"/>this.changeLogin.setSystemObserver(ov);</text:p>
      <text:p text:style-name="P6"><text:s text:c="8"/>/* Create and display the form */</text:p>
      <text:p text:style-name="P6"><text:s text:c="8"/>java.awt.EventQueue.invokeLater(new Runnable() {</text:p>
      <text:p text:style-name="P6"><text:s text:c="12"/>public void run() {</text:p>
      <text:p text:style-name="P6"><text:s text:c="15"/>changeLogin.setVisible(true);</text:p>
      <text:p text:style-name="P6"><text:s text:c="12"/>}</text:p>
      <text:p text:style-name="P6"><text:s text:c="8"/>});</text:p>
      <text:p text:style-name="P6"><text:s text:c="4"/>}</text:p>
      <text:p text:style-name="P6"><text:s text:c="4"/>public void businessSetup(){</text:p>
      <text:p text:style-name="P6"><text:s text:c="8"/></text:p>
      <text:p text:style-name="P6"><text:s text:c="7"/>/* Set the Nimbus look and feel */</text:p>
      <text:p text:style-name="P6"><text:s text:c="8"/>//&lt;editor-fold defaultstate="collapsed" desc=" Look and feel setting code (optional) "&gt;</text:p>
      <text:p text:style-name="P6"><text:s text:c="8"/>/* If Nimbus (introduced in Java SE 6) is not available, stay with the default look and feel.</text:p>
      <text:p text:style-name="P6"><text:s text:c="9"/>* For details see http://download.oracle.com/javase/tutorial/uiswing/lookandfeel/plaf.html </text:p>
      <text:p text:style-name="P6"><text:s text:c="9"/>*/</text:p>
      <text:p text:style-name="P6"><text:s text:c="8"/>try {</text:p>
      <text:p text:style-name="P6"><text:s text:c="12"/>for (javax.swing.UIManager.LookAndFeelInfo info : javax.swing.UIManager.getInstalledLookAndFeels()) {</text:p>
      <text:p text:style-name="P6"><text:s text:c="16"/>if ("Nimbus".equals(info.getName())) {</text:p>
      <text:p text:style-name="P6"><text:s text:c="20"/>javax.swing.UIManager.setLookAndFeel(info.getClassName());</text:p>
      <text:p text:style-name="P6"><text:s text:c="20"/>break;</text:p>
      <text:p text:style-name="P6"><text:s text:c="16"/>}</text:p>
      <text:p text:style-name="P6"><text:s text:c="12"/>}</text:p>
      <text:p text:style-name="P6"><text:s text:c="8"/>} catch (ClassNotFoundException ex) {</text:p>
      <text:p text:style-name="P6"><text:s text:c="12"/>java.util.logging.Logger.getLogger(BusinessSetUp.class.getName()).log(java.util.logging.Level.SEVERE, null, ex);</text:p>
      <text:p text:style-name="P6"><text:s text:c="8"/>} catch (InstantiationException ex) {</text:p>
      <text:p text:style-name="P6"><text:s text:c="12"/>java.util.logging.Logger.getLogger(BusinessSetUp.class.getName()).log(java.util.logging.Level.SEVERE, null, ex);</text:p>
      <text:p text:style-name="P6"><text:s text:c="8"/>} catch (IllegalAccessException ex) {</text:p>
      <text:p text:style-name="P6"><text:s text:c="12"/>java.util.logging.Logger.getLogger(BusinessSetUp.class.getName()).log(java.util.logging.Level.SEVERE, null, ex);</text:p>
      <text:p text:style-name="P6"><text:s text:c="8"/>} catch (javax.swing.UnsupportedLookAndFeelException ex) {</text:p>
      <text:p text:style-name="P6"><text:s text:c="12"/>java.util.logging.Logger.getLogger(BusinessSetUp.class.getName()).log(java.util.logging.Level.SEVERE, null, ex);</text:p>
      <text:p text:style-name="P6"><text:s text:c="8"/>}</text:p>
      <text:p text:style-name="P6"><text:s text:c="8"/>//&lt;/editor-fold&gt;</text:p>
      <text:p text:style-name="P6"><text:s text:c="8"/></text:p>
      <text:p text:style-name="P6"><text:soft-page-break/><text:s text:c="8"/>// this hopefully wil be our ear to the events in class</text:p>
      <text:p text:style-name="P6"/>
      <text:p text:style-name="P6"><text:s text:c="12"/>/**</text:p>
      <text:p text:style-name="P6"><text:s text:c="13"/>*</text:p>
      <text:p text:style-name="P6"><text:s text:c="13"/>*/</text:p>
      <text:p text:style-name="P6"><text:s text:c="8"/>businessSetUp <text:s/>= (BusinessSetUp)factory.createGui(5);</text:p>
      <text:p text:style-name="P6"><text:s text:c="8"/>this.businessSetUp.setSystemObserver(ov);</text:p>
      <text:p text:style-name="P6"><text:s text:c="8"/>System.out.println(businessSetUp.getCurrencyType());</text:p>
      <text:p text:style-name="P6"><text:s text:c="8"/>/* Create and display the form */</text:p>
      <text:p text:style-name="P6"><text:s text:c="8"/>java.awt.EventQueue.invokeLater(new Runnable() {</text:p>
      <text:p text:style-name="P6"><text:s text:c="12"/>public void run() {</text:p>
      <text:p text:style-name="P6"><text:s text:c="15"/>businessSetUp.setVisible(true);</text:p>
      <text:p text:style-name="P6"><text:s text:c="12"/>}</text:p>
      <text:p text:style-name="P6"><text:s text:c="8"/>});</text:p>
      <text:p text:style-name="P6"><text:s text:c="4"/>}</text:p>
      <text:p text:style-name="P6"><text:s text:c="4"/>public void incidents(ArrayList&lt;String&gt; n){</text:p>
      <text:p text:style-name="P6"><text:s text:c="8"/>incidents <text:s/>= (ErrorReport)factory.createGui(8);</text:p>
      <text:p text:style-name="P6"><text:s text:c="8"/>incidents.setTable(n);</text:p>
      <text:p text:style-name="P6"><text:s text:c="7"/>java.awt.EventQueue.invokeLater(new Runnable() {</text:p>
      <text:p text:style-name="P6"><text:s text:c="12"/>public void run() {</text:p>
      <text:p text:style-name="P6"><text:s text:c="15"/>incidents.setVisible(true);</text:p>
      <text:p text:style-name="P6"><text:s text:c="12"/>}</text:p>
      <text:p text:style-name="P6"><text:s text:c="8"/>});</text:p>
      <text:p text:style-name="P6"><text:s text:c="4"/></text:p>
      <text:p text:style-name="P6"><text:s text:c="4"/>}</text:p>
      <text:p text:style-name="P6"><text:s text:c="4"/>public void runSimulator(){</text:p>
      <text:p text:style-name="P6"><text:s text:c="7"/>simulator = (Simulator)factory.createGui(6);</text:p>
      <text:p text:style-name="P6"><text:s text:c="7"/>this.simulator.setSystemObserver(ov);</text:p>
      <text:p text:style-name="P6"><text:s text:c="7"/>java.awt.EventQueue.invokeLater(new Runnable() {</text:p>
      <text:p text:style-name="P6"><text:s text:c="12"/>public void run() {</text:p>
      <text:p text:style-name="P6"><text:s text:c="14"/>simulator.setVisible(true);</text:p>
      <text:p text:style-name="P6"><text:s text:c="12"/>}</text:p>
      <text:p text:style-name="P6"><text:s text:c="8"/>});</text:p>
      <text:p text:style-name="P6"><text:s text:c="4"/>}</text:p>
      <text:p text:style-name="P6">}</text:p>
      <text:p text:style-name="P6"/>
      <text:p text:style-name="P6"/>
      <text:p text:style-name="P4">GUIFactory.java</text:p>
      <text:p text:style-name="P6">/*</text:p>
      <text:p text:style-name="P6"><text:s/>* To change this license header, choose License Headers in Project Properties.</text:p>
      <text:p text:style-name="P6"><text:s/>* To change this template file, choose Tools | Templates</text:p>
      <text:p text:style-name="P6"><text:s/>* and open the template in the editor.</text:p>
      <text:p text:style-name="P6"><text:s/>*/</text:p>
      <text:p text:style-name="P6">package EV_GUI_ADVOCATE;</text:p>
      <text:p text:style-name="P6">import EV_GUI_ADVOCATE.EV_GUI_CLASSES.BusinessSetUp;</text:p>
      <text:p text:style-name="P6">import EV_GUI_ADVOCATE.EV_GUI_CLASSES.ChangeLogin;</text:p>
      <text:p text:style-name="P6">import EV_GUI_ADVOCATE.EV_GUI_CLASSES.ErrorDialog;</text:p>
      <text:p text:style-name="P6">import EV_GUI_ADVOCATE.EV_GUI_CLASSES.ErrorReport;</text:p>
      <text:p text:style-name="P6">import EV_GUI_ADVOCATE.EV_GUI_CLASSES.Login;</text:p>
      <text:p text:style-name="P6">import EV_GUI_ADVOCATE.EV_GUI_CLASSES.MachineSetup;</text:p>
      <text:p text:style-name="P6">import EV_GUI_ADVOCATE.EV_GUI_CLASSES.MainMenu;</text:p>
      <text:p text:style-name="P6">import EV_GUI_ADVOCATE.EV_GUI_CLASSES.Simulator;</text:p>
      <text:p text:style-name="P6"><text:soft-page-break/>import javax.swing.*;</text:p>
      <text:p text:style-name="P6"/>
      <text:p text:style-name="P6">/**</text:p>
      <text:p text:style-name="P6"><text:s/>*</text:p>
      <text:p text:style-name="P6"><text:s/>* @author Anon</text:p>
      <text:p text:style-name="P6"><text:s/>*/</text:p>
      <text:p text:style-name="P6">public class GUIFactory {</text:p>
      <text:p text:style-name="P6"><text:s text:c="4"/></text:p>
      <text:p text:style-name="P6"><text:s text:c="4"/>GUIFactory(){</text:p>
      <text:p text:style-name="P6"><text:s text:c="4"/></text:p>
      <text:p text:style-name="P6"><text:s text:c="4"/>}</text:p>
      <text:p text:style-name="P6"><text:s text:c="4"/>public JFrame createGui(int id){ </text:p>
      <text:p text:style-name="P6"><text:s text:c="8"/>JFrame generic = null;</text:p>
      <text:p text:style-name="P6"><text:s text:c="8"/>switch(id){</text:p>
      <text:p text:style-name="P6"><text:s text:c="12"/>case 1: generic = new MainMenu();</text:p>
      <text:p text:style-name="P6"><text:s text:c="12"/>break;</text:p>
      <text:p text:style-name="P6"><text:s text:c="12"/>case 2: generic = new Login();</text:p>
      <text:p text:style-name="P6"><text:s text:c="12"/>break;</text:p>
      <text:p text:style-name="P6"><text:s text:c="12"/>case 3: generic = new MachineSetup();</text:p>
      <text:p text:style-name="P6"><text:s text:c="12"/>break;</text:p>
      <text:p text:style-name="P6"><text:s text:c="12"/>case 4: generic = new ChangeLogin();</text:p>
      <text:p text:style-name="P6"><text:s text:c="12"/>break;</text:p>
      <text:p text:style-name="P6"><text:s text:c="12"/>case 5: generic = new BusinessSetUp();</text:p>
      <text:p text:style-name="P6"><text:s text:c="12"/>break;</text:p>
      <text:p text:style-name="P6"><text:s text:c="12"/>case 6: generic = new Simulator();</text:p>
      <text:p text:style-name="P6"><text:s text:c="12"/>break;</text:p>
      <text:p text:style-name="P6"><text:s text:c="12"/>case 7: generic = new ErrorDialog();</text:p>
      <text:p text:style-name="P6"><text:s text:c="12"/>break;</text:p>
      <text:p text:style-name="P6"><text:s text:c="12"/>case 8: generic = new ErrorReport();</text:p>
      <text:p text:style-name="P6"><text:s text:c="8"/>}</text:p>
      <text:p text:style-name="P6"><text:s text:c="8"/></text:p>
      <text:p text:style-name="P6"><text:s text:c="8"/>return generic ;</text:p>
      <text:p text:style-name="P6"><text:s text:c="4"/>}</text:p>
      <text:p text:style-name="P6">}</text:p>
      <text:p text:style-name="P6"/>
      <text:p text:style-name="P4">EV_MAIN Packages</text:p>
      <text:p text:style-name="P6"/>
      <text:p text:style-name="P4">Simulation.java</text:p>
      <text:p text:style-name="P6">/*</text:p>
      <text:p text:style-name="P6"><text:s/>* To change this license header, choose License Headers in Project Properties.</text:p>
      <text:p text:style-name="P6"><text:s/>* To change this template file, choose Tools | Templates</text:p>
      <text:p text:style-name="P6"><text:s/>* and open the template in the editor.</text:p>
      <text:p text:style-name="P6"><text:s/>*/</text:p>
      <text:p text:style-name="P6">package EV_MAIN;</text:p>
      <text:p text:style-name="P6"/>
      <text:p text:style-name="P6">import EV_GUI_ADVOCATE.EsyVendingGUI;</text:p>
      <text:p text:style-name="P6">import java.util.ArrayList;</text:p>
      <text:p text:style-name="P6"/>
      <text:p text:style-name="P6">/**</text:p>
      <text:p text:style-name="P6"><text:s/>*</text:p>
      <text:p text:style-name="P6"><text:s/>* @author Anon</text:p>
      <text:p text:style-name="P6"><text:s/>*/</text:p>
      <text:p text:style-name="P6"><text:soft-page-break/>public class Simulation {</text:p>
      <text:p text:style-name="P6"><text:s text:c="4"/>public static void main(String args[]){</text:p>
      <text:p text:style-name="P6"><text:s text:c="8"/>EsyVendingGUI gui = new EsyVendingGUI();</text:p>
      <text:p text:style-name="P6"><text:s text:c="8"/></text:p>
      <text:p text:style-name="P6"><text:s text:c="8"/>gui.runSimulator();</text:p>
      <text:p text:style-name="P6"><text:s text:c="7"/></text:p>
      <text:p text:style-name="P6"><text:s text:c="8"/>/*</text:p>
      <text:p text:style-name="P6"><text:s text:c="8"/>ArrayList&lt;String&gt; Dummy = new ArrayList&lt;String&gt;();</text:p>
      <text:p text:style-name="P6"><text:s text:c="8"/>String a = "test,this,shit,until,head explodes";</text:p>
      <text:p text:style-name="P6"><text:s text:c="8"/>String b = "test,this,shit,until,head explodes";</text:p>
      <text:p text:style-name="P6"><text:s text:c="8"/>String c = "test,this,shit,until,head explodes";</text:p>
      <text:p text:style-name="P6"><text:s text:c="8"/>String d = "test,this,shit,until,head explodes";</text:p>
      <text:p text:style-name="P6"><text:s text:c="8"/>String e = "test,this,shit,until,head explodes";</text:p>
      <text:p text:style-name="P6"><text:s text:c="8"/>Dummy.add(0,a);</text:p>
      <text:p text:style-name="P6"><text:s text:c="8"/>Dummy.add(1,b);</text:p>
      <text:p text:style-name="P6"><text:s text:c="8"/>Dummy.add(2,c);</text:p>
      <text:p text:style-name="P6"><text:s text:c="8"/>Dummy.add(3,d);</text:p>
      <text:p text:style-name="P6"><text:s text:c="8"/>Dummy.add(4,e);</text:p>
      <text:p text:style-name="P6"><text:s text:c="7"/>*/</text:p>
      <text:p text:style-name="P6"><text:s text:c="4"/>}</text:p>
      <text:p text:style-name="P6">}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20:36:54.480994707</meta:creation-date>
    <dc:date>2016-04-25T21:11:58.551192724</dc:date>
    <meta:editing-duration>PT16M1S</meta:editing-duration>
    <meta:editing-cycles>1</meta:editing-cycles>
    <meta:document-statistic meta:table-count="0" meta:image-count="0" meta:object-count="0" meta:page-count="80" meta:paragraph-count="3711" meta:word-count="10025" meta:character-count="120212" meta:non-whitespace-character-count="84638"/>
    <meta:generator>LibreOffice/4.3.3.2$Linux_x86 LibreOffice_project/430m0$Build-2</meta:generator>
  </office:meta>
</office:document-meta>
</file>